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Times New Roman" fo:font-size="11pt" officeooo:rsid="019af58c" officeooo:paragraph-rsid="019af58c" style:font-size-asian="11pt" style:font-size-complex="11pt"/>
    </style:style>
    <style:style style:name="P2" style:family="paragraph" style:parent-style-name="Standard">
      <style:text-properties style:font-name="Times New Roman" fo:font-size="11pt" officeooo:rsid="019e8bd5" officeooo:paragraph-rsid="019e8bd5" style:font-size-asian="11pt" style:font-size-complex="11pt"/>
    </style:style>
    <style:style style:name="P3" style:family="paragraph" style:parent-style-name="Standard">
      <style:text-properties style:font-name="Times New Roman" fo:font-size="11pt" officeooo:rsid="019af58c" officeooo:paragraph-rsid="019e8bd5" style:font-size-asian="11pt" style:font-size-complex="11pt"/>
    </style:style>
    <style:style style:name="P4" style:family="paragraph" style:parent-style-name="Standard">
      <style:text-properties style:font-name="Times New Roman" fo:font-size="11pt" officeooo:rsid="019dc69b" officeooo:paragraph-rsid="019dc69b" style:font-size-asian="11pt" style:font-size-complex="11pt"/>
    </style:style>
    <style:style style:name="P5" style:family="paragraph" style:parent-style-name="Standard">
      <style:text-properties style:text-position="0% 100%" style:font-name="Times New Roman" fo:font-size="11pt" officeooo:rsid="019dc69b" officeooo:paragraph-rsid="019fb3c2" style:font-size-asian="11pt" style:font-size-complex="11pt"/>
    </style:style>
    <style:style style:name="P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 style:parent-style-name="Standard">
      <style:text-properties style:font-name="Times New Roman" fo:font-size="11pt" officeooo:rsid="019fb3c2" officeooo:paragraph-rsid="019fb3c2" style:font-size-asian="11pt" style:font-size-complex="11pt"/>
    </style:style>
    <style:style style:name="P9" style:family="paragraph" style:parent-style-name="Standard">
      <style:text-properties style:font-name="Times New Roman" fo:font-size="11pt" officeooo:rsid="019af58c" officeooo:paragraph-rsid="01a023b0" style:font-size-asian="11pt" style:font-size-complex="11pt"/>
    </style:style>
    <style:style style:name="P10" style:family="paragraph" style:parent-style-name="Standard">
      <style:text-properties style:font-name="Times New Roman" fo:font-size="11pt" officeooo:rsid="019dc69b" officeooo:paragraph-rsid="01a023b0" style:font-size-asian="11pt" style:font-size-complex="11pt"/>
    </style:style>
    <style:style style:name="P11" style:family="paragraph" style:parent-style-name="Standard">
      <style:text-properties style:text-position="0% 100%" style:font-name="Times New Roman" fo:font-size="11pt" officeooo:rsid="019dc69b" officeooo:paragraph-rsid="01a1fa26" style:font-size-asian="11pt" style:font-size-complex="11pt"/>
    </style:style>
    <style:style style:name="P12" style:family="paragraph" style:parent-style-name="Standard">
      <style:text-properties style:text-position="0% 100%" style:font-name="Times New Roman" fo:font-size="11pt" officeooo:rsid="01a3ef94" officeooo:paragraph-rsid="01a3ef94" style:font-size-asian="11pt" style:font-size-complex="11pt"/>
    </style:style>
    <style:style style:name="P13" style:family="paragraph" style:parent-style-name="Standard">
      <style:text-properties style:text-position="0% 100%" style:font-name="Times New Roman" fo:font-size="11pt" officeooo:rsid="01a3ef94" officeooo:paragraph-rsid="01aaaf27" style:font-size-asian="11pt" style:font-size-complex="11pt"/>
    </style:style>
    <style:style style:name="P14" style:family="paragraph" style:parent-style-name="Standard">
      <style:text-properties style:text-position="0% 100%" style:font-name="Times New Roman" fo:font-size="11pt" officeooo:rsid="01a3ef94" officeooo:paragraph-rsid="01ab2d8f" style:font-size-asian="11pt" style:font-size-complex="11pt"/>
    </style:style>
    <style:style style:name="P15" style:family="paragraph" style:parent-style-name="Standard">
      <style:text-properties style:text-position="0% 100%" style:font-name="Times New Roman" fo:font-size="11pt" officeooo:rsid="01ac515b" officeooo:paragraph-rsid="01ac515b" style:font-size-asian="11pt" style:font-size-complex="11pt"/>
    </style:style>
    <style:style style:name="P16" style:family="paragraph" style:parent-style-name="Standard">
      <style:text-properties style:text-position="0% 100%" style:font-name="Times New Roman" fo:font-size="11pt" officeooo:rsid="01ac63d7" officeooo:paragraph-rsid="01ac63d7" style:font-size-asian="11pt" style:font-size-complex="11pt"/>
    </style:style>
    <style:style style:name="P17" style:family="paragraph" style:parent-style-name="Standard">
      <style:text-properties style:text-position="0% 100%" style:font-name="CMU Serif" fo:font-size="11pt" fo:font-style="normal" officeooo:rsid="01a3ef94" officeooo:paragraph-rsid="01a3ef94" style:font-size-asian="11pt" style:font-style-asian="normal" style:font-size-complex="11pt" style:font-style-complex="normal"/>
    </style:style>
    <style:style style:name="P18" style:family="paragraph" style:parent-style-name="Standard">
      <style:text-properties style:text-position="0% 100%" style:font-name="Times New Roman" fo:font-size="11pt" officeooo:rsid="01ae651c" officeooo:paragraph-rsid="01ae651c" style:font-size-asian="11pt" style:font-size-complex="11pt"/>
    </style:style>
    <style:style style:name="P19" style:family="paragraph" style:parent-style-name="Standard">
      <style:text-properties style:text-position="0% 100%" style:font-name="Times New Roman" fo:font-size="11pt" officeooo:rsid="01af7856" officeooo:paragraph-rsid="01af7856" style:font-size-asian="11pt" style:font-size-complex="11pt"/>
    </style:style>
    <style:style style:name="P20" style:family="paragraph" style:parent-style-name="Standard">
      <style:text-properties style:text-position="0% 100%" style:font-name="Times New Roman" fo:font-size="11pt" fo:font-style="normal" officeooo:rsid="01af7856" officeooo:paragraph-rsid="01b0edaf" style:font-size-asian="11pt" style:font-style-asian="normal" style:font-size-complex="11pt" style:font-style-complex="normal"/>
    </style:style>
    <style:style style:name="P21" style:family="paragraph" style:parent-style-name="Standard">
      <style:text-properties style:text-position="0% 100%" style:font-name="Times New Roman" fo:font-size="11pt" fo:font-style="normal" officeooo:rsid="01af7856" officeooo:paragraph-rsid="01af7856" style:font-size-asian="11pt" style:font-style-asian="normal" style:font-size-complex="11pt" style:font-style-complex="normal"/>
    </style:style>
    <style:style style:name="P22" style:family="paragraph" style:parent-style-name="Standard">
      <style:text-properties style:text-position="0% 100%" style:font-name="CMU Serif" fo:font-size="11pt" fo:font-style="normal" officeooo:rsid="01a3ef94" officeooo:paragraph-rsid="01b3b6b3" style:font-size-asian="11pt" style:font-style-asian="normal" style:font-size-complex="11pt" style:font-style-complex="normal"/>
    </style:style>
    <style:style style:name="P23" style:family="paragraph" style:parent-style-name="Standard">
      <style:text-properties style:text-position="0% 100%" style:font-name="CMU Serif" fo:font-size="11pt" fo:font-style="normal" officeooo:rsid="01ae651c" officeooo:paragraph-rsid="01b3b6b3" style:font-size-asian="11pt" style:font-style-asian="normal" style:font-size-complex="11pt" style:font-style-complex="normal"/>
    </style:style>
    <style:style style:name="P24" style:family="paragraph" style:parent-style-name="Standard">
      <style:text-properties style:text-position="0% 100%" style:font-name="Times New Roman" fo:font-size="11pt" fo:font-style="normal" officeooo:rsid="01af7856" officeooo:paragraph-rsid="01b3b6b3" style:font-size-asian="11pt" style:font-style-asian="normal" style:font-size-complex="11pt" style:font-style-complex="normal"/>
    </style:style>
    <style:style style:name="P25" style:family="paragraph" style:parent-style-name="Standard">
      <style:text-properties style:text-position="0% 100%" style:font-name="Times New Roman" fo:font-size="11pt" fo:font-style="normal" fo:font-weight="normal" officeooo:rsid="01af7856" officeooo:paragraph-rsid="01b4e38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text-position="0% 100%" style:font-name="Times New Roman" fo:font-size="11pt" fo:font-style="normal" officeooo:rsid="01af7856" officeooo:paragraph-rsid="01b6696d" style:font-size-asian="11pt" style:font-style-asian="normal" style:font-size-complex="11pt" style:font-style-complex="normal"/>
    </style:style>
    <style:style style:name="P27" style:family="paragraph" style:parent-style-name="Standard">
      <style:text-properties style:text-position="0% 100%" style:font-name="Times New Roman" fo:font-size="11pt" fo:font-style="normal" fo:font-weight="normal" officeooo:rsid="01af7856" officeooo:paragraph-rsid="01b6696d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Times New Roman" fo:font-size="11pt" officeooo:rsid="01a3ef94" officeooo:paragraph-rsid="01a3ef94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Times New Roman" fo:font-size="11pt" officeooo:rsid="01a3ef94" officeooo:paragraph-rsid="01a3ef94" style:font-size-asian="11pt" style:font-size-complex="11pt"/>
    </style:style>
    <style:style style:name="P30" style:family="paragraph" style:parent-style-name="Standard">
      <style:paragraph-properties fo:break-before="page"/>
      <style:text-properties style:font-name="Times New Roman" fo:font-size="11pt" officeooo:rsid="0265969c" officeooo:paragraph-rsid="0265969c" style:font-size-asian="11pt" style:font-size-complex="11pt"/>
    </style:style>
    <style:style style:name="P31" style:family="paragraph" style:parent-style-name="Standard">
      <style:text-properties style:font-name="Times New Roman" fo:font-size="11pt" officeooo:rsid="0265969c" officeooo:paragraph-rsid="0265969c" style:font-size-asian="11pt" style:font-size-complex="11pt"/>
    </style:style>
    <style:style style:name="P32" style:family="paragraph" style:parent-style-name="Standard">
      <style:text-properties style:font-name="Times New Roman" fo:font-size="11pt" officeooo:rsid="0265969c" officeooo:paragraph-rsid="02690364" style:font-size-asian="11pt" style:font-size-complex="11pt"/>
    </style:style>
    <style:style style:name="P33" style:family="paragraph" style:parent-style-name="Standard">
      <style:text-properties style:text-position="0% 100%" style:font-name="Times New Roman" fo:font-size="11pt" officeooo:rsid="01a3ef94" officeooo:paragraph-rsid="026aa737" style:font-size-asian="11pt" style:font-size-complex="11pt"/>
    </style:style>
    <style:style style:name="P34" style:family="paragraph" style:parent-style-name="Standard">
      <style:text-properties style:text-position="0% 100%" style:font-name="Times New Roman" fo:font-size="11pt" fo:font-style="normal" officeooo:rsid="01af7856" officeooo:paragraph-rsid="026b7eee" style:font-size-asian="11pt" style:font-style-asian="normal" style:font-size-complex="11pt" style:font-style-complex="normal"/>
    </style:style>
    <style:style style:name="P35" style:family="paragraph" style:parent-style-name="Standard">
      <style:text-properties style:text-position="0% 100%" style:font-name="Times New Roman" fo:font-size="11pt" fo:font-style="normal" fo:font-weight="normal" officeooo:rsid="01af7856" officeooo:paragraph-rsid="026b7ee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style:text-position="0% 100%" style:font-name="Times New Roman" fo:font-size="11pt" fo:font-style="normal" fo:font-weight="normal" officeooo:rsid="027169ae" officeooo:paragraph-rsid="027169a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style:text-position="0% 100%" style:font-name="Times New Roman" fo:font-size="11pt" fo:font-style="normal" fo:font-weight="normal" officeooo:rsid="01af7856" officeooo:paragraph-rsid="02726650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style:text-position="0% 100%" style:font-name="Times New Roman" fo:font-size="11pt" fo:font-weight="normal" officeooo:rsid="024b2990" officeooo:paragraph-rsid="019af58c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text-position="0% 100%" style:font-name="Times New Roman" fo:font-size="11pt" officeooo:rsid="01a3ef94" officeooo:paragraph-rsid="02601721" style:font-size-asian="11pt" style:font-size-complex="11pt"/>
    </style:style>
    <style:style style:name="P40" style:family="paragraph" style:parent-style-name="Standard">
      <style:text-properties style:text-position="0% 100%" style:font-name="Times New Roman" fo:font-size="11pt" fo:font-style="normal" fo:font-weight="normal" officeooo:rsid="01af7856" officeooo:paragraph-rsid="02601721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style:text-position="0% 100%" style:font-name="Times New Roman" fo:font-size="11pt" fo:font-style="normal" fo:font-weight="normal" officeooo:rsid="026175b6" officeooo:paragraph-rsid="026175b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style:text-position="0% 100%" style:font-name="Times New Roman" fo:font-size="11pt" fo:font-style="normal" officeooo:rsid="01af7856" officeooo:paragraph-rsid="026175b6" style:font-size-asian="11pt" style:font-style-asian="normal" style:font-size-complex="11pt" style:font-style-complex="normal"/>
    </style:style>
    <style:style style:name="T1" style:family="text">
      <style:text-properties fo:font-weight="bold" officeooo:rsid="019d00c9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9fb3c2"/>
    </style:style>
    <style:style style:name="T4" style:family="text">
      <style:text-properties officeooo:rsid="01a023b0"/>
    </style:style>
    <style:style style:name="T5" style:family="text">
      <style:text-properties officeooo:rsid="019dc69b"/>
    </style:style>
    <style:style style:name="T6" style:family="text">
      <style:text-properties officeooo:rsid="01a17038"/>
    </style:style>
    <style:style style:name="T7" style:family="text">
      <style:text-properties officeooo:rsid="01a42d08"/>
    </style:style>
    <style:style style:name="T8" style:family="text">
      <style:text-properties style:font-name="CMU Serif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CMU Serif" fo:font-style="italic" style:font-style-asian="italic" style:font-style-complex="italic"/>
    </style:style>
    <style:style style:name="T13" style:family="text">
      <style:text-properties style:font-name="CMU Serif"/>
    </style:style>
    <style:style style:name="T14" style:family="text">
      <style:text-properties style:text-position="sub 58%" style:font-name="CMU Serif"/>
    </style:style>
    <style:style style:name="T15" style:family="text">
      <style:text-properties style:text-position="super 58%" style:font-name="CMU Serif"/>
    </style:style>
    <style:style style:name="T16" style:family="text">
      <style:text-properties style:font-name="CMU Serif" officeooo:rsid="01b0edaf"/>
    </style:style>
    <style:style style:name="T17" style:family="text">
      <style:text-properties style:font-name="CMU Serif" officeooo:rsid="01b2b04f"/>
    </style:style>
    <style:style style:name="T18" style:family="text">
      <style:text-properties style:font-name="CMU Serif" officeooo:rsid="01b4e389"/>
    </style:style>
    <style:style style:name="T19" style:family="text">
      <style:text-properties style:font-name="CMU Serif" officeooo:rsid="01b3b6b3"/>
    </style:style>
    <style:style style:name="T20" style:family="text">
      <style:text-properties style:font-name="CMU Serif" officeooo:rsid="01b6696d"/>
    </style:style>
    <style:style style:name="T21" style:family="text">
      <style:text-properties style:text-position="super 58%" style:font-name="CMU Serif" officeooo:rsid="01b0edaf"/>
    </style:style>
    <style:style style:name="T22" style:family="text">
      <style:text-properties style:text-position="sub 58%" style:font-name="CMU Serif" officeooo:rsid="01b6696d"/>
    </style:style>
    <style:style style:name="T23" style:family="text">
      <style:text-properties style:text-position="super 58%" style:font-name="CMU Serif" officeooo:rsid="01b6696d"/>
    </style:style>
    <style:style style:name="T24" style:family="text">
      <style:text-properties officeooo:rsid="01b6696d"/>
    </style:style>
    <style:style style:name="T25" style:family="text">
      <style:text-properties style:font-name="Ubuntu Mono" fo:font-size="9pt" style:font-size-asian="9pt" style:font-size-complex="9pt"/>
    </style:style>
    <style:style style:name="T26" style:family="text">
      <style:text-properties style:text-position="sub 58%" style:font-name="CMU Serif" fo:font-style="italic" style:font-style-asian="italic" style:font-style-complex="italic"/>
    </style:style>
    <style:style style:name="T27" style:family="text">
      <style:text-properties style:font-name="CMU Serif" officeooo:rsid="026b7eee"/>
    </style:style>
    <style:style style:name="T28" style:family="text">
      <style:text-properties style:text-position="sub 58%" style:font-name="CMU Serif" officeooo:rsid="026b7eee"/>
    </style:style>
    <style:style style:name="T29" style:family="text">
      <style:text-properties style:font-name="CMU Serif" officeooo:rsid="026d2bf5"/>
    </style:style>
    <style:style style:name="T30" style:family="text">
      <style:text-properties style:text-position="super 58%" style:font-name="CMU Serif" officeooo:rsid="026d2bf5"/>
    </style:style>
    <style:style style:name="T31" style:family="text">
      <style:text-properties style:font-name="CMU Serif" officeooo:rsid="026eb8e1"/>
    </style:style>
    <style:style style:name="T32" style:family="text">
      <style:text-properties style:font-name="CMU Serif" officeooo:rsid="0270900d"/>
    </style:style>
    <style:style style:name="T33" style:family="text">
      <style:text-properties style:font-name="CMU Serif" officeooo:rsid="02726650"/>
    </style:style>
    <style:style style:name="T34" style:family="text">
      <style:text-properties style:font-name="CMU Serif" officeooo:rsid="019d00c9"/>
    </style:style>
    <style:style style:name="T35" style:family="text">
      <style:text-properties style:text-position="sub 58%" style:font-name="CMU Serif" officeooo:rsid="02601721"/>
    </style:style>
    <style:style style:name="T36" style:family="text">
      <style:text-properties style:font-name="CMU Serif" officeooo:rsid="02601721"/>
    </style:style>
    <style:style style:name="T37" style:family="text">
      <style:text-properties style:font-name="CMU Serif" officeooo:rsid="0260dd31"/>
    </style:style>
    <style:style style:name="T38" style:family="text">
      <style:text-properties style:font-name="CMU Serif" fo:font-weight="normal" officeooo:rsid="019d00c9" style:font-weight-asian="normal" style:font-weight-complex="normal"/>
    </style:style>
    <style:style style:name="T39" style:family="text">
      <style:text-properties style:text-position="sub 58%" style:font-name="CMU Serif" fo:font-weight="normal" officeooo:rsid="02601721" style:font-weight-asian="normal" style:font-weight-complex="normal"/>
    </style:style>
    <style:style style:name="T40" style:family="text">
      <style:text-properties style:font-name="CMU Serif" fo:font-weight="normal" officeooo:rsid="02601721" style:font-weight-asian="normal" style:font-weight-complex="normal"/>
    </style:style>
    <style:style style:name="T41" style:family="text">
      <style:text-properties style:text-position="super 58%" style:font-name="CMU Serif" officeooo:rsid="02618a78"/>
    </style:style>
    <style:style style:name="T42" style:family="text">
      <style:text-properties style:font-name="CMU Serif" officeooo:rsid="02618a78"/>
    </style:style>
    <style:style style:name="T43" style:family="text">
      <style:text-properties style:font-name="CMU Serif" officeooo:rsid="02619749"/>
    </style:style>
    <style:style style:name="T44" style:family="text">
      <style:text-properties style:font-name="CMU Serif" officeooo:rsid="0261f6c7"/>
    </style:style>
    <style:style style:name="T45" style:family="text">
      <style:text-properties style:font-name="CMU Serif" officeooo:rsid="02628073"/>
    </style:style>
    <style:style style:name="T46" style:family="text">
      <style:text-properties style:text-position="super 58%" style:font-name="CMU Serif" officeooo:rsid="02628073"/>
    </style:style>
    <style:style style:name="T47" style:family="text">
      <style:text-properties style:font-name="CMU Serif" officeooo:rsid="0263aee7"/>
    </style: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w </text:span><text:span text:style-name="T2">Compress &amp; Decompress </text:span><text:span text:style-name="T1">Function Works in CRYSTALS-Kyber</text:span></text:p>
      <text:p text:style-name="P2">Compress</text:p>
      <text:p text:style-name="P3"><text:span text:style-name="T3">example, <text:s/></text:span><text:span text:style-name="T4">used on</text:span><text:span text:style-name="T3"> </text:span>Algorithm 5 – <text:span text:style-name="T5">Kyber PKE Encryption</text:span></text:p>
      <text:p text:style-name="P4">line 21</text:p>
      <text:p text:style-name="P5"><draw:g text:anchor-type="as-char" svg:y="-0.1134in" draw:z-index="0" draw:name="Shape37" draw:style-name="gr1"><svg:title>TexMaths</svg:title><svg:desc>11§display§c_{1} := Encode_{d_{u}}(Compress_{q}(u, d_{u}))§svg§600§FALSE§</svg:desc><draw:path draw:style-name="gr2" draw:text-style-name="P6" svg:width="2.3004in" svg:height="0.1409in" svg:x="0.0008in" svg:y="0.0071in" svg:viewBox="0 0 5844 359" svg:d="M0 0c1948 0 3896 0 5844 0 0 120 0 239 0 359-1948 0-3896 0-5844 0 0-120 0-239 0-359z"><text:p/></draw:path><draw:path draw:style-name="gr3" draw:text-style-name="P7" svg:width="0.0587in" svg:height="0.0685in" svg:x="-0.0004in" svg:y="0.0453in" svg:viewBox="0 0 150 175" svg:d="M136 24c-5 0-11 0-16 6-7 5-7 12-7 14 0 10 7 14 15 14 11 0 20-9 20-25 0-19-17-33-45-33-52 0-103 55-103 109 0 35 22 66 63 66 55 0 87-41 87-46 0-2-3-4-5-4s-2 0-4 3c-31 38-74 38-78 38-25 0-34-18-34-41 0-17 7-54 20-78 13-22 33-38 54-38 14 0 28 4 33 15z"><text:p/></draw:path><draw:path draw:style-name="gr3" draw:text-style-name="P7" svg:width="0.0386in" svg:height="0.0701in" svg:x="0.0709in" svg:y="0.0661in" svg:viewBox="0 0 99 179" svg:d="M62 7c0-7-2-7-9-7-17 17-42 17-53 17 0 3 0 6 0 9 7 0 24 0 40-7 0 46 0 91 0 138 0 8 0 12-28 12-3 0-7 0-10 0 0 3 0 6 0 10 5 0 39-2 49-2 7 0 41 2 48 2 0-4 0-7 0-10-3 0-8 0-11 0-26 0-26-4-26-12 0-51 0-101 0-150z"><text:p/></draw:path><draw:path draw:style-name="gr3" draw:text-style-name="P7" svg:width="0.0157in" svg:height="0.065in" svg:x="0.1827in" svg:y="0.048in" svg:viewBox="0 0 41 166" svg:d="M41 20c0-11-10-20-21-20-12 0-20 8-20 20 0 11 8 21 20 21 11 0 21-9 21-21zM41 146c0-12-10-20-21-20-12 0-20 8-20 20 0 11 8 20 20 20 11 0 21-9 21-20z"><text:p/></draw:path><draw:path draw:style-name="gr3" draw:text-style-name="P7" svg:width="0.1008in" svg:height="0.035in" svg:x="0.2205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7" svg:width="0.1102in" svg:height="0.1024in" svg:x="0.378in" svg:y="0.0098in" svg:viewBox="0 0 281 261" svg:d="M260 172c1-2 2-4 2-6-2-2 0-4-6-4-3 0-3 3-4 6-25 55-40 81-106 81-18 0-37 0-56 0-5 0-6 0-9 0-4-1-5-1-5-4 0-1 0-2 2-9 9-34 18-70 26-105 14 0 26 0 39 0 33 0 33 9 33 19 0 2 0 7-3 19-1 1-1 2-1 4 0 1 2 3 5 3s4-1 6-7c7-31 14-61 22-91 0-2-3-3-5-3-3 0-4 2-5 7-9 29-16 38-51 38-12 0-24 0-36 0 7-32 15-63 23-94 3-13 3-14 21-14 17 0 36 0 54 0 47 0 59 11 59 42 0 10 0 11-2 21 0 2 0 4 0 7 0 1 1 4 4 4 5 0 5-2 6-9 2-22 5-45 7-67 2-10 0-10-9-10-65 0-131 0-196 0-8 0-11 0-11 8 0 4 3 4 11 4 14 0 24 0 24 7 0 1 0 2-1 9-18 67-34 135-52 202-3 16-4 19-35 19-7 0-11 0-11 8 0 4 4 4 11 4 67 0 134 0 201 0 9 0 9-1 12-6 12-28 23-55 36-83z"><text:p/></draw:path><draw:path draw:style-name="gr3" draw:text-style-name="P7" svg:width="0.0819in" svg:height="0.0685in" svg:x="0.498in" svg:y="0.0453in" svg:viewBox="0 0 209 175" svg:d="M23 148c-1 5-3 14-3 16 0 7 4 11 11 11 4 0 11-3 14-11 0-1 4-18 7-28 3-13 5-25 8-36 3-7 5-16 7-25 2-7 4-18 6-20 5-11 26-46 62-46 18 0 21 14 21 26 0 25-19 74-25 91-3 8-3 13-3 17 0 18 13 32 30 32 37 0 51-57 51-59 0-5-3-5-4-5-4 0-4 1-6 7-8 26-21 48-40 48-6 0-8-4-8-13s3-19 6-27c8-20 23-63 23-85 0-26-16-41-44-41-35 0-54 24-60 33-2-21-18-33-35-33-18 0-26 15-30 22-6 13-11 36-11 38 0 3 3 3 4 3 5 0 5 0 7-9 7-26 14-45 29-45 7 0 12 4 12 17 0 8-1 13-7 32-8 30-14 60-22 90z"><text:p/></draw:path><draw:path draw:style-name="gr3" draw:text-style-name="P7" svg:width="0.0591in" svg:height="0.0685in" svg:x="0.5913in" svg:y="0.0453in" svg:viewBox="0 0 151 175" svg:d="M137 24c-6 0-12 0-17 6-6 5-7 12-7 14 0 10 7 14 15 14 11 0 22-9 22-25 0-19-19-33-47-33-51 0-103 55-103 109 0 35 22 66 63 66 55 0 88-41 88-46 0-2-3-4-5-4s-3 0-5 3c-31 38-73 38-77 38-24 0-35-18-35-41 0-17 7-54 20-78 13-22 33-38 55-38 14 0 28 4 33 15z"><text:p/></draw:path><draw:path draw:style-name="gr3" draw:text-style-name="P7" svg:width="0.065in" svg:height="0.0685in" svg:x="0.6571in" svg:y="0.0453in" svg:viewBox="0 0 166 175" svg:d="M166 65c0-40-27-65-63-65-51 0-103 55-103 109 0 39 26 66 62 66 51 0 104-54 104-110zM63 166c-17 0-34-12-34-41 0-19 9-61 23-81 18-30 40-35 51-35 22 0 34 19 34 42 0 14-7 55-22 80-14 22-35 35-52 35z"><text:p/></draw:path><draw:path draw:style-name="gr3" draw:text-style-name="P7" svg:width="0.072in" svg:height="0.1063in" svg:x="0.7307in" svg:y="0.0071in" svg:viewBox="0 0 184 271" svg:d="M184 4c0-1 0-4-5-4s-43 3-49 4c-4 0-6 3-6 7s4 4 10 4c19 0 19 4 19 7 0 2-1 6-1 8-8 31-16 60-23 91-7-14-18-24-36-24-45 0-93 56-93 114 0 35 21 60 52 60 7 0 26-2 50-30 2 17 17 30 35 30 14 0 22-9 29-22s8-24 11-36c0-5-3-5-4-5-5 0-5 3-6 7-6 24-13 47-30 47-9 0-11-10-11-17 0-10 0-12 3-19 18-74 36-148 55-222zM103 220c-1 7-1 8-7 15-17 21-33 27-43 27-20 0-26-21-26-36 0-19 13-66 21-84 12-22 30-36 45-36 26 0 31 31 31 34 0 2-1 4-1 6-6 25-13 50-20 74z"><text:p/></draw:path><draw:path draw:style-name="gr3" draw:text-style-name="P7" svg:width="0.0579in" svg:height="0.0685in" svg:x="0.8106in" svg:y="0.0453in" svg:viewBox="0 0 148 175" svg:d="M55 82c11 0 40-2 58-9 28-12 30-34 30-40 0-18-15-33-42-33-43 0-101 37-101 105 0 39 23 70 60 70 57 0 88-41 88-46 0-2-2-4-4-4s-3 0-5 3c-30 38-73 38-77 38-30 0-35-32-35-45 0-4 2-16 7-39 7 0 14 0 21 0zM36 73c16-59 55-64 65-64 19 0 29 11 29 24 0 40-62 40-77 40-6 0-11 0-17 0z"><text:p/></draw:path><draw:path draw:style-name="gr3" draw:text-style-name="P7" svg:width="0.0543in" svg:height="0.0748in" svg:x="0.8811in" svg:y="0.0626in" svg:viewBox="0 0 139 191" svg:d="M137 9c0-1 2-3 2-5s-2-4-5-4c-5 0-27 2-34 3-2 0-7 0-7 6 0 4 5 4 8 4 12 0 12 1 12 4 0 2 0 4-1 6-5 21-10 41-15 62-6-9-15-17-28-17-34 0-69 39-69 78 0 26 18 45 41 45 14 0 27-9 38-19 5 15 21 19 28 19 10 0 16-7 21-15 6-11 9-26 9-27 0-3-3-3-4-3-3 0-4 1-5 8-4 12-9 29-20 29-8 0-9-7-9-13s0-8 1-11c12-51 25-101 37-150zM80 154c-2 8-7 12-14 18-2 2-13 11-24 11s-20-8-20-26c0-15 8-45 13-56 13-21 27-25 34-25 19 0 24 21 24 23 0 1 0 4-1 5-4 16-7 33-12 50z"><text:p/></draw:path><draw:path draw:style-name="gr3" draw:text-style-name="P7" svg:width="0.0504in" svg:height="0.0339in" svg:x="0.9449in" svg:y="0.1181in" svg:viewBox="0 0 129 87" svg:d="M89 30c-2 7-3 16-5 24-2 2-3 7-3 8s-11 18-27 18c-7 0-16-2-16-16 0-10 5-23 11-36 2-5 3-8 3-11 0-9-9-17-21-17-20 0-31 24-31 30 0 2 3 2 4 2 4 0 4 0 5-3 3-14 12-22 21-22 4 0 6 2 6 7 0 4-1 6-3 11-11 26-11 31-11 37 0 21 19 25 31 25 11 0 21-5 28-13 5 12 19 13 22 13 7 0 12-3 18-10 4-8 8-19 8-20 0-2-4-2-5-2-3 0-3 1-4 3-3 16-9 22-16 22-5 0-7-4-7-9s5-28 13-58c1-3 1-3 1-4 0-5-3-7-7-7-7 0-9 7-11 12-1 6-3 10-4 16z"><text:p/></draw:path><draw:path draw:style-name="gr3" draw:text-style-name="P7" svg:width="0.0346in" svg:height="0.1512in" svg:x="1.0327in" svg:y="0in" svg:viewBox="0 0 89 385" svg:d="M89 381c0-1 0-2-7-8-48-49-60-122-60-180 0-67 14-135 62-182 5-5 5-5 5-7 0-3-1-4-3-4-5 0-40 26-62 75-20 43-24 86-24 118 0 30 3 76 25 119 23 48 56 73 61 73 2 0 3-1 3-4z"><text:p/></draw:path><draw:path draw:style-name="gr3" draw:text-style-name="P7" svg:width="0.1075in" svg:height="0.1094in" svg:x="1.0843in" svg:y="0.0067in" svg:viewBox="0 0 274 279" svg:d="M274 3c0-1 0-3-3-3-2 0-3 0-7 4-9 10-18 20-26 30-4-5-22-34-65-34-86 0-173 85-173 175 0 62 45 104 104 104 35 0 63-16 84-33 36-31 43-65 43-66 0-5-3-4-4-5-4 0-5 1-6 5-3 11-12 37-40 59-26 22-50 29-70 29-35 0-76-21-76-79 0-23 8-85 46-131 25-27 61-46 95-46 40 0 63 30 63 74 0 15-1 15-1 20 0 3 4 4 5 4 6 0 6-1 7-7 7-34 16-67 24-100z"><text:p/></draw:path><draw:path draw:style-name="gr3" draw:text-style-name="P7" svg:width="0.0646in" svg:height="0.0685in" svg:x="1.202in" svg:y="0.0453in" svg:viewBox="0 0 165 175" svg:d="M165 65c0-40-26-65-62-65-51 0-103 55-103 109 0 39 26 66 62 66 51 0 103-54 103-110zM63 166c-17 0-34-12-34-41 0-19 9-61 22-81 19-30 41-35 52-35 22 0 34 19 34 42 0 14-7 55-23 80-13 22-34 35-51 35z"><text:p/></draw:path><draw:path draw:style-name="gr3" draw:text-style-name="P7" svg:width="0.1244in" svg:height="0.0685in" svg:x="1.274in" svg:y="0.0453in" svg:viewBox="0 0 317 175" svg:d="M23 148c-1 5-3 14-3 16 0 7 5 11 11 11 4 0 12-3 14-11 0-1 6-18 8-28 2-13 5-25 7-36 3-7 6-16 7-25 2-7 6-18 6-20 5-11 26-46 62-46 18 0 21 14 21 26 0 10-2 21-5 32-4 15-8 30-11 45-3 10-6 20-8 30-1 8-6 20-6 22 0 7 6 11 13 11 12 0 14-10 16-22 6-22 20-78 24-93 1-5 21-51 64-51 17 0 21 13 21 26 0 22-17 66-24 87-4 9-6 14-6 21 0 18 13 32 32 32 36 0 51-57 51-59 0-5-4-5-5-5-4 0-4 1-5 7-7 21-19 48-40 48-6 0-10-4-10-13s4-19 8-27c7-20 23-63 23-85 0-24-15-41-44-41-30 0-49 17-64 37 0-5-1-17-12-27-10-8-22-10-32-10-34 0-54 24-60 33-1-21-18-33-35-33-18 0-26 15-29 22-7 13-12 36-12 38 0 3 3 2 4 3 5 0 5 0 7-9 7-26 14-45 29-45 6 0 12 3 12 17 0 8-1 13-7 32-8 30-14 60-22 90z"><text:p/></draw:path><draw:path draw:style-name="gr3" draw:text-style-name="P7" svg:width="0.0791in" svg:height="0.0961in" svg:x="1.3984in" svg:y="0.0453in" svg:viewBox="0 0 202 245" svg:d="M30 216c-3 13-4 17-21 17-5 0-9 0-9 6 0 4 2 6 5 6 10 0 22-1 32-1 14 0 27 1 39 1 2 0 8 0 8-8 0-4-5-4-10-4-19 0-19-4-19-7 0-4 15-66 19-76 4 11 15 25 35 25 45 0 93-57 93-113 0-37-22-62-51-62-20 0-38 14-51 29-4-21-21-29-35-29-18 0-24 15-29 22-6 13-12 36-12 38 0 3 5 3 6 3 3 0 4 0 6-9 7-26 15-45 28-45 6 0 12 3 12 17 0 9-1 14-2 20-15 57-30 114-44 170zM98 51c3-11 13-22 20-28 14-12 25-14 32-14 15 0 24 13 24 36 0 22-12 67-19 82-13 26-32 39-46 39-25 0-31-32-31-34 0-1 0-2 1-6 7-26 12-51 19-75z"><text:p/></draw:path><draw:path draw:style-name="gr3" draw:text-style-name="P7" svg:width="0.0614in" svg:height="0.0685in" svg:x="1.4846in" svg:y="0.0453in" svg:viewBox="0 0 157 175" svg:d="M22 148c-1 5-3 14-3 16 0 7 5 11 11 11 5 0 12-3 14-11 1-2 14-54 15-61 4-13 11-40 14-50 1-6 12-23 20-32 4-2 15-12 31-12 11 0 11 3 17 4-11 2-20 11-20 21 0 7 3 13 14 13 10 0 22-8 22-22 0-13-13-25-33-25-24 0-42 19-49 30-2-18-17-30-35-30s-25 15-29 22c-7 13-11 36-11 38 0 3 3 3 4 3 4 0 5 0 7-9 7-26 14-45 27-45 7 0 13 3 13 17 0 8-2 13-6 32-8 30-15 60-23 90z"><text:p/></draw:path><draw:path draw:style-name="gr3" draw:text-style-name="P7" svg:width="0.0579in" svg:height="0.0685in" svg:x="1.5598in" svg:y="0.0453in" svg:viewBox="0 0 148 175" svg:d="M54 82c12 0 41-2 59-9 28-12 29-34 29-40 0-18-14-33-41-33-43 0-101 37-101 105 0 39 23 70 60 70 55 0 88-41 88-46 0-2-2-4-4-4s-3 0-5 3c-31 38-73 38-77 38-31 0-35-32-35-45 0-4 0-16 7-39 7 0 13 0 20 0zM36 73c16-59 55-64 65-64 18 0 29 11 29 24 0 40-62 40-78 40-6 0-10 0-16 0z"><text:p/></draw:path><draw:path draw:style-name="gr3" draw:text-style-name="P7" svg:width="0.0555in" svg:height="0.0685in" svg:x="1.6319in" svg:y="0.0453in" svg:viewBox="0 0 142 175" svg:d="M131 26c-11 0-19 9-19 18 0 5 3 11 12 11 8 0 18-6 18-22 0-18-17-33-46-33-51 0-65 40-65 56 0 30 28 37 39 39 20 3 40 8 40 28 0 11-9 43-55 43-6 0-35 0-44-20 14 2 24-9 24-20 0-9-5-14-14-14-10 0-21 8-21 26 0 22 22 37 55 37 63 0 77-47 77-65 0-13-7-23-11-27-11-11-22-14-40-17-13-3-28-5-28-23 0-11 9-34 43-34 10 0 28 2 35 17z"><text:p/></draw:path><draw:path draw:style-name="gr3" draw:text-style-name="P7" svg:width="0.0559in" svg:height="0.0685in" svg:x="1.7028in" svg:y="0.0453in" svg:viewBox="0 0 143 175" svg:d="M131 26c-10 0-18 9-18 18 0 5 2 11 11 11 8 0 19-6 19-22 0-18-18-33-46-33-52 0-66 40-66 56 0 30 28 37 40 39 20 3 40 8 40 28 0 11-9 43-55 43-5 0-35 0-44-20 14 2 24-9 24-20 0-9-6-14-14-14-10 0-22 8-22 26 0 22 22 37 56 37 62 0 77-47 77-65 0-13-8-23-12-27-10-11-21-14-39-17-14-3-29-5-29-23 0-11 10-34 44-34 10 0 28 2 34 17z"><text:p/></draw:path><draw:path draw:style-name="gr3" draw:text-style-name="P7" svg:width="0.0472in" svg:height="0.0673in" svg:x="1.7728in" svg:y="0.0894in" svg:viewBox="0 0 121 172" svg:d="M121 8c0-1 0-2 0-4s-1-4-3-4c-3 0-15 10-19 18-3-6-12-18-30-18-34 0-69 39-69 77 0 27 18 45 41 45 15 0 27-10 34-15 0 1-9 35-10 40-3 15-5 15-21 15-3 0-7 0-7 6 0 2 1 4 4 4 8 0 19-1 28-1s21 1 29 1c2 0 5-1 5-7 0-3-3-3-6-3-7 0-13 0-13-3 0-1 0-1 1-6 12-48 24-97 36-145zM80 85c-1 5-1 5-5 10-10 12-23 20-33 20s-20-8-20-27c0-14 8-44 13-55 13-21 27-25 34-25 19 0 24 21 24 23s0 3-1 4c-4 17-7 33-12 50z"><text:p/></draw:path><draw:path draw:style-name="gr3" draw:text-style-name="P7" svg:width="0.0346in" svg:height="0.1512in" svg:x="1.8488in" svg:y="0in" svg:viewBox="0 0 89 385" svg:d="M89 381c0-1 0-2-7-8-48-49-60-122-60-180 0-67 14-135 63-182 4-5 4-5 4-7 0-3-1-4-3-4-5 0-39 26-62 75-20 43-24 86-24 118 0 30 4 76 25 119 23 48 56 73 61 73 2 0 3-1 3-4z"><text:p/></draw:path><draw:path draw:style-name="gr3" draw:text-style-name="P7" svg:width="0.0776in" svg:height="0.0685in" svg:x="1.8972in" svg:y="0.0453in" svg:viewBox="0 0 198 175" svg:d="M124 149c4 16 18 26 34 26 14 0 22-9 29-22s8-25 11-37c0-5-3-5-4-5-4 0-5 3-6 7-5 22-12 48-29 48-7 0-12-5-12-17 0-9 5-27 8-41s8-28 11-41c1-6 4-21 7-26 2-9 5-24 5-27 0-6-5-10-11-10-2 0-12 0-15 14-7 28-24 96-29 116 0 2-16 32-44 32-20 0-24-17-24-32 0-20 11-51 21-78 4-12 6-17 6-24 0-18-12-32-31-32-37 0-51 56-51 60 0 3 3 3 4 3 5 0 5 0 7-7 9-33 24-47 38-47 4 0 10 0 10 12 0 10-4 21-6 26-15 39-22 62-22 82 0 36 26 46 47 46 25 0 40-17 46-26z"><text:p/></draw:path><draw:path draw:style-name="gr3" draw:text-style-name="P7" svg:width="0.0173in" svg:height="0.0449in" svg:x="1.9929in" svg:y="0.0976in" svg:viewBox="0 0 45 115" svg:d="M45 40c0-26-10-40-24-40-13 0-21 9-21 20s8 21 21 21c4 0 9-2 13-6 1 0 1-1 2-1 0 2 0 1 0 6 0 28-13 50-26 65-3 3-3 4-3 5 0 4 1 5 3 5 4 0 35-30 35-75z"><text:p/></draw:path><draw:path draw:style-name="gr3" draw:text-style-name="P7" svg:width="0.072in" svg:height="0.1063in" svg:x="2.0535in" svg:y="0.0071in" svg:viewBox="0 0 184 271" svg:d="M184 4c0-1 0-4-5-4-6 0-43 3-49 4-4 0-6 3-6 7s4 4 10 4c18 0 19 4 19 7 0 2-1 6-1 8-8 31-16 60-23 91-7-14-19-24-36-24-45 0-93 56-93 114 0 35 21 60 52 60 7 0 26-2 49-30 3 17 18 30 35 30 15 0 23-9 29-22 7-13 8-24 12-36 0-5-3-5-4-5-5 0-5 3-6 7-6 24-14 47-30 47-9 0-11-10-11-17 0-10 0-12 3-19 18-74 36-148 55-222zM103 220c-2 7-2 8-7 15-17 21-33 27-44 27-19 0-25-21-25-36 0-19 13-66 21-84 12-22 30-36 45-36 26 0 31 31 31 34 0 2-1 4-1 6-6 25-13 50-20 74z"><text:p/></draw:path><draw:path draw:style-name="gr3" draw:text-style-name="P7" svg:width="0.0614in" svg:height="0.0476in" svg:x="2.1315in" svg:y="0.0894in" svg:viewBox="0 0 157 122" svg:d="M102 76c-1 4-3 10-4 16-6 8-17 23-33 23-19 0-19-18-19-22 0-17 8-36 16-56 2-5 3-9 3-14 0-13-11-23-25-23-28 0-40 37-40 42 0 3 4 3 5 3 4 0 4-1 5-4 6-22 19-33 28-33 6 0 7 3 7 10 0 5-1 11-4 17-15 38-15 45-15 53 0 5 0 17 10 26 8 6 19 8 28 8 17 0 26-10 35-17 7 16 24 17 27 17 9 0 17-5 21-14 7-11 10-26 10-28 0-3-3-3-4-3-3 0-5 1-6 9-3 12-8 29-19 29-8 0-9-7-9-14 0-4 2-14 3-22 2-6 6-17 7-24 2-8 3-15 5-23s6-19 6-21c0-4-5-8-10-8-10 0-11 8-13 17-5 19-10 37-15 56z"><text:p/></draw:path><draw:path draw:style-name="gr3" draw:text-style-name="P7" svg:width="0.0346in" svg:height="0.1512in" svg:x="2.215in" svg:y="0in" svg:viewBox="0 0 89 385" svg:d="M89 193c0-30-4-76-25-120-23-48-56-73-61-73-2 0-3 2-3 4s0 2 7 9c38 38 60 99 60 180 0 65-14 133-63 182-4 4-4 5-4 6 0 3 1 4 3 4 5 0 39-27 62-75 20-42 24-85 24-117z"><text:p/></draw:path><draw:path draw:style-name="gr3" draw:text-style-name="P7" svg:width="0.035in" svg:height="0.1512in" svg:x="2.274in" svg:y="0in" svg:viewBox="0 0 90 385" svg:d="M90 193c0-30-4-76-25-120-24-48-57-73-61-73-2 0-4 2-4 4s0 2 8 9c37 38 59 99 59 180 0 65-14 133-62 182-5 4-5 5-5 6 0 3 2 4 4 4 4 0 39-27 62-75 20-42 24-85 24-117z"><text:p/></draw:path></draw:g></text:p>
      <text:p text:style-name="P4"/>
      <text:p text:style-name="P8">Decompress</text:p>
      <text:p text:style-name="P9"><text:span text:style-name="T3">example, <text:s/></text:span><text:span text:style-name="T4">used on</text:span><text:span text:style-name="T3"> </text:span>Algorithm 5 – <text:span text:style-name="T5">Kyber PKE Encryption</text:span></text:p>
      <text:p text:style-name="P10">line 2<text:span text:style-name="T6">0</text:span></text:p>
      <text:p text:style-name="P11"><draw:g text:anchor-type="as-char" svg:y="-0.1339in" draw:z-index="1" draw:name="Shape38" draw:style-name="gr1"><svg:title>TexMaths</svg:title><svg:desc>11§display§v := NTT^{-1}(\hat{t} ^{T} \circ r̂) + e_{2} + Decompress_{q}(Decode_{1}(m),1)§svg§600§FALSE§</svg:desc><draw:path draw:style-name="gr2" draw:text-style-name="P6" svg:width="3.7906in" svg:height="0.1614in" svg:x="0.0031in" svg:y="0.0079in" svg:viewBox="0 0 9629 411" svg:d="M0 0c3210 0 6419 0 9629 0 0 137 0 274 0 411-3210 0-6419 0-9629 0 0-137 0-274 0-411z"><text:p/></draw:path><draw:path draw:style-name="gr3" draw:text-style-name="P7" svg:width="0.0669in" svg:height="0.0685in" svg:x="-0.0004in" svg:y="0.0673in" svg:viewBox="0 0 171 175" svg:d="M171 26c0-21-10-26-18-26-10 0-19 10-19 19 0 4 2 6 7 11 8 7 13 17 13 32 0 16-24 104-69 104-20 0-29-13-29-34s11-50 22-81c3-7 6-13 6-19 0-18-14-32-32-32-37 0-52 56-52 59 0 4 4 4 6 4 3 0 4 0 5-7 11-38 29-47 40-47 3 0 10 0 10 12 0 9-5 20-7 26-18 45-22 63-22 79 0 42 33 49 52 49 65 0 87-128 87-149z"><text:p/></draw:path><draw:path draw:style-name="gr3" draw:text-style-name="P7" svg:width="0.0157in" svg:height="0.065in" svg:x="0.1299in" svg:y="0.0697in" svg:viewBox="0 0 41 166" svg:d="M41 20c0-11-9-20-20-20-12 0-21 9-21 20s9 21 21 21c11 0 20-10 20-21zM41 145c0-11-9-20-20-20-12 0-21 9-21 20s9 21 21 21c11 0 20-10 20-21z"><text:p/></draw:path><draw:path draw:style-name="gr3" draw:text-style-name="P7" svg:width="0.1008in" svg:height="0.035in" svg:x="0.1677in" svg:y="0.07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7" svg:width="0.128in" svg:height="0.1031in" svg:x="0.326in" svg:y="0.0311in" svg:viewBox="0 0 326 263" svg:d="M277 41c5-16 11-28 42-29 2 0 7 0 7-8-3-1 0-4-6-4-12 0-25 1-38 1-14 0-27-1-40-1-2 0-7 0-7 8 0 4 4 4 7 4 22 1 26 9 26 18 0 1-1 6-1 7-14 58-28 115-43 172-28-67-57-134-85-201-4-7-4-8-12-8-18 0-35 0-52 0-8 0-12 0-12 8 0 4 4 4 11 4 2 0 26 0 26 3-17 70-34 139-52 208-3 16-9 27-41 28-3 0-7 0-7 7 0 2 2 5 6 5 12 0 25-1 38-1s26 1 40 1c2 0 6 0 6-8 0-4-3-4-7-4-22-1-26-10-26-17 0-2 0-4 2-9 17-68 35-136 51-203 1 2 1 3 3 8 32 74 65 150 97 225 2 7 3 8 7 8s4-1 6-9c18-70 37-142 54-213z"><text:p/></draw:path><draw:path draw:style-name="gr3" draw:text-style-name="P7" svg:width="0.1031in" svg:height="0.102in" svg:x="0.4622in" svg:y="0.0315in" svg:viewBox="0 0 263 260" svg:d="M156 27c4-11 5-13 9-14 3-1 17-1 24-1 40 0 57 2 57 32 0 5-2 21-3 31-1 1-1 6-1 7 0 3 1 5 4 5 5 0 6-3 6-9 3-22 8-45 11-67 0-1 0-6 0-7 0-4-3-4-10-4-71 0-143 0-214 0-9 0-10 1-13 8-7 23-15 45-23 68-1 1-2 4-3 6 0 4 2 5 6 5 3 0 4-1 6-8 21-59 31-67 88-67 6 0 10 0 16 0 9 0 9 2 9 6 0 2-1 6-1 7-17 68-34 137-51 206-4 13-5 17-47 17-14 0-16 0-16 7 0 5 4 5 7 5 11 0 22-1 31-1 11 0 22 0 33 0s22 0 32 0c11 0 23 1 34 1 4 0 8 0 8-7 0-5-2-5-13-5-9 0-14 0-24-1-11-1-15-2-15-7 0-4 0-3 2-8 17-68 34-136 51-205z"><text:p/></draw:path><draw:path draw:style-name="gr3" draw:text-style-name="P7" svg:width="0.1031in" svg:height="0.102in" svg:x="0.5728in" svg:y="0.0315in" svg:viewBox="0 0 263 260" svg:d="M155 27c3-11 5-13 9-14s16-1 25-1c39 0 56 2 56 32 0 5-2 21-3 31 0 1-1 6-1 7 0 3 1 5 4 5 5 0 6-3 6-9 3-22 8-45 11-67 0-1 1-6 1-7 0-4-4-4-11-4-72 0-143 0-215 0-8 0-9 1-12 8-7 23-15 45-23 68-1 1-1 4-2 6 0 4 1 5 4 5 4 0 5-1 7-8 21-59 31-67 88-67 6 0 10 0 15 0 11 0 11 2 11 6 0 2-2 6-2 7-17 68-34 137-51 206-4 13-5 17-47 17-13 0-16 0-16 7 0 5 4 5 6 5 11 0 22-1 32-1 11 0 22 0 33 0s22 0 32 0c11 0 23 1 34 1 4 0 9 0 9-7 0-5-3-5-13-5s-15 0-25-1c-11-1-15-2-15-7 1-4 0-3 3-8 16-68 34-136 50-205z"><text:p/></draw:path><draw:path draw:style-name="gr3" draw:text-style-name="P7" svg:width="0.0717in" svg:height="0.0047in" svg:x="0.6906in" svg:y="0.0433in" svg:viewBox="0 0 183 13" svg:d="M172 13c4 0 11 0 11-6 0-7-6-7-11-7-54 0-107 0-161 0-4 0-11 0-11 5 0 8 7 8 11 8 54 0 107 0 161 0z"><text:p/></draw:path><draw:path draw:style-name="gr3" draw:text-style-name="P7" svg:width="0.0382in" svg:height="0.0701in" svg:x="0.7858in" svg:y="0.002in" svg:viewBox="0 0 98 179" svg:d="M61 8c0-8 0-8-8-8-18 18-42 18-53 18 0 3 0 6 0 9 7 0 24 0 40-7 0 46 0 91 0 137 0 9 0 12-28 12-3 0-6 0-10 0 0 4 0 7 0 10 5 0 38-1 48-1 8 0 42 1 48 1 0-3 0-6 0-10-3 0-7 0-10 0-27 0-27-3-27-12 0-50 0-100 0-149z"><text:p/></draw:path><draw:path draw:style-name="gr3" draw:text-style-name="P7" svg:width="0.0346in" svg:height="0.1508in" svg:x="0.8575in" svg:y="0.022in" svg:viewBox="0 0 89 384" svg:d="M89 380c0-1 0-2-6-8-49-49-61-121-61-180 0-67 14-134 62-182 5-5 5-6 5-7 0-2-1-3-3-3-5 0-40 26-62 75-20 43-24 85-24 117 0 30 3 76 25 119 23 47 56 73 61 73 2 0 3-2 3-4z"><text:p/></draw:path><draw:path draw:style-name="gr3" draw:text-style-name="P7" svg:width="0.0402in" svg:height="0.0228in" svg:x="0.9213in" svg:y="0.002in" svg:viewBox="0 0 103 59" svg:d="M52 0c-18 18-34 34-52 52 2 2 4 5 7 7 15-13 29-26 45-39 15 13 29 26 45 39 2-2 4-5 6-7-17-18-34-34-51-52z"><text:p/></draw:path><draw:path draw:style-name="gr3" draw:text-style-name="P7" svg:width="0.0465in" svg:height="0.0961in" svg:x="0.9047in" svg:y="0.0402in" svg:viewBox="0 0 119 245" svg:d="M72 88c12 0 24 0 36 0 8 0 11 0 11-8 0-4-3-4-10-4-11 0-23 0-34 0 13-55 15-63 15-65 0-7-4-11-11-11-1 0-12 1-15 14-6 21-10 41-16 62-12 0-24 0-36 0-8 0-12 0-12 6s3 6 11 6c11 0 23 0 34 0-27 109-28 115-28 122 0 21 14 35 35 35 39 0 61-56 61-58 0-5-3-5-4-5-4 0-4 2-7 6-16 40-36 49-49 49-9 0-12-5-12-17 0-10 0-12 2-19 10-38 19-76 29-113z"><text:p/></draw:path><draw:path draw:style-name="gr3" draw:text-style-name="P7" svg:width="0.0791in" svg:height="0.0713in" svg:x="0.961in" svg:y="0in" svg:viewBox="0 0 202 182" svg:d="M120 20c2-9 2-9 8-10 2 0 11 0 16 0 17 0 24 0 31 2 12 3 12 12 12 21 0 4 0 8-1 22 0 1-1 2-1 3 0 2 2 5 4 5 5 0 6-4 6-8 2-17 5-34 7-51 0-4-3-4-8-4-55 0-111 0-166 0-7 0-8 0-9 5-6 17-12 32-18 49 0 1-1 3-1 4s0 5 4 5 5-3 6-7c15-44 25-46 66-46 3 0 8 0 11 0 9 0 9 0 9 2 0 1 0 2-1 7-12 47-23 94-36 141-3 10-3 13-31 13-10 0-13 0-13 6 2 1 0 3 5 3 8 0 15-1 23-1s15 0 23 0 17 0 24 0c8 1 16 1 23 1 3 0 7 0 7-5 0-4-3-4-11-4-6 0-11 0-17 0-8-2-9-3-9-6 0-2 0-2 1-7 12-47 24-93 36-140z"><text:p/></draw:path><draw:path draw:style-name="gr3" draw:text-style-name="P7" svg:width="0.0591in" svg:height="0.0583in" svg:x="1.0945in" svg:y="0.0669in" svg:viewBox="0 0 151 149" svg:d="M151 75c0-41-34-75-75-75-42 0-76 34-76 75 0 40 34 74 76 74 41 0 75-32 75-74zM76 134c-34 0-61-27-61-59 0-33 27-60 61-60 32 0 59 27 59 60s-27 59-59 59z"><text:p/></draw:path><draw:path draw:style-name="gr3" draw:text-style-name="P7" svg:width="0.0614in" svg:height="0.0685in" svg:x="1.2008in" svg:y="0.0673in" svg:viewBox="0 0 157 175" svg:d="M23 147c-2 6-4 15-4 17 0 6 5 11 12 11 4 0 11-4 14-11 0-2 13-54 16-62 2-12 9-39 12-49 1-6 12-23 22-32 2-2 14-12 30-12 10 0 10 3 16 4-11 1-20 11-20 21 0 7 3 13 14 13 10 0 22-9 22-22 0-14-12-25-32-25-25 0-42 19-49 30-3-18-18-30-35-30-18 0-26 14-29 22-8 13-12 36-12 37 0 4 3 4 4 4 5 0 5 0 7-9 7-28 14-45 29-45 6 0 12 2 12 17 0 8-2 12-7 32-8 30-14 60-22 89z"><text:p/></draw:path><draw:path draw:style-name="gr3" draw:text-style-name="P7" svg:width="0.0346in" svg:height="0.1508in" svg:x="1.2776in" svg:y="0.022in" svg:viewBox="0 0 89 384" svg:d="M89 192c0-29-3-77-25-119-23-48-56-73-61-73-2 0-3 1-3 3 0 1 0 2 8 9 37 39 59 100 59 180 0 65-14 133-61 182-6 4-6 5-6 6 0 2 1 4 3 4 5 0 40-27 62-75 20-43 24-84 24-117z"><text:p/></draw:path><draw:path draw:style-name="gr3" draw:text-style-name="P7" svg:width="0.1008in" svg:height="0.1004in" svg:x="1.3705in" svg:y="0.0457in" svg:viewBox="0 0 257 256" svg:d="M136 136c37 0 72 0 108 0 6 0 13 0 13-7 0-8-7-8-13-8-36 0-71 0-108 0 0-36 0-72 0-108 0-5 0-13-7-13-8 0-8 8-8 13 0 36 0 72 0 108-36 0-71 0-108 0-5 0-13 0-13 8 0 7 8 7 13 7 37 0 72 0 108 0 0 35 0 72 0 107 0 5 0 13 8 13 7 0 7-8 7-13 0-35 0-72 0-107z"><text:p/></draw:path><draw:path draw:style-name="gr3" draw:text-style-name="P7" svg:width="0.0583in" svg:height="0.0685in" svg:x="1.5213in" svg:y="0.0673in" svg:viewBox="0 0 149 175" svg:d="M55 81c11 0 40-1 59-8 27-13 29-36 29-40 0-18-14-33-42-33-43 0-101 37-101 104 0 40 23 71 61 71 56 0 88-42 88-46 0-3-3-5-5-5s-2 0-5 4c-30 38-73 38-77 38-30 0-33-33-33-45 0-4 0-17 5-40 7 0 14 0 21 0zM36 73c16-59 55-64 65-64 19 0 29 11 29 24 0 40-62 40-77 40-6 0-11 0-17 0z"><text:p/></draw:path><draw:path draw:style-name="gr3" draw:text-style-name="P7" svg:width="0.0469in" svg:height="0.0701in" svg:x="1.5917in" svg:y="0.087in" svg:viewBox="0 0 120 179" svg:d="M120 131c-3 0-6 0-9 0-1 5-4 21-8 24-2 1-23 1-26 1-16 0-33 0-49 0 27-24 37-32 53-45 20-15 39-33 39-58 0-32-29-53-64-53-33 0-56 24-56 48 0 15 12 16 14 16 7 0 15-5 15-15 0-4-1-14-16-14 8-19 27-25 40-25 26 0 41 21 41 43 0 24-17 42-26 51-22 21-43 43-65 65-3 2-3 2-3 10 37 0 75 0 112 0 2-16 6-33 8-48z"><text:p/></draw:path><draw:path draw:style-name="gr3" draw:text-style-name="P7" svg:width="0.1008in" svg:height="0.1004in" svg:x="1.6957in" svg:y="0.0457in" svg:viewBox="0 0 257 256" svg:d="M136 136c37 0 72 0 108 0 6 0 13 0 13-7 0-8-7-8-13-8-36 0-71 0-108 0 0-36 0-72 0-108 0-5 0-13-7-13-8 0-8 8-8 13 0 36 0 72 0 108-36 0-71 0-108 0-5 0-13 0-13 8 0 7 8 7 13 7 37 0 72 0 108 0 0 35 0 72 0 107 0 5 0 13 8 13 7 0 7-8 7-13 0-35 0-72 0-107z"><text:p/></draw:path><draw:path draw:style-name="gr3" draw:text-style-name="P7" svg:width="0.1157in" svg:height="0.1031in" svg:x="1.8457in" svg:y="0.0311in" svg:viewBox="0 0 295 263" svg:d="M46 233c-4 14-4 18-35 18-7 0-11 0-11 6s3 6 11 6c43 0 85 0 128 0 80 0 156-81 156-165 0-54-32-98-90-98-43 0-87 0-130 0-8 0-12 0-12 8 0 4 3 4 11 4 5 0 12 1 17 1 6 1 8 2 8 7 0 1 0 2-1 6-18 69-34 138-52 207zM130 27c3-14 4-15 21-15 13 0 27 0 40 0 39 0 71 21 71 72 0 18-8 82-41 124-11 14-42 43-89 43-14 0-30 0-44 0-5 0-7 0-9-1-3 0-4 0-4-4 0-1 0-2 2-7 18-71 35-141 53-212z"><text:p/></draw:path><draw:path draw:style-name="gr3" draw:text-style-name="P7" svg:width="0.0583in" svg:height="0.0685in" svg:x="1.9764in" svg:y="0.0673in" svg:viewBox="0 0 149 175" svg:d="M54 81c12 0 41-1 59-8 28-13 29-36 29-40 0-18-14-33-41-33-43 0-101 37-101 104 0 40 23 71 61 71 55 0 88-42 88-46 0-3-3-5-5-5s-3 0-5 4c-31 38-73 38-77 38-31 0-34-33-34-45 0-4 0-17 6-40 7 0 13 0 20 0zM36 73c16-59 55-64 65-64 18 0 29 11 29 24 0 40-62 40-78 40-6 0-10 0-16 0z"><text:p/></draw:path><draw:path draw:style-name="gr3" draw:text-style-name="P7" svg:width="0.0587in" svg:height="0.0685in" svg:x="2.0465in" svg:y="0.0673in" svg:viewBox="0 0 150 175" svg:d="M136 24c-5 0-11 0-16 5-7 6-7 13-7 15 0 10 7 13 15 13 11 0 21-9 21-24 0-19-18-33-46-33-52 0-103 55-103 109 0 35 22 66 63 66 55 0 87-42 87-46 0-3-3-5-5-5s-2 0-4 4c-31 38-73 38-78 38-24 0-34-19-34-42 0-16 7-54 21-77 12-22 33-38 53-38 14 0 29 4 33 15z"><text:p/></draw:path><draw:path draw:style-name="gr3" draw:text-style-name="P7" svg:width="0.0646in" svg:height="0.0685in" svg:x="2.1122in" svg:y="0.0673in" svg:viewBox="0 0 165 175" svg:d="M165 65c0-40-26-65-62-65-51 0-103 55-103 109 0 38 25 66 62 66 51 0 103-54 103-110zM62 166c-17 0-33-12-33-42 0-20 10-60 22-80 19-30 41-35 52-35 22 0 35 17 35 40 0 16-8 57-24 82-13 22-34 35-52 35z"><text:p/></draw:path><draw:path draw:style-name="gr3" draw:text-style-name="P7" svg:width="0.1244in" svg:height="0.0685in" svg:x="2.1843in" svg:y="0.0673in" svg:viewBox="0 0 317 175" svg:d="M23 147c-1 6-4 15-4 17 0 6 5 11 12 11 4 0 11-4 14-11 0-1 5-19 7-29 3-12 5-24 9-35 2-8 4-16 6-25 1-7 5-18 6-20 5-12 26-46 62-46 18 0 21 13 21 26 0 10-3 21-5 32-4 14-8 30-11 45-2 9-6 19-8 29-2 7-5 21-5 23 0 6 5 11 11 11 12 0 14-10 17-22 6-22 20-78 23-94 1-4 22-50 64-50 17 0 21 12 21 26 0 22-17 66-24 87-4 9-5 13-5 21 0 17 14 32 32 32 37 0 51-57 51-60 0-4-3-4-5-4-4 0-4 1-6 7-6 20-18 48-40 48-6 0-9-4-9-13 0-10 4-19 7-28 8-19 24-62 24-84 0-25-16-41-45-41-30 0-48 16-63 37 0-5-1-18-12-27-10-8-22-10-32-10-35 0-53 24-60 33-2-22-18-33-35-33-18 0-26 14-29 22-8 13-12 36-12 37 0 4 3 4 4 4 5 0 5 0 7-9 7-28 14-45 29-45 5 0 12 2 12 17 0 8-1 12-7 32-8 30-14 60-22 89z"><text:p/></draw:path><draw:path draw:style-name="gr3" draw:text-style-name="P7" svg:width="0.0787in" svg:height="0.0957in" svg:x="2.3087in" svg:y="0.0673in" svg:viewBox="0 0 201 244" svg:d="M30 217c-4 13-4 16-21 16-5 0-9 0-9 7 0 2 2 4 6 4 9 0 20-1 31-1 14 0 27 1 39 1 2 0 7 0 7-7 0-4-4-4-9-4-20 0-20-3-20-7s16-67 19-77c5 11 16 26 36 26 45 0 92-57 92-113 0-37-22-62-50-62-20 0-39 13-51 29-4-21-21-29-35-29-18 0-25 14-29 22-6 13-12 36-12 37 0 4 4 3 5 4 4 0 4 0 6-9 7-28 15-45 29-45 6 0 12 2 12 17 0 9-1 14-3 19-15 57-29 114-43 172zM98 49c2-9 13-20 20-26 14-12 25-14 32-14 15 0 24 12 24 35 0 22-12 67-20 82-13 27-32 40-46 40-25 0-30-32-30-34 0-1 0-2 1-7 7-25 12-50 19-76z"><text:p/></draw:path><draw:path draw:style-name="gr3" draw:text-style-name="P7" svg:width="0.0614in" svg:height="0.0685in" svg:x="2.3941in" svg:y="0.0673in" svg:viewBox="0 0 157 175" svg:d="M23 147c-1 6-3 15-3 17 0 6 5 11 11 11 4 0 12-4 14-11 1-2 14-54 16-62 3-12 9-39 12-49 2-6 13-23 22-32 3-2 14-12 30-12 10 0 11 3 17 4-12 1-20 11-20 21 0 7 5 13 14 13 10 0 21-9 21-22 0-14-12-25-32-25-25 0-41 19-49 30-3-18-17-30-35-30s-26 14-29 22c-6 13-12 36-12 37 0 4 4 4 6 4 3 0 3 0 5-9 7-28 14-45 29-45 6 0 12 2 12 17 0 8-1 12-7 32-8 30-14 60-22 89z"><text:p/></draw:path><draw:path draw:style-name="gr3" draw:text-style-name="P7" svg:width="0.0583in" svg:height="0.0685in" svg:x="2.4701in" svg:y="0.0673in" svg:viewBox="0 0 149 175" svg:d="M54 81c11 0 40-1 59-8 28-13 29-36 29-40 0-18-14-33-41-33-43 0-101 37-101 104 0 40 22 71 61 71 55 0 88-42 88-46 0-3-4-5-6-5-1 0-2 0-4 4-31 38-73 38-78 38-30 0-33-33-33-45 0-4 0-17 6-40 7 0 13 0 20 0zM36 73c15-59 55-64 65-64 18 0 29 11 29 24 0 40-63 40-78 40-6 0-10 0-16 0z"><text:p/></draw:path><draw:path draw:style-name="gr3" draw:text-style-name="P7" svg:width="0.0559in" svg:height="0.0685in" svg:x="2.5413in" svg:y="0.0673in" svg:viewBox="0 0 143 175" svg:d="M131 26c-10 0-18 9-18 17 0 5 3 12 11 12s19-7 19-22c0-18-16-33-46-33-52 0-66 40-66 56 0 30 28 36 41 39 19 3 39 7 39 28 0 10-9 43-55 43-5 0-35 0-44-21 14 2 24-10 24-20 0-8-6-14-14-14-10 0-22 9-22 26 0 22 22 38 56 38 63 0 77-47 77-65 0-13-6-23-12-28-10-11-21-13-38-16-14-3-30-6-30-23 0-11 10-34 44-34 10 0 28 2 34 17z"><text:p/></draw:path><draw:path draw:style-name="gr3" draw:text-style-name="P7" svg:width="0.0555in" svg:height="0.0685in" svg:x="2.613in" svg:y="0.0673in" svg:viewBox="0 0 142 175" svg:d="M131 26c-11 0-19 9-19 17 0 5 4 12 12 12 9 0 18-7 18-22 0-18-17-33-45-33-52 0-66 40-66 56 0 30 28 36 39 39 21 3 41 7 41 28 0 10-9 43-55 43-5 0-35 0-44-21 14 2 24-10 24-20 0-8-6-14-14-14-10 0-22 9-22 26 0 22 22 38 55 38 63 0 78-47 78-65 0-13-8-23-12-28-10-11-22-13-38-16-15-3-30-6-30-23 0-11 10-34 44-34 9 0 28 2 34 17z"><text:p/></draw:path><draw:path draw:style-name="gr3" draw:text-style-name="P7" svg:width="0.0472in" svg:height="0.0669in" svg:x="2.6831in" svg:y="0.1102in" svg:viewBox="0 0 121 171" svg:d="M121 8c0-1 0-3 0-5 0-1-1-3-3-3s-15 9-20 18c-2-6-11-18-29-18-34 0-69 38-69 77 0 26 18 45 41 45 15 0 27-10 34-15-1 1-9 35-10 39-4 14-4 16-21 16-3 0-8 0-8 5 0 2 3 4 5 4 9 0 18-1 28-1 9 0 20 1 29 1 2 0 5-1 5-6 0-3-3-3-6-3-7 0-13 0-13-4 0-1 0-1 1-5 12-49 24-97 36-145zM80 85c-2 4-2 5-5 10-10 12-23 19-34 19-10 0-20-7-20-26 0-14 9-44 14-55 13-21 27-25 34-25 19 0 25 21 25 23 0 1-2 3-2 4-4 17-7 33-12 50z"><text:p/></draw:path><draw:path draw:style-name="gr3" draw:text-style-name="P7" svg:width="0.0346in" svg:height="0.1508in" svg:x="2.7591in" svg:y="0.022in" svg:viewBox="0 0 89 384" svg:d="M89 380c0-1 0-2-6-8-49-49-61-121-61-180 0-67 14-134 62-182 5-5 5-6 5-7 0-2-1-3-3-3-5 0-40 26-62 75-20 43-24 85-24 117 0 30 3 76 25 119 23 47 56 73 61 73 2 0 3-2 3-4z"><text:p/></draw:path><draw:path draw:style-name="gr3" draw:text-style-name="P7" svg:width="0.1161in" svg:height="0.1031in" svg:x="2.8087in" svg:y="0.0311in" svg:viewBox="0 0 296 263" svg:d="M46 233c-3 14-4 18-35 18-7 0-11 0-11 6s4 6 11 6c43 0 86 0 129 0 80 0 156-81 156-165 0-54-33-98-91-98-43 0-87 0-130 0-7 0-11 0-11 8 0 4 3 4 11 4 4 0 12 1 16 1 7 1 9 2 9 7 0 1-1 2-2 6-18 69-34 138-52 207zM130 27c3-14 4-15 21-15 14 0 27 0 42 0 37 0 69 21 69 72 0 18-8 82-41 124-11 14-41 43-89 43-14 0-29 0-43 0-5 0-6 0-9-1-4 0-5 0-5-4 0-1 0-2 2-7 18-71 35-141 53-212z"><text:p/></draw:path><draw:path draw:style-name="gr3" draw:text-style-name="P7" svg:width="0.0583in" svg:height="0.0685in" svg:x="2.9398in" svg:y="0.0673in" svg:viewBox="0 0 149 175" svg:d="M55 81c11 0 40-1 59-8 27-13 29-36 29-40 0-18-14-33-42-33-43 0-101 37-101 104 0 40 23 71 61 71 56 0 88-42 88-46 0-3-3-5-5-5s-2 0-5 4c-30 38-73 38-77 38-30 0-33-33-33-45 0-4 0-17 5-40 7 0 14 0 21 0zM36 73c16-59 55-64 65-64 19 0 29 11 29 24 0 40-62 40-77 40-6 0-11 0-17 0z"><text:p/></draw:path><draw:path draw:style-name="gr3" draw:text-style-name="P7" svg:width="0.0591in" svg:height="0.0685in" svg:x="3.0102in" svg:y="0.0673in" svg:viewBox="0 0 151 175" svg:d="M138 24c-7 0-13 0-18 5-6 6-7 13-7 15 0 10 7 13 15 13 11 0 22-9 22-24 0-19-19-33-47-33-51 0-103 55-103 109 0 35 23 66 63 66 55 0 88-42 88-46 0-3-2-5-5-5-2 0-3 0-5 4-31 38-73 38-77 38-24 0-35-19-35-42 0-16 7-54 21-77 12-22 33-38 55-38 13 0 27 4 33 15z"><text:p/></draw:path><draw:path draw:style-name="gr3" draw:text-style-name="P7" svg:width="0.065in" svg:height="0.0685in" svg:x="3.076in" svg:y="0.0673in" svg:viewBox="0 0 166 175" svg:d="M166 65c0-40-27-65-63-65-51 0-103 55-103 109 0 38 26 66 62 66 51 0 104-54 104-110zM63 166c-17 0-34-12-34-42 0-20 10-60 23-80 18-30 40-35 51-35 22 0 35 17 35 40 0 16-8 57-22 82-15 22-36 35-53 35z"><text:p/></draw:path><draw:path draw:style-name="gr3" draw:text-style-name="P7" svg:width="0.0724in" svg:height="0.1063in" svg:x="3.1496in" svg:y="0.0287in" svg:viewBox="0 0 185 271" svg:d="M185 4c-2-1 0-4-6-4-5 0-43 4-49 4-2 1-6 3-6 8 0 4 5 4 10 4 19 0 19 4 19 7 0 2-1 6-1 8-8 31-16 60-23 91-7-14-18-24-35-24-46 0-94 56-94 112 0 35 22 61 52 61 7 0 27-2 50-29 3 16 17 29 36 29 13 0 22-9 28-21 7-13 8-25 11-37 0-4-3-4-4-4-5 0-5 1-6 6-6 26-13 48-29 48-10 0-11-10-11-18 0-9 1-11 2-17 18-75 37-149 56-224zM103 222c-1 7-1 8-7 14-17 20-32 27-43 27-20 0-25-21-25-35 0-20 12-68 22-85 11-23 28-36 44-36 25 0 30 30 30 33 0 2-1 5-1 6-6 25-13 51-20 76z"><text:p/></draw:path><draw:path draw:style-name="gr3" draw:text-style-name="P7" svg:width="0.0583in" svg:height="0.0685in" svg:x="3.2295in" svg:y="0.0673in" svg:viewBox="0 0 149 175" svg:d="M55 81c11 0 40-1 59-8 27-13 29-36 29-40 0-18-14-33-42-33-43 0-101 37-101 104 0 40 23 71 61 71 56 0 88-42 88-46 0-3-3-5-5-5s-2 0-5 4c-30 38-73 38-77 38-30 0-33-33-33-45 0-4 0-17 5-40 7 0 14 0 21 0zM36 73c16-59 55-64 65-64 19 0 29 11 29 24 0 40-62 40-77 40-6 0-11 0-17 0z"><text:p/></draw:path><draw:path draw:style-name="gr3" draw:text-style-name="P7" svg:width="0.0382in" svg:height="0.0701in" svg:x="3.3055in" svg:y="0.087in" svg:viewBox="0 0 98 179" svg:d="M61 8c0-7 0-8-8-8-18 18-42 18-53 18 0 3 0 6 0 9 6 0 24 0 39-7 0 46 0 91 0 137 0 9 0 12-27 12-3 0-8 0-11 0 0 4 0 7 0 10 6 0 39-1 49-1 8 0 42 1 48 1 0-3 0-6 0-10-3 0-7 0-10 0-27 0-27-3-27-12 0-50 0-100 0-149z"><text:p/></draw:path><draw:path draw:style-name="gr3" draw:text-style-name="P7" svg:width="0.035in" svg:height="0.1508in" svg:x="3.3768in" svg:y="0.022in" svg:viewBox="0 0 90 384" svg:d="M90 380c0-1 0-2-6-8-49-49-61-121-61-180 0-67 14-134 62-182 5-5 5-6 5-7 0-2-2-3-4-3-3 0-39 26-62 75-20 43-24 85-24 117 0 30 4 76 25 119 23 47 58 73 61 73 2 0 4-2 4-4z"><text:p/></draw:path><draw:path draw:style-name="gr3" draw:text-style-name="P7" svg:width="0.1244in" svg:height="0.0685in" svg:x="3.4256in" svg:y="0.0673in" svg:viewBox="0 0 317 175" svg:d="M23 147c-1 6-3 15-3 17 0 6 5 11 11 11 4 0 12-4 14-11 0-1 6-19 8-29 2-12 5-24 8-35 3-8 5-16 6-25 2-7 6-18 6-20 5-12 26-46 62-46 18 0 21 13 21 26 0 10-2 21-5 32-4 14-8 30-11 45-2 9-6 19-8 29-1 7-4 21-4 23 0 6 4 11 11 11 12 0 14-10 17-22 5-22 19-78 23-94 1-4 21-50 64-50 17 0 21 12 21 26 0 22-16 66-24 87-3 9-6 13-6 21 0 17 15 32 32 32 37 0 51-57 51-60 0-4-3-4-5-4-4 0-4 1-5 7-7 20-19 48-40 48-6 0-10-4-10-13 0-10 4-19 8-28 7-19 23-62 23-84 0-25-15-41-44-41s-49 16-64 37c0-5-1-18-12-27-10-8-22-10-32-10-34 0-53 24-60 33-1-22-18-33-35-33-18 0-26 14-29 22-6 13-12 36-12 37 0 4 3 3 4 4 5 0 5 0 7-9 7-28 14-45 29-45 6 0 12 2 12 17 0 8-1 12-7 32-8 30-14 60-22 89z"><text:p/></draw:path><draw:path draw:style-name="gr3" draw:text-style-name="P7" svg:width="0.0346in" svg:height="0.1508in" svg:x="3.5638in" svg:y="0.022in" svg:viewBox="0 0 89 384" svg:d="M89 192c0-29-4-77-25-119-23-48-56-73-61-73-2 0-3 1-3 3 0 1 0 2 7 9 38 39 60 100 60 180 0 65-14 133-63 182-4 4-4 5-4 6 0 2 1 4 3 4 5 0 39-27 62-75 20-43 24-84 24-117z"><text:p/></draw:path><draw:path draw:style-name="gr3" draw:text-style-name="P7" svg:width="0.0173in" svg:height="0.0445in" svg:x="3.6272in" svg:y="0.1193in" svg:viewBox="0 0 45 114" svg:d="M45 40c0-26-10-40-25-40-12 0-20 9-20 20s8 21 20 21c4 0 10-3 13-6 2-1 1-1 2-1s1 0 1 6c0 28-13 51-26 64-4 5-4 5-4 6 0 3 2 4 4 4 4 0 35-29 35-74z"><text:p/></draw:path><draw:path draw:style-name="gr3" draw:text-style-name="P7" svg:width="0.05in" svg:height="0.1004in" svg:x="3.6953in" svg:y="0.0339in" svg:viewBox="0 0 128 256" svg:d="M79 10c0-9 0-10-9-10-24 25-58 25-70 25 0 5 0 8 0 12 8 0 31 0 51-11 0 66 0 133 0 200 0 15-1 18-37 18-4 0-7 0-12 0 0 4 0 9 0 12 13-1 48-1 63-1s48 0 63 1c0-3 0-8 0-12-5 0-9 0-14 0-34 0-35-3-35-18 0-72 0-145 0-216z"><text:p/></draw:path><draw:path draw:style-name="gr3" draw:text-style-name="P7" svg:width="0.035in" svg:height="0.1508in" svg:x="3.7661in" svg:y="0.022in" svg:viewBox="0 0 90 384" svg:d="M90 192c0-29-4-77-25-119-24-48-57-73-61-73-2 0-4 1-4 3 0 1 0 2 8 9 37 39 59 100 59 180 0 65-14 133-61 182-6 4-6 5-6 6 0 2 2 4 4 4 4 0 39-27 62-75 20-43 24-84 24-117z"><text:p/></draw:path></draw:g></text:p>
      <text:p text:style-name="P11"/>
      <text:p text:style-name="P12">We can refer to the specification of <text:span text:style-name="T7">CRYSTALS-</text:span>Kyber, page 5</text:p>
      <text:p text:style-name="P12">The functions satisfying these requirements are defined as:</text:p>
      <text:p text:style-name="P13"><draw:g text:anchor-type="as-char" svg:y="-0.1362in" draw:z-index="2" draw:name="Shape39" draw:style-name="gr1"><svg:title>TexMaths</svg:title><svg:desc>11§display§Compress_{q} (x,d) = \left\lceil (2^{d}/q) \cdot x \right\rfloor mod^{+}2^{d}§svg§600§FALSE§</svg:desc><draw:path draw:style-name="gr2" draw:text-style-name="P6" svg:width="2.6024in" svg:height="0.1736in" svg:x="-0.0004in" svg:y="0.0071in" svg:viewBox="0 0 6611 442" svg:d="M0 0c2204 0 4407 0 6611 0 0 148 0 294 0 442-2204 0-4407 0-6611 0 0-148 0-294 0-442z"><text:p/></draw:path><draw:path draw:style-name="gr3" draw:text-style-name="P7" svg:width="0.1075in" svg:height="0.1098in" svg:x="-0.0004in" svg:y="0.0295in" svg:viewBox="0 0 274 280" svg:d="M274 4c0-1 0-4-4-4-2 0-2 0-6 4-9 10-18 20-26 30-5-5-22-34-65-34-86 0-173 86-173 175 0 64 45 105 105 105 34 0 62-16 83-32 36-32 43-67 43-69 0-3-4-3-5-3-3 0-4 0-5 3-3 12-12 39-39 62-27 20-51 27-71 27-35 0-76-19-76-80 0-22 8-84 46-130 25-26 61-46 95-46 40 0 63 30 63 75 0 15-1 15-1 20 0 3 3 3 5 3 5 0 5-1 7-8 7-33 16-65 24-98z"><text:p/></draw:path><draw:path draw:style-name="gr3" draw:text-style-name="P7" svg:width="0.0646in" svg:height="0.0685in" svg:x="0.1177in" svg:y="0.0689in" svg:viewBox="0 0 165 175" svg:d="M165 66c0-41-26-66-62-66-51 0-103 55-103 110 0 39 25 65 62 65 51 0 103-53 103-109zM62 167c-17 0-33-12-33-43 0-18 10-60 22-80 19-30 41-35 52-35 22 0 35 19 35 42 0 15-8 55-24 80-13 23-34 36-52 36z"><text:p/></draw:path><draw:path draw:style-name="gr3" draw:text-style-name="P7" svg:width="0.1244in" svg:height="0.0685in" svg:x="0.1898in" svg:y="0.0689in" svg:viewBox="0 0 317 175" svg:d="M23 149c-1 5-3 14-3 16 0 7 5 10 11 10 4 0 11-3 14-11 2-10 5-19 7-29 3-12 5-23 9-34 2-8 4-17 6-26 2-7 5-18 6-19 5-12 26-47 62-47 18 0 21 14 21 27 0 9-2 20-5 32-4 15-8 29-11 44-2 10-6 20-8 30-2 8-5 21-5 23 0 7 5 10 11 10 12 0 14-10 17-22 6-21 20-78 23-92 1-6 22-52 64-52 17 0 21 13 21 27 0 22-15 66-23 86-5 10-6 13-6 21 0 19 14 32 32 32 37 0 51-56 51-59 0-4-3-4-5-4-4 0-4 1-6 7-6 21-18 48-39 48-6 0-10-4-10-13 0-10 4-19 7-27 8-20 24-63 24-85 0-25-16-42-45-42-30 0-48 18-63 37 0-4-1-17-12-27-10-8-22-10-32-10-35 0-53 25-60 34-1-22-18-34-35-34-18 0-26 15-29 22-6 14-12 36-12 37 0 5 3 4 4 5 5 0 5 0 7-9 7-27 14-46 29-46 6 0 12 3 12 17 0 9-1 13-7 33-8 30-14 60-22 90z"><text:p/></draw:path><draw:path draw:style-name="gr3" draw:text-style-name="P7" svg:width="0.0791in" svg:height="0.0965in" svg:x="0.3142in" svg:y="0.0689in" svg:viewBox="0 0 202 246" svg:d="M30 218c-4 13-4 17-21 17-5 0-9 0-9 6 0 3 2 5 6 5 9 0 20-2 31-2 14 0 27 2 39 2 2 0 7 0 7-8 0-3-4-3-9-3-20 0-20-4-20-7 0-4 16-67 20-77 4 11 15 24 35 24 45 0 93-56 93-113 0-36-22-62-51-62-20 0-39 14-51 30-4-21-21-30-35-30-18 0-25 15-29 22-6 13-12 36-12 37 0 5 4 4 5 5 4 0 4 0 6-9 7-27 15-46 29-46 6 0 12 3 12 17 0 9-1 14-2 20-15 58-30 115-44 172zM98 51c2-10 13-21 20-28 14-11 25-14 32-14 15 0 24 13 24 36s-12 67-20 82c-13 27-31 40-45 40-26 0-31-33-31-35s0-1 1-5c7-26 12-51 19-76z"><text:p/></draw:path><draw:path draw:style-name="gr3" draw:text-style-name="P7" svg:width="0.0614in" svg:height="0.0685in" svg:x="0.4in" svg:y="0.0689in" svg:viewBox="0 0 157 175" svg:d="M23 149c-1 5-3 14-3 16 0 7 5 10 11 10 4 0 12-3 14-11 1-1 14-54 16-60 3-14 9-40 12-51 2-5 13-23 22-31 3-3 14-13 30-13 10 0 11 3 17 4-12 2-20 11-20 22 0 6 3 13 14 13 10 0 21-8 21-23 0-13-12-25-32-25-25 0-41 20-49 30-3-17-17-30-35-30s-26 15-29 22c-6 13-12 36-12 37 0 5 4 5 6 5 3 0 3 0 6-9 7-27 14-46 28-46 6 0 12 3 12 17 0 9-1 13-7 33-8 30-14 60-22 90z"><text:p/></draw:path><draw:path draw:style-name="gr3" draw:text-style-name="P7" svg:width="0.0583in" svg:height="0.0685in" svg:x="0.4756in" svg:y="0.0689in" svg:viewBox="0 0 149 175" svg:d="M54 81c11 0 40 0 59-8 28-11 29-34 29-40 0-16-14-33-41-33-43 0-101 37-101 106 0 39 22 69 61 69 55 0 88-41 88-45 0-2-4-6-6-6-1 0-2 2-4 5-31 38-73 38-77 38-31 0-34-33-34-45 0-4 0-16 6-41 7 0 13 0 20 0zM36 74c15-60 55-65 65-65 18 0 29 11 29 24 0 41-63 41-78 41-6 0-10 0-16 0z"><text:p/></draw:path><draw:path draw:style-name="gr3" draw:text-style-name="P7" svg:width="0.0559in" svg:height="0.0685in" svg:x="0.5472in" svg:y="0.0689in" svg:viewBox="0 0 143 175" svg:d="M131 26c-10 2-18 9-18 18 0 6 4 11 12 11s18-7 18-21c0-17-16-34-46-34-52 0-66 40-66 57 0 30 28 36 41 38 19 4 39 9 39 29 0 10-9 43-55 43-5 0-35 0-44-21 14 3 24-9 24-20 0-9-6-14-14-14-10 0-22 8-22 26 0 22 22 37 56 37 63 0 77-46 77-64 0-14-6-23-12-28-10-10-21-13-38-16-14-3-29-6-29-23 0-12 9-35 43-35 10 0 28 3 34 17z"><text:p/></draw:path><draw:path draw:style-name="gr3" draw:text-style-name="P7" svg:width="0.0555in" svg:height="0.0685in" svg:x="0.6185in" svg:y="0.0689in" svg:viewBox="0 0 142 175" svg:d="M131 26c-11 2-19 9-19 18 0 6 4 11 12 11s18-7 18-21c0-17-17-34-45-34-52 0-66 40-66 57 0 30 28 36 39 38 21 4 41 9 41 29 0 10-9 43-55 43-5 0-35 0-44-21 14 3 24-9 24-20 0-9-6-14-14-14-10 0-22 8-22 26 0 22 22 37 55 37 63 0 78-46 78-64 0-14-8-23-12-28-10-10-22-13-38-16-15-3-30-6-30-23 0-12 10-35 44-35 9 0 28 3 34 17z"><text:p/></draw:path><draw:path draw:style-name="gr3" draw:text-style-name="P7" svg:width="0.0472in" svg:height="0.0673in" svg:x="0.6886in" svg:y="0.1126in" svg:viewBox="0 0 121 172" svg:d="M121 8c0-1 0-4 0-5s-1-3-3-3-15 9-20 18c-2-6-11-18-29-18-34 0-69 37-69 77 0 27 18 44 41 44 15 0 27-9 34-14-1 1-9 35-10 39-4 15-4 16-21 16-3 0-8 0-8 5 0 3 3 5 5 5 9 0 18-1 28-1 9 0 20 1 29 1 2 0 5-1 5-7 0-3-3-3-6-3-7 0-13 0-13-3 0-2 0-2 1-7 12-48 24-96 36-144zM80 85c-2 4-2 5-5 10-10 12-23 20-34 20-10 0-20-8-20-27 0-14 9-44 14-55 13-22 27-25 34-25 19 0 25 21 25 23 0 1-2 3-2 4-4 17-7 33-12 50z"><text:p/></draw:path><draw:path draw:style-name="gr3" draw:text-style-name="P7" svg:width="0.0346in" svg:height="0.1512in" svg:x="0.7646in" svg:y="0.0217in" svg:viewBox="0 0 89 385" svg:d="M89 382c0-1 0-2-6-9-49-48-61-121-61-179 0-67 14-135 62-183 5-4 5-5 5-7 0-3-1-4-3-4-5 0-40 26-62 76-20 42-24 85-24 118 0 30 3 76 25 119 23 47 56 72 61 72 2 0 3-1 3-3z"><text:p/></draw:path><draw:path draw:style-name="gr3" draw:text-style-name="P7" svg:width="0.0756in" svg:height="0.0685in" svg:x="0.813in" svg:y="0.0689in" svg:viewBox="0 0 193 175" svg:d="M118 54c2-10 11-45 38-45 1 0 11 0 19 5-11 1-19 11-19 21 0 6 5 13 16 13 7 0 21-6 21-22 0-20-24-26-37-26-22 0-36 21-40 30-10-26-31-30-42-30-41 0-63 51-63 59 0 5 4 5 6 5s4-1 4-5c13-40 38-50 52-50 7 0 21 3 21 26 0 11-7 38-21 92-6 24-20 40-37 40-2 0-11 0-19-5 9-2 18-10 18-21 0-10-9-13-14-13-12 0-21 10-21 22 0 17 19 25 36 25 26 0 39-26 40-29 5 15 19 29 42 29 40 0 62-49 62-59 0-4-3-4-5-4-3 0-3 1-4 5-14 40-40 50-52 50-16 0-21-13-21-26 0-8 2-17 7-33 4-19 8-36 13-54z"><text:p/></draw:path><draw:path draw:style-name="gr3" draw:text-style-name="P7" svg:width="0.0177in" svg:height="0.0453in" svg:x="0.9083in" svg:y="0.1189in" svg:viewBox="0 0 46 116" svg:d="M46 41c0-26-10-41-25-41-13 0-21 10-21 21 0 10 8 20 21 20 4 0 10-1 13-5 1-1 1-1 2-1 0 2 1 0 1 6 0 28-13 52-26 65-4 3-4 4-4 5 0 4 2 5 4 5 3 0 35-30 35-75z"><text:p/></draw:path><draw:path draw:style-name="gr3" draw:text-style-name="P7" svg:width="0.0724in" svg:height="0.1063in" svg:x="0.9689in" svg:y="0.0307in" svg:viewBox="0 0 185 271" svg:d="M185 4c0-1 0-4-6-4-5 0-43 3-48 4-3 0-6 3-6 8s4 5 9 5c19 0 20 2 20 6 0 2-1 6-1 8-8 31-17 60-24 91-7-14-18-25-35-25-46 0-94 57-94 113 0 37 22 61 52 61 7 0 27-1 50-28 4 16 17 28 36 28 13 0 22-9 28-20 7-14 11-37 11-38 0-4-3-4-4-4-4 0-5 1-6 7-6 25-13 47-28 47-11 0-12-10-12-17 0-9 1-11 2-18 18-75 37-149 56-224zM105 222c-3 7-3 8-8 15-18 20-33 26-44 26-20 0-25-21-25-35 0-20 13-67 22-85 12-23 28-37 44-37 25 0 30 32 30 34s0 4-1 6c-6 26-12 51-18 76z"><text:p/></draw:path><draw:path draw:style-name="gr3" draw:text-style-name="P7" svg:width="0.035in" svg:height="0.1512in" svg:x="1.0508in" svg:y="0.0217in" svg:viewBox="0 0 90 385" svg:d="M90 194c0-31-4-77-25-121-23-48-57-73-61-73-2 0-4 2-4 4s0 3 8 9c37 39 59 99 59 181 0 65-14 132-61 182-6 4-6 5-6 6 0 2 2 3 4 3 4 0 39-26 62-74 20-43 24-85 24-117z"><text:p/></draw:path><draw:path draw:style-name="gr3" draw:text-style-name="P7" svg:width="0.1008in" svg:height="0.035in" svg:x="1.1524in" svg:y="0.080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74in" svg:height="0.1819in" svg:x="1.3346in" svg:y="0.0071in" svg:viewBox="0 0 96 463" svg:d="M0 463c6 0 11 0 17 0 0-149 0-299 0-448 26 0 52 0 79 0 0-5 0-9 0-15-32 0-64 0-96 0 0 154 0 308 0 463z"><text:p/></draw:path><draw:path draw:style-name="gr3" draw:text-style-name="P7" svg:width="0.035in" svg:height="0.1512in" svg:x="1.3909in" svg:y="0.0217in" svg:viewBox="0 0 90 385" svg:d="M90 382c0-1 0-2-6-9-49-48-61-121-61-179 0-67 14-135 62-183 5-4 5-5 5-7 0-3-2-4-4-4-3 0-39 26-62 76-20 42-24 85-24 118 0 30 4 76 25 119 23 47 58 72 61 72 2 0 4-1 4-3z"><text:p/></draw:path><draw:path draw:style-name="gr3" draw:text-style-name="P7" svg:width="0.0602in" svg:height="0.1in" svg:x="1.4429in" svg:y="0.0358in" svg:viewBox="0 0 154 255" svg:d="M30 227c13-13 27-27 40-40 61-53 84-74 84-112 0-44-35-75-82-75-43 0-72 35-72 69 0 22 19 22 20 22 6 0 21-4 21-21 0-9-8-19-21-19-3 0-5 0-6 0 9-25 30-39 53-39 35 0 52 31 52 63 0 31-20 62-41 85-24 27-49 55-74 82-4 5-4 6-4 13 47 0 96 0 143 0 3-22 8-44 11-66-3 0-7 0-10 0-2 13-4 29-9 36-2 2-27 2-36 2-23 0-46 0-69 0z"><text:p/></draw:path><draw:path draw:style-name="gr3" draw:text-style-name="P7" svg:width="0.0543in" svg:height="0.0748in" svg:x="1.5177in" svg:y="0in" svg:viewBox="0 0 139 191" svg:d="M138 9c0-1 1-3 1-5s-1-4-5-4c-5 0-27 2-34 3-2 0-6 0-6 6 0 4 4 4 7 4 13 0 13 1 13 4 0 2-1 4-1 6-5 21-10 41-15 62-7-9-15-17-29-17-34 0-69 39-69 77 0 27 18 46 41 46 14 0 27-9 38-19 6 16 21 19 28 19 10 0 16-6 22-15 5-11 9-26 9-27 0-4-4-4-5-4-3 0-3 1-5 9-4 13-9 29-20 29-7 0-9-6-9-13 0-6 0-8 1-11 12-51 25-101 38-150zM80 154c-2 8-7 13-14 18-2 2-13 11-24 11-10 0-20-7-20-27 0-14 8-44 13-54 13-22 27-26 34-26 19 0 25 21 25 24 0 1 0 2-2 4-4 16-7 33-12 50z"><text:p/></draw:path><draw:path draw:style-name="gr3" draw:text-style-name="P7" svg:width="0.0591in" svg:height="0.1512in" svg:x="1.5906in" svg:y="0.0217in" svg:viewBox="0 0 151 385" svg:d="M149 15c2-5 2-6 2-7 0-4-5-8-8-8s-5 1-7 4c-45 123-89 245-134 367-2 5-1 5-2 7 0 4 3 7 8 7s6-2 9-8c44-120 88-242 132-362z"><text:p/></draw:path><draw:path draw:style-name="gr3" draw:text-style-name="P7" svg:width="0.0626in" svg:height="0.0965in" svg:x="1.6642in" svg:y="0.0689in" svg:viewBox="0 0 160 246" svg:d="M160 4c0-1-2-3-4-3-4 0-20 16-26 27-9-21-24-28-36-28-46 0-94 57-94 113 0 39 23 62 52 62 16 0 32-9 45-23-3 13-17 66-18 69-2 11-5 12-27 14-5 0-9 0-9 7 2 1 0 4 5 4 13 0 26-2 39-2s26 2 40 2c2 0 6 0 6-8 0-3-3-3-10-3-18 0-18-4-18-7s1-6 2-9c17-71 35-143 53-215zM53 167c-23 0-25-29-25-36 0-19 12-61 17-77 12-29 33-45 49-45 25 0 30 32 30 34s-21 87-23 88c-5 11-27 36-48 36z"><text:p/></draw:path><draw:path draw:style-name="gr3" draw:text-style-name="P7" svg:width="0.0346in" svg:height="0.1512in" svg:x="1.7406in" svg:y="0.0217in" svg:viewBox="0 0 89 385" svg:d="M89 194c0-31-4-77-25-121-23-48-56-73-61-73-2 0-3 2-3 4s0 3 8 9c37 39 59 99 59 181 0 65-14 132-63 182-4 4-4 5-4 6 0 2 1 3 3 3 5 0 39-26 62-74 20-43 24-85 24-117z"><text:p/></draw:path><draw:path draw:style-name="gr3" draw:text-style-name="P7" svg:width="0.0157in" svg:height="0.0157in" svg:x="1.8378in" svg:y="0.0898in" svg:viewBox="0 0 41 41" svg:d="M41 21c0-11-10-21-21-21-12 0-20 10-20 21s8 20 20 20c11 0 21-9 21-20z"><text:p/></draw:path><draw:path draw:style-name="gr3" draw:text-style-name="P7" svg:width="0.0756in" svg:height="0.0685in" svg:x="1.9051in" svg:y="0.0689in" svg:viewBox="0 0 193 175" svg:d="M119 54c2-10 11-45 37-45 2 0 12 0 20 5-11 1-19 11-19 21 0 6 5 13 15 13 8 0 21-6 21-22 0-20-22-26-36-26-23 0-36 21-40 30-10-26-31-30-42-30-41 0-63 51-63 59 0 5 5 5 6 5 2 0 3-1 4-5 13-40 39-50 52-50 7 0 21 3 21 26 0 11-7 38-21 92-6 24-20 40-37 40-2 0-11 0-19-5 10-2 18-10 18-21 0-10-8-13-14-13-12 0-22 10-22 22 0 17 20 25 36 25 27 0 40-26 41-29 6 15 19 29 42 29 41 0 63-49 63-59 0-4-5-4-6-4-3 0-4 1-4 5-14 40-40 50-52 50-15 0-21-13-21-26 0-8 2-17 7-33 4-19 8-36 13-54z"><text:p/></draw:path><draw:path draw:style-name="gr3" draw:text-style-name="P7" svg:width="0.0374in" svg:height="0.1819in" svg:x="1.9909in" svg:y="0.0071in" svg:viewBox="0 0 96 463" svg:d="M96 463c0-155 0-309 0-463-6 0-10 0-16 0 0 149 0 298 0 447-26 0-54 0-80 0 0 6 0 10 0 16 32 0 64 0 96 0z"><text:p/></draw:path><draw:path draw:style-name="gr3" draw:text-style-name="P7" svg:width="0.1244in" svg:height="0.0685in" svg:x="2.0894in" svg:y="0.0689in" svg:viewBox="0 0 317 175" svg:d="M23 149c-2 5-4 14-4 16 0 7 5 10 12 10 4 0 11-3 14-11 2-10 5-19 7-29 3-12 5-23 9-34 2-8 4-17 6-26 1-7 5-18 5-19 6-12 26-47 63-47 18 0 21 14 21 27 0 9-3 20-6 32-4 15-7 29-10 44-2 10-6 20-8 30-2 8-5 21-5 23 0 7 5 10 11 10 12 0 14-10 17-22 6-21 20-78 23-92 1-6 22-52 64-52 17 0 21 13 21 27 0 22-17 66-24 86-4 10-5 13-5 21 0 19 14 32 32 32 37 0 51-56 51-59 0-4-5-4-6-4-3 0-3 1-5 7-6 21-18 48-40 48-6 0-9-4-9-13 0-10 4-19 7-27 8-20 24-63 24-85 0-25-16-42-45-42-30 0-48 18-63 37 0-4-2-17-12-27-10-8-22-10-32-10-35 0-53 25-60 34-2-22-19-34-35-34-18 0-26 15-29 22-8 14-12 36-12 37 0 5 3 5 4 5 5 0 5 0 7-9 7-27 14-46 29-46 5 0 12 3 12 17 0 9-2 13-7 33-8 30-14 60-22 90z"><text:p/></draw:path><draw:path draw:style-name="gr3" draw:text-style-name="P7" svg:width="0.0646in" svg:height="0.0685in" svg:x="2.2252in" svg:y="0.0689in" svg:viewBox="0 0 165 175" svg:d="M165 66c0-41-27-66-62-66-51 0-103 55-103 110 0 39 25 65 62 65 50 0 103-53 103-109zM62 167c-17 0-33-12-33-43 0-18 10-60 22-80 18-30 41-35 51-35 23 0 34 19 34 42 0 15-7 55-22 80-13 23-35 36-52 36z"><text:p/></draw:path><draw:path draw:style-name="gr3" draw:text-style-name="P7" svg:width="0.072in" svg:height="0.1063in" svg:x="2.2988in" svg:y="0.0307in" svg:viewBox="0 0 184 271" svg:d="M184 4c0-1 0-4-6-4-5 0-42 3-48 4-3 0-6 3-6 8s4 5 9 5c19 0 20 2 20 6 0 2-1 6-1 8-8 31-16 60-23 91-8-14-19-25-37-25-45 0-92 57-92 113 0 37 21 61 51 61 7 0 27-1 50-28 4 16 17 28 35 28 14 0 22-9 29-20 7-14 11-37 11-38 0-4-3-4-4-4-4 0-5 1-6 7-6 25-13 47-28 47-11 0-13-10-13-17 0-9 2-11 3-18 18-75 37-149 56-224zM103 222c-2 7-2 8-7 15-18 20-33 26-44 26-20 0-26-21-26-35 0-20 14-67 22-85 13-23 29-37 46-37 24 0 29 32 29 34s0 4-1 6c-6 26-12 51-19 76z"><text:p/></draw:path><draw:path draw:style-name="gr3" draw:text-style-name="P7" svg:width="0.078in" svg:height="0.078in" svg:x="2.3791in" svg:y="0.0071in" svg:viewBox="0 0 199 199" svg:d="M106 106c27 0 56 0 83 0 4 0 10 0 10-7 0-6-6-6-10-6-27 0-56 0-83 0 0-28 0-56 0-83 0-3 0-10-7-10s-7 6-7 10c0 27 0 55 0 83-27 0-55 0-82 0-4 0-10 0-10 6 0 7 6 7 10 7 27 0 55 0 82 0 0 27 0 55 0 82 0 5 0 11 7 11s7-6 7-11c0-27 0-55 0-82z"><text:p/></draw:path><draw:path draw:style-name="gr3" draw:text-style-name="P7" svg:width="0.0602in" svg:height="0.1in" svg:x="2.4803in" svg:y="0.0358in" svg:viewBox="0 0 154 255" svg:d="M30 227c14-13 27-27 42-40 59-53 82-74 82-112 0-44-34-75-81-75-44 0-73 35-73 69 0 22 20 22 21 22 7 0 20-4 20-21 0-9-7-19-21-19-2 0-3 0-5 0 9-25 30-39 52-39 35 0 52 31 52 63 0 31-19 62-40 85-25 27-49 55-75 82-4 5-4 6-4 13 48 0 96 0 144 0 3-22 7-44 10-66-3 0-5 0-9 0-2 13-5 29-9 36-3 2-28 2-36 2-23 0-47 0-70 0z"><text:p/></draw:path><draw:path draw:style-name="gr3" draw:text-style-name="P7" svg:width="0.0547in" svg:height="0.0748in" svg:x="2.5551in" svg:y="0in" svg:viewBox="0 0 140 191" svg:d="M139 9c0-1 1-3 1-5s-1-4-5-4c-5 0-27 2-35 3-2 0-5 0-5 6 0 4 3 4 6 4 13 0 13 1 13 4 0 2 0 4-1 6-5 21-10 41-15 62-6-9-14-17-28-17-35 0-70 39-70 77 0 27 18 46 41 46 15 0 28-9 38-19 6 16 21 19 29 19 10 0 16-6 21-15 6-11 10-26 10-27 0-4-4-4-5-4-4 0-4 1-6 9-4 13-8 29-20 29-7 0-9-6-9-13 0-6 1-8 2-11 12-51 26-101 38-150zM80 154c-1 8-7 13-13 18-2 2-13 11-25 11-10 0-20-7-20-27 0-14 8-44 14-54 12-22 27-26 34-26 19 0 25 21 25 24 0 1-1 2-1 4-5 16-9 33-14 50z"><text:p/></draw:path></draw:g></text:p>
      <text:p text:style-name="P14"><draw:g text:anchor-type="as-char" svg:y="-0.1362in" draw:z-index="3" draw:name="Shape40" draw:style-name="gr1"><svg:title>TexMaths</svg:title><svg:desc>11§display§Decompress_{q}(x,d) = \left\lceil (q/2^{d}) \cdot x \right\rfloor§svg§600§FALSE§</svg:desc><draw:path draw:style-name="gr2" draw:text-style-name="P6" svg:width="2.1681in" svg:height="0.1736in" svg:x="0.0016in" svg:y="0.0071in" svg:viewBox="0 0 5508 442" svg:d="M0 0c1836 0 3672 0 5508 0 0 148 0 294 0 442-1836 0-3672 0-5508 0 0-148 0-294 0-442z"><text:p/></draw:path><draw:path draw:style-name="gr3" draw:text-style-name="P7" svg:width="0.1161in" svg:height="0.1028in" svg:x="-0.0004in" svg:y="0.0331in" svg:viewBox="0 0 296 262" svg:d="M46 233c-3 16-4 19-35 19-7 0-11 0-11 6 0 4 3 4 11 4 43 0 85 0 128 0 81 0 157-80 157-164 0-55-33-98-91-98-43 0-87 0-130 0-8 0-11 0-11 8 0 4 3 4 11 4 4 0 12 0 16 0 6 1 9 2 9 7 0 1-1 2-2 7-18 69-34 138-52 207zM130 26c3-13 4-14 21-14 14 0 27 0 41 0 38 0 70 20 70 72 0 18-8 81-41 124-11 14-42 44-89 44-14 0-30 0-44 0-6 0-6 0-8-1-4 0-5-1-5-3 0-1 0-2 2-9 18-72 35-142 53-213z"><text:p/></draw:path><draw:path draw:style-name="gr3" draw:text-style-name="P7" svg:width="0.0579in" svg:height="0.0685in" svg:x="0.1307in" svg:y="0.0689in" svg:viewBox="0 0 148 175" svg:d="M55 81c11 0 40 0 58-8 28-11 30-34 30-40 0-16-15-33-42-33-43 0-101 37-101 106 0 39 23 69 60 69 57 0 88-41 88-45 0-2-2-6-4-6s-3 2-5 5c-31 38-73 38-77 38-30 0-35-33-35-45 0-4 2-16 7-41 7 0 14 0 21 0zM36 74c16-60 55-65 65-65 19 0 29 11 29 24 0 41-62 41-77 41-6 0-11 0-17 0z"><text:p/></draw:path><draw:path draw:style-name="gr3" draw:text-style-name="P7" svg:width="0.0591in" svg:height="0.0685in" svg:x="0.2012in" svg:y="0.0689in" svg:viewBox="0 0 151 175" svg:d="M137 24c-6 0-12 0-17 6-6 5-7 12-7 15 0 9 7 13 15 13 11 0 22-8 22-24 0-20-19-34-47-34-51 0-103 56-103 110 0 35 22 65 63 65 55 0 88-41 88-45 0-2-3-6-6-6-1 0-2 2-4 5-31 38-73 38-77 38-26 0-35-19-35-43 0-15 7-52 20-77 13-22 33-38 54-38 14 0 29 5 34 15z"><text:p/></draw:path><draw:path draw:style-name="gr3" draw:text-style-name="P7" svg:width="0.0646in" svg:height="0.0685in" svg:x="0.2669in" svg:y="0.0689in" svg:viewBox="0 0 165 175" svg:d="M165 66c0-41-26-66-62-66-51 0-103 55-103 110 0 39 26 65 62 65 51 0 103-53 103-109zM63 167c-18 0-34-12-34-43 0-18 9-60 22-80 19-30 41-35 52-35 22 0 34 19 34 42 0 15-7 55-23 80-13 23-34 36-51 36z"><text:p/></draw:path><draw:path draw:style-name="gr3" draw:text-style-name="P7" svg:width="0.1244in" svg:height="0.0685in" svg:x="0.3386in" svg:y="0.0689in" svg:viewBox="0 0 317 175" svg:d="M23 149c-1 5-3 14-3 16 0 7 5 10 11 10 4 0 11-3 14-11 2-10 4-19 8-29 2-12 5-23 7-34 3-8 6-17 7-26 2-7 6-18 6-19 5-12 26-47 62-47 18 0 21 14 21 27 0 9-2 20-5 32-4 15-8 29-11 44-3 10-6 20-8 30-1 8-6 21-6 23 0 7 6 10 13 10 11 0 14-10 16-22 6-21 20-78 23-92 2-6 22-52 64-52 18 0 21 13 21 27 0 22-16 66-23 86-4 10-6 13-6 21 0 19 13 32 32 32 36 0 51-56 51-59 0-4-4-4-5-4-4 0-4 1-6 7-6 21-18 48-39 48-6 0-10-4-10-13 0-10 4-19 8-27 7-20 23-63 23-85 0-25-15-42-44-42-30 0-49 18-64 37 0-4-1-17-12-27-10-8-22-10-32-10-34 0-54 25-60 34-1-22-18-34-35-34-18 0-26 15-29 22-7 14-12 36-12 37 0 5 3 4 4 5 5 0 5 0 7-9 7-27 14-46 29-46 6 0 12 3 12 17 0 9-1 13-7 33-8 30-14 60-22 90z"><text:p/></draw:path><draw:path draw:style-name="gr3" draw:text-style-name="P7" svg:width="0.0791in" svg:height="0.0965in" svg:x="0.463in" svg:y="0.0689in" svg:viewBox="0 0 202 246" svg:d="M30 218c-4 13-4 17-21 17-5 0-9 0-9 6 0 3 2 5 5 5 10 0 21-2 32-2 14 0 27 2 39 2 2 0 6 0 6-8 0-3-3-3-8-3-20 0-20-4-20-7 0-4 16-67 20-77 4 11 15 24 35 24 45 0 93-56 93-113 0-36-22-62-51-62-20 0-38 14-51 30-4-21-21-30-35-30-18 0-25 15-29 22-6 13-12 36-12 37 0 5 5 5 6 5 3 0 3 0 6-9 7-27 15-46 28-46 6 0 12 3 12 17 0 9-1 14-2 20-15 58-30 115-44 172zM98 51c3-10 13-21 20-28 14-11 25-14 32-14 15 0 24 13 24 36s-12 67-20 82c-12 27-31 40-45 40-27 0-31-33-31-35s0-1 1-5c7-26 12-51 19-76z"><text:p/></draw:path><draw:path draw:style-name="gr3" draw:text-style-name="P7" svg:width="0.0618in" svg:height="0.0685in" svg:x="0.5488in" svg:y="0.0689in" svg:viewBox="0 0 158 175" svg:d="M23 149c-1 5-3 14-3 16 0 7 5 10 11 10 4 0 12-3 14-11 1-1 14-54 15-60 4-14 10-40 14-51 1-5 12-23 21-31 3-3 14-13 30-13 10 0 11 3 17 4-11 2-20 11-20 22 0 6 3 13 14 13 10 0 22-8 22-23 0-13-13-25-33-25-25 0-41 20-49 30-2-17-17-30-35-30s-25 15-29 22c-7 13-12 36-12 37 0 5 4 5 5 5 4 0 5 0 7-9 7-27 14-46 28-46 6 0 12 3 12 17 0 9-1 13-6 33-8 30-15 60-23 90z"><text:p/></draw:path><draw:path draw:style-name="gr3" draw:text-style-name="P7" svg:width="0.0579in" svg:height="0.0685in" svg:x="0.6244in" svg:y="0.0689in" svg:viewBox="0 0 148 175" svg:d="M54 81c11 0 41 0 59-8 28-11 29-34 29-40 0-16-14-33-41-33-43 0-101 37-101 106 0 39 22 69 60 69 55 0 88-41 88-45 0-2-2-6-5-6-1 0-2 2-4 5-31 38-73 38-77 38-31 0-35-33-35-45 0-4 0-16 7-41 7 0 13 0 20 0zM36 74c15-60 55-65 65-65 18 0 29 11 29 24 0 41-62 41-78 41-6 0-10 0-16 0z"><text:p/></draw:path><draw:path draw:style-name="gr3" draw:text-style-name="P7" svg:width="0.0559in" svg:height="0.0685in" svg:x="0.6961in" svg:y="0.0689in" svg:viewBox="0 0 143 175" svg:d="M132 26c-11 2-19 9-19 18 0 6 4 11 12 11s18-7 18-21c0-17-17-34-46-34-51 0-65 40-65 57 0 30 28 36 39 38 20 4 40 9 40 29 0 10-9 43-55 43-5 0-35 0-44-21 14 3 24-9 24-20 0-9-5-14-14-14-10 0-22 8-22 26 0 22 23 37 56 37 63 0 77-46 77-64 0-14-7-23-12-28-10-10-21-13-39-16-13-3-28-6-28-23 0-12 9-35 43-35 10 0 28 3 35 17z"><text:p/></draw:path><draw:path draw:style-name="gr3" draw:text-style-name="P7" svg:width="0.0559in" svg:height="0.0685in" svg:x="0.7673in" svg:y="0.0689in" svg:viewBox="0 0 143 175" svg:d="M131 26c-11 2-19 9-19 18 0 6 3 11 12 11 8 0 19-7 19-21 0-17-18-34-46-34-52 0-66 40-66 57 0 30 28 36 40 38 20 4 40 9 40 29 0 10-9 43-55 43-5 0-35 0-44-21 14 3 24-9 24-20 0-9-6-14-14-14-10 0-22 8-22 26 0 22 22 37 55 37 63 0 78-46 78-64 0-14-8-23-12-28-10-10-21-13-39-16-14-3-29-6-29-23 0-12 10-35 44-35 9 0 28 3 34 17z"><text:p/></draw:path><draw:path draw:style-name="gr3" draw:text-style-name="P7" svg:width="0.0472in" svg:height="0.0673in" svg:x="0.8378in" svg:y="0.1126in" svg:viewBox="0 0 121 172" svg:d="M121 8c0-1 0-4 0-5s-1-3-3-3c-3 0-15 9-20 18-2-6-11-18-29-18-34 0-69 37-69 77 0 27 18 44 41 44 15 0 27-9 34-14 0 1-9 35-10 39-3 15-5 16-21 16-3 0-7 0-7 5 0 3 1 5 4 5 8 0 19-1 28-1s21 1 29 1c2 0 5-1 5-7 0-3-3-3-6-3-7 0-13 0-13-3 0-2 0-2 1-7 12-48 24-96 36-144zM80 85c-2 4-2 5-5 10-10 12-23 20-33 20-11 0-20-8-20-27 0-14 8-44 13-55 13-22 27-25 34-25 19 0 24 21 24 23 0 1 0 3-1 4-4 17-7 33-12 50z"><text:p/></draw:path><draw:path draw:style-name="gr3" draw:text-style-name="P7" svg:width="0.0346in" svg:height="0.1512in" svg:x="0.9134in" svg:y="0.0217in" svg:viewBox="0 0 89 385" svg:d="M89 382c0-1 0-2-7-9-48-48-60-121-60-179 0-67 14-135 63-183 4-4 4-5 4-7 0-3-1-4-3-4-5 0-39 26-62 76-20 42-24 85-24 118 0 30 4 76 25 119 23 47 56 72 61 72 2 0 3-1 3-3z"><text:p/></draw:path><draw:path draw:style-name="gr3" draw:text-style-name="P7" svg:width="0.0752in" svg:height="0.0685in" svg:x="0.9618in" svg:y="0.0689in" svg:viewBox="0 0 192 175" svg:d="M118 54c2-10 11-45 38-45 1 0 11 0 19 5-11 1-19 11-19 21 0 6 5 13 16 13 7 0 20-6 20-22 0-20-23-26-36-26-22 0-36 21-41 30-9-26-30-30-41-30-40 0-62 51-62 59 0 5 3 5 4 5 4 0 5-1 5-5 13-40 39-50 52-50 7 0 20 3 20 26 0 11-6 38-20 92-6 24-19 40-37 40-2 0-11 0-18-5 8-2 17-10 17-21 0-10-9-13-14-13-12 0-21 10-21 22 0 17 19 25 36 25 26 0 40-26 41-29 4 15 18 29 42 29 39 0 61-49 61-59 0-4-3-4-4-4-4 0-4 1-6 5-13 40-38 50-51 50-15 0-21-13-21-26 0-8 2-17 6-33 5-19 9-36 14-54z"><text:p/></draw:path><draw:path draw:style-name="gr3" draw:text-style-name="P7" svg:width="0.0173in" svg:height="0.0453in" svg:x="1.0575in" svg:y="0.1189in" svg:viewBox="0 0 45 116" svg:d="M45 41c0-26-10-41-25-41-12 0-20 10-20 21 0 10 8 20 20 20 4 0 10-1 13-5 2-1 1-1 2-1s1 0 1 6c0 28-13 52-26 65-5 3-5 4-5 5 0 4 3 5 5 5 4 0 35-30 35-75z"><text:p/></draw:path><draw:path draw:style-name="gr3" draw:text-style-name="P7" svg:width="0.072in" svg:height="0.1063in" svg:x="1.1177in" svg:y="0.0307in" svg:viewBox="0 0 184 271" svg:d="M184 4c0-1 0-4-6-4-5 0-42 3-48 4-4 0-6 3-6 8s4 5 9 5c19 0 20 2 20 6 0 2-1 6-1 8-8 31-16 60-23 91-8-14-19-25-37-25-45 0-92 57-92 113 0 37 21 61 51 61 7 0 27-1 50-28 3 16 17 28 35 28 14 0 22-9 29-20 7-14 12-37 12-38 0-4-4-4-5-4-4 0-5 1-6 7-7 25-13 47-29 47-11 0-12-10-12-17 0-9 1-11 3-18 18-75 37-149 56-224zM103 222c-2 7-2 8-7 15-18 20-33 26-44 26-20 0-25-21-25-35 0-20 13-67 21-85 12-23 30-37 45-37 25 0 30 32 30 34s0 4-1 6c-7 26-12 51-19 76z"><text:p/></draw:path><draw:path draw:style-name="gr3" draw:text-style-name="P7" svg:width="0.035in" svg:height="0.1512in" svg:x="1.1992in" svg:y="0.0217in" svg:viewBox="0 0 90 385" svg:d="M90 194c0-31-4-77-25-121-23-48-57-73-61-73-2 0-4 2-4 4s0 3 8 9c38 39 60 99 60 181 0 65-14 132-63 182-5 4-5 5-5 6 0 2 2 3 4 3 4 0 39-26 62-74 20-43 24-85 24-117z"><text:p/></draw:path><draw:path draw:style-name="gr3" draw:text-style-name="P7" svg:width="0.1008in" svg:height="0.035in" svg:x="1.3004in" svg:y="0.080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7in" svg:height="0.1819in" svg:x="1.4839in" svg:y="0.0071in" svg:viewBox="0 0 95 463" svg:d="M0 463c5 0 10 0 15 0 0-149 0-299 0-448 27 0 53 0 80 0 0-5 0-9 0-15-32 0-63 0-95 0 0 154 0 308 0 463z"><text:p/></draw:path><draw:path draw:style-name="gr3" draw:text-style-name="P7" svg:width="0.035in" svg:height="0.1512in" svg:x="1.5398in" svg:y="0.0217in" svg:viewBox="0 0 90 385" svg:d="M90 382c0-1 0-2-6-9-49-48-61-121-61-179 0-67 14-135 62-183 5-4 5-5 5-7 0-3-2-4-4-4-4 0-39 26-62 76-19 42-24 85-24 118 0 30 4 76 26 119 23 47 56 72 60 72 2 0 4-1 4-3z"><text:p/></draw:path><draw:path draw:style-name="gr3" draw:text-style-name="P7" svg:width="0.0622in" svg:height="0.0965in" svg:x="1.5898in" svg:y="0.0689in" svg:viewBox="0 0 159 246" svg:d="M159 4c0-1-1-3-3-3-4 0-20 16-26 27-9-21-24-28-37-28-46 0-93 57-93 113 0 39 23 62 52 62 16 0 30-9 45-23-4 13-17 66-18 69-2 11-5 12-27 14-6 0-9 0-9 7 1 1 0 4 4 4 13 0 27-2 40-2s26 2 39 2c3 0 7 0 7-8 0-3-3-3-10-3-19 0-19-4-19-7s2-6 3-9c17-71 35-143 52-215zM53 167c-23 0-26-29-26-36 0-19 11-61 18-77 12-29 33-45 48-45 26 0 31 32 31 34s-22 87-23 88c-5 11-27 36-48 36z"><text:p/></draw:path><draw:path draw:style-name="gr3" draw:text-style-name="P7" svg:width="0.0591in" svg:height="0.1512in" svg:x="1.6657in" svg:y="0.0217in" svg:viewBox="0 0 151 385" svg:d="M148 15c3-5 3-6 3-7 0-4-4-8-8-8-3 0-6 1-7 4-45 123-89 245-134 367-2 5-1 5-2 7 0 4 3 7 8 7s6-2 8-8c44-120 88-242 132-362z"><text:p/></draw:path><draw:path draw:style-name="gr3" draw:text-style-name="P7" svg:width="0.0602in" svg:height="0.1in" svg:x="1.7409in" svg:y="0.0358in" svg:viewBox="0 0 154 255" svg:d="M30 227c13-13 27-27 40-40 61-53 84-74 84-112 0-44-34-75-81-75-44 0-73 35-73 69 0 22 20 22 21 22 6 0 20-4 20-21 0-9-7-19-21-19-4 0-4 0-5 0 9-25 30-39 52-39 35 0 52 31 52 63 0 31-19 62-41 85-24 27-49 55-74 82-4 5-4 6-4 13 47 0 96 0 143 0 3-22 8-44 11-66-3 0-7 0-10 0-1 13-4 29-8 36-3 2-28 2-37 2-23 0-46 0-69 0z"><text:p/></draw:path><draw:path draw:style-name="gr3" draw:text-style-name="P7" svg:width="0.0547in" svg:height="0.0748in" svg:x="1.8157in" svg:y="0in" svg:viewBox="0 0 140 191" svg:d="M139 9c0-1 1-3 1-5s-1-4-5-4c-5 0-28 2-35 3-2 0-5 0-5 6 0 4 3 4 6 4 13 0 13 1 13 4 0 2-1 4-1 6-5 21-10 41-15 62-6-9-16-17-28-17-35 0-70 39-70 77 0 27 18 46 41 46 15 0 27-9 38-19 6 16 21 19 29 19 9 0 16-6 21-15 5-11 10-26 10-27 0-4-4-3-5-4-4 0-4 1-6 9-4 13-8 29-20 29-7 0-9-6-9-13 0-6 1-8 1-11 13-51 25-101 39-150zM80 154c-2 8-7 13-13 18-3 2-13 11-25 11-10 0-20-7-20-27 0-14 8-44 14-54 12-22 27-26 34-26 19 0 23 21 23 24 0 1 0 2 0 4-4 16-8 33-13 50z"><text:p/></draw:path><draw:path draw:style-name="gr3" draw:text-style-name="P7" svg:width="0.035in" svg:height="0.1512in" svg:x="1.889in" svg:y="0.0217in" svg:viewBox="0 0 90 385" svg:d="M90 194c0-31-4-77-26-121-23-48-56-73-60-73-3 0-4 2-4 4s0 3 8 9c37 39 59 99 59 181 0 65-14 132-62 182-5 4-5 5-5 6 0 2 1 3 4 3 4 0 39-26 61-74 20-43 25-85 25-117z"><text:p/></draw:path><draw:path draw:style-name="gr3" draw:text-style-name="P7" svg:width="0.0157in" svg:height="0.0157in" svg:x="1.9866in" svg:y="0.0898in" svg:viewBox="0 0 41 41" svg:d="M41 21c0-11-9-21-20-21-12 0-21 10-21 21s9 20 21 20c11 0 20-9 20-20z"><text:p/></draw:path><draw:path draw:style-name="gr3" draw:text-style-name="P7" svg:width="0.0752in" svg:height="0.0685in" svg:x="2.0539in" svg:y="0.0689in" svg:viewBox="0 0 192 175" svg:d="M118 54c2-10 11-45 38-45 1 0 11 0 19 5-11 1-19 11-19 21 0 6 5 13 16 13 7 0 20-6 20-22 0-20-23-26-36-26-22 0-36 21-41 30-9-26-30-30-41-30-40 0-63 51-63 59 0 5 4 5 5 5 4 0 5-1 5-5 13-40 38-50 52-50 7 0 20 3 20 26 0 11-6 38-20 92-6 24-20 40-37 40-2 0-11 0-20-5 10-2 19-10 19-21 0-10-9-13-14-13-12 0-21 10-21 22 0 17 19 25 36 25 26 0 39-26 41-29 4 15 18 29 41 29 40 0 62-49 62-59 0-4-3-4-5-4-3 0-3 1-5 5-13 40-39 50-51 50-16 0-21-13-21-26 0-8 2-17 6-33 5-19 9-36 14-54z"><text:p/></draw:path><draw:path draw:style-name="gr3" draw:text-style-name="P7" svg:width="0.0374in" svg:height="0.1819in" svg:x="2.1398in" svg:y="0.0071in" svg:viewBox="0 0 96 463" svg:d="M96 463c0-155 0-309 0-463-6 0-10 0-16 0 0 149 0 298 0 447-26 0-54 0-80 0 0 6 0 10 0 16 32 0 64 0 96 0z"><text:p/></draw:path></draw:g></text:p>
      <text:p text:style-name="P12"/>
      <text:p text:style-name="P15">Example :</text:p>
      <text:p text:style-name="P16"><text:span text:style-name="T8">q = 10</text:span><text:span text:style-name="T9"> <text:tab/></text:span><text:tab/><text:span text:style-name="T10">*it is for simple explanation only, the real Kyber use q = 3329</text:span></text:p>
      <text:p text:style-name="P17">8 + 3x + 9x<text:span text:style-name="T11">2</text:span> + x<text:span text:style-name="T11">3</text:span></text:p>
      <text:p text:style-name="P18">we’ll apply compress function to each polynomial coefficients</text:p>
      <text:p text:style-name="P18">polynomial coeeficients = <text:span text:style-name="T12">[8, 3, 9, 1]</text:span></text:p>
      <text:p text:style-name="P19"><text:span text:style-name="T8">x = 8, d = 1 </text:span><text:tab/><text:span text:style-name="T10">*x : first coefficient, d : defined number, where</text:span> <draw:g text:anchor-type="as-char" svg:y="-0.1134in" draw:z-index="4" draw:name="Shape41" draw:style-name="gr1"><svg:title>TexMaths</svg:title><svg:desc>11§display§d &lt; \left\lceil log_{2} (q) \right\rceil§svg§600§FALSE§</svg:desc><draw:path draw:style-name="gr2" draw:text-style-name="P6" svg:width="0.8291in" svg:height="0.1358in" svg:x="0.0016in" svg:y="0.0071in" svg:viewBox="0 0 2107 346" svg:d="M0 0c702 0 1405 0 2107 0 0 116 0 230 0 346-702 0-1405 0-2107 0 0-116 0-230 0-346z"><text:p/></draw:path><draw:path draw:style-name="gr3" draw:text-style-name="P7" svg:width="0.072in" svg:height="0.1063in" svg:x="-0.0004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7" svg:width="0.0921in" svg:height="0.087in" svg:x="0.128in" svg:y="0.0307in" svg:viewBox="0 0 235 222" svg:d="M229 17c4-4 6-5 6-9 0-5-3-8-7-8-1 0-1 0-7 2-71 34-143 67-214 101-4 3-7 3-7 8s3 7 7 9c71 33 143 67 214 100 6 2 6 2 7 2 4 0 7-3 7-7 0-5-2-6-6-8-68-32-135-64-204-96 69-32 136-63 204-94z"><text:p/></draw:path><draw:path draw:style-name="gr3" draw:text-style-name="P7" svg:width="0.0374in" svg:height="0.1512in" svg:x="0.3024in" svg:y="0in" svg:viewBox="0 0 96 385" svg:d="M81 15c6 0 15 0 15-7 0-8-9-8-15-8-23 0-45 0-68 0-12 0-13 2-13 14 0 119 0 238 0 357 0 6 0 14 8 14 7 0 7-7 7-14 0-119 0-237 0-356 22 0 44 0 66 0z"><text:p/></draw:path><draw:path draw:style-name="gr3" draw:text-style-name="P7" svg:width="0.0323in" svg:height="0.1063in" svg:x="0.35in" svg:y="0.0071in" svg:viewBox="0 0 83 271" svg:d="M83 4c0-1 0-4-5-4-9 0-37 3-47 3-3 1-8 1-8 9 0 5 5 5 10 5 19 0 19 3 19 6 0 2-1 6-1 8-17 64-32 128-49 191-1 5-2 7-2 14 0 22 17 35 35 35 13 0 22-8 29-22 8-14 12-37 12-38 0-3-3-3-4-3-5 0-5 1-6 7-7 25-14 47-30 47-12 0-12-12-12-18 0-8 1-11 4-18 18-74 36-148 55-222z"><text:p/></draw:path><draw:path draw:style-name="gr3" draw:text-style-name="P7" svg:width="0.0646in" svg:height="0.0685in" svg:x="0.398in" svg:y="0.0453in" svg:viewBox="0 0 165 175" svg:d="M165 65c0-40-27-65-62-65-51 0-103 55-103 110 0 38 25 65 62 65 51 0 103-53 103-110zM62 166c-17 0-33-12-33-42 0-18 10-60 22-80 19-30 41-35 51-35 23 0 34 19 34 42 0 14-7 55-22 80-13 22-35 35-52 35z"><text:p/></draw:path><draw:path draw:style-name="gr3" draw:text-style-name="P7" svg:width="0.0693in" svg:height="0.0976in" svg:x="0.4673in" svg:y="0.0453in" svg:viewBox="0 0 177 249" svg:d="M176 25c0-2 1-4 1-6 0-7-4-11-11-11-4 0-14 3-16 16-7-14-20-24-36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3" draw:text-style-name="P7" svg:width="0.0465in" svg:height="0.0701in" svg:x="0.5445in" svg:y="0.0661in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7" svg:width="0.035in" svg:height="0.1512in" svg:x="0.6209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7" svg:width="0.0626in" svg:height="0.0957in" svg:x="0.6709in" svg:y="0.0453in" svg:viewBox="0 0 160 244" svg:d="M160 4c0-1-2-3-4-3-4 0-20 16-26 27-9-21-24-28-36-28-46 0-94 57-94 113 0 38 23 62 52 62 16 0 31-9 45-23-3 13-17 65-18 68-2 11-5 12-27 12-6 0-9 0-9 8 0 1 0 4 5 4 13 0 26-1 39-1s26 1 40 1c2 0 6 0 6-7 0-5-3-5-10-5-18 0-18-2-18-5s1-6 2-9c17-70 35-142 53-214zM53 166c-23 0-25-29-25-36 0-18 11-61 17-76 12-29 33-45 49-45 25 0 30 31 30 34 0 2-22 87-23 88-5 11-27 35-48 35z"><text:p/></draw:path><draw:path draw:style-name="gr3" draw:text-style-name="P7" svg:width="0.0346in" svg:height="0.1512in" svg:x="0.747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7" svg:width="0.0374in" svg:height="0.1512in" svg:x="0.8008in" svg:y="0in" svg:viewBox="0 0 96 385" svg:d="M96 14c0-13-1-14-15-14-23 0-45 0-68 0-5 0-13 0-13 8 0 7 8 7 13 7 22 0 45 0 67 0 0 119 0 237 0 356 0 6 0 14 8 14s8-7 8-14c0-119 0-238 0-357z"><text:p/></draw:path></draw:g><text:s/></text:p>
      <text:p text:style-name="P20"><text:span text:style-name="T13">Compress</text:span><text:span text:style-name="T14">10</text:span><text:span text:style-name="T13">(8, 1) = (2</text:span><text:span text:style-name="T15">1</text:span><text:span text:style-name="T13">/10) . 8 = 1.6 </text:span>→ round up to <text:span text:style-name="T13">2 </text:span>→<text:span text:style-name="T13"> <text:s/></text:span><text:span text:style-name="T16">2 </text:span><text:span text:style-name="T13">mod 2</text:span><text:span text:style-name="T15">1 </text:span><text:span text:style-name="T16"><text:s/>= 0</text:span></text:p>
      <text:p text:style-name="P21"><text:span text:style-name="T13">x = 3, d = 1 </text:span><text:tab/></text:p>
      <text:p text:style-name="P20"><text:span text:style-name="T13">Compress</text:span><text:span text:style-name="T14">10</text:span><text:span text:style-name="T13">(3, 1) = (2</text:span><text:span text:style-name="T15">1</text:span><text:span text:style-name="T13">/10) . 3 = 0.6 </text:span>→ round up to <text:span text:style-name="T13">1 </text:span>→<text:span text:style-name="T13"> </text:span><text:span text:style-name="T16">1 </text:span><text:span text:style-name="T13">mod 2</text:span><text:span text:style-name="T15">1</text:span><text:span text:style-name="T13"> </text:span><text:span text:style-name="T16">= </text:span><text:span text:style-name="T17">1</text:span></text:p>
      <text:p text:style-name="P21"><text:span text:style-name="T13">x = 9, d = 1 </text:span><text:tab/></text:p>
      <text:p text:style-name="P20"><text:span text:style-name="T13">Compress</text:span><text:span text:style-name="T14">10</text:span><text:span text:style-name="T13">(9, 1) = (2</text:span><text:span text:style-name="T15">1</text:span><text:span text:style-name="T13">/10) . 9 = 1.8 </text:span>→ round up to <text:span text:style-name="T13">2 </text:span>→<text:span text:style-name="T13"> </text:span><text:span text:style-name="T16">2 </text:span><text:span text:style-name="T13">mod 2</text:span><text:span text:style-name="T15">1</text:span><text:span text:style-name="T13"> </text:span><text:span text:style-name="T16">= 0</text:span></text:p>
      <text:p text:style-name="P21"><text:span text:style-name="T13">x = 1, d = 1 </text:span><text:tab/></text:p>
      <text:p text:style-name="P20"><text:span text:style-name="T13">Compress</text:span><text:span text:style-name="T14">10</text:span><text:span text:style-name="T13">(1, 1) = (2</text:span><text:span text:style-name="T15">1</text:span><text:span text:style-name="T13">/</text:span><text:span text:style-name="T18">1</text:span><text:span text:style-name="T13">0) . </text:span><text:span text:style-name="T17">1</text:span><text:span text:style-name="T13"> = 0.2 </text:span>→ round up to<text:span text:style-name="T13"> 0 </text:span>→<text:span text:style-name="T13"> </text:span><text:span text:style-name="T17">0 </text:span><text:span text:style-name="T13">mod 2</text:span><text:span text:style-name="T15">1</text:span><text:span text:style-name="T13"> </text:span><text:span text:style-name="T16">= </text:span><text:span text:style-name="T17">0</text:span></text:p>
      <text:p text:style-name="P19"><text:span text:style-name="T12"/></text:p>
      <text:p text:style-name="P22">8 + 3x + 9x<text:span text:style-name="T11">2</text:span> + x<text:span text:style-name="T11">3</text:span></text:p>
      <text:p text:style-name="P23">polynomial coeeficients = [8, 3, 9, 1]</text:p>
      <text:p text:style-name="P24"><text:span text:style-name="T13">x = </text:span><text:span text:style-name="T19">8</text:span><text:span text:style-name="T13">, d = 1 </text:span><text:tab/></text:p>
      <text:p text:style-name="P25"><text:span text:style-name="T19">Dec</text:span><text:span text:style-name="T13">ompress</text:span><text:span text:style-name="T14">10</text:span><text:span text:style-name="T13">(</text:span><text:span text:style-name="T18">8</text:span><text:span text:style-name="T13">, 1) = (10/2</text:span><text:span text:style-name="T15">1</text:span><text:span text:style-name="T13">) = </text:span><text:span text:style-name="T20">5</text:span><text:span text:style-name="T13"> </text:span>→ round up to <text:span text:style-name="T20">5</text:span><text:span text:style-name="T13"> </text:span>→<text:span text:style-name="T13"> </text:span><text:span text:style-name="T20">5</text:span><text:span text:style-name="T16"> </text:span><text:span text:style-name="T21">. </text:span><text:span text:style-name="T20">8</text:span><text:span text:style-name="T13"> </text:span><text:span text:style-name="T16">= </text:span><text:span text:style-name="T20">40</text:span></text:p>
      <text:p text:style-name="P26"><text:span text:style-name="T13">x = </text:span><text:span text:style-name="T20">3</text:span><text:span text:style-name="T13">, d = 1 </text:span><text:tab/></text:p>
      <text:p text:style-name="P27"><text:span text:style-name="T19">Dec</text:span><text:span text:style-name="T20">ompress</text:span><text:span text:style-name="T22">10</text:span><text:span text:style-name="T20">(3, 1) = (10/2</text:span><text:span text:style-name="T23">1</text:span><text:span text:style-name="T20">) = 5 </text:span><text:span text:style-name="T24">→</text:span><text:span text:style-name="T20"> </text:span><text:span text:style-name="T24">round up to</text:span><text:span text:style-name="T20"> 5 </text:span><text:span text:style-name="T24">→</text:span><text:span text:style-name="T20"> 5</text:span><text:span text:style-name="T16"> </text:span><text:span text:style-name="T21">. </text:span><text:span text:style-name="T20">3 </text:span><text:span text:style-name="T16">= </text:span><text:span text:style-name="T20">15</text:span></text:p>
      <text:p text:style-name="P26"><text:span text:style-name="T13">x = </text:span><text:span text:style-name="T20">9</text:span><text:span text:style-name="T13">, d = 1 </text:span><text:tab/></text:p>
      <text:p text:style-name="P27"><text:span text:style-name="T19">Dec</text:span><text:span text:style-name="T20">ompress</text:span><text:span text:style-name="T22">10</text:span><text:span text:style-name="T20">(9, 1) = (10/2</text:span><text:span text:style-name="T23">1</text:span><text:span text:style-name="T20">) = 5 </text:span><text:span text:style-name="T24">→</text:span><text:span text:style-name="T20"> </text:span><text:span text:style-name="T24">round up to</text:span><text:span text:style-name="T20"> 5 </text:span><text:span text:style-name="T24">→</text:span><text:span text:style-name="T20"> 5</text:span><text:span text:style-name="T16"> </text:span><text:span text:style-name="T21">. </text:span><text:span text:style-name="T20">9 </text:span><text:span text:style-name="T16">= </text:span><text:span text:style-name="T20">45</text:span></text:p>
      <text:p text:style-name="P27"><text:span text:style-name="T13">x = </text:span><text:span text:style-name="T20">1</text:span><text:span text:style-name="T13">, d = 1 </text:span><text:tab/></text:p>
      <text:p text:style-name="P27"><text:span text:style-name="T19">Dec</text:span><text:span text:style-name="T20">ompress</text:span><text:span text:style-name="T22">10</text:span><text:span text:style-name="T20">(1, 1) = (10/2</text:span><text:span text:style-name="T23">1</text:span><text:span text:style-name="T20">) = 5 </text:span><text:span text:style-name="T24">→</text:span><text:span text:style-name="T20"> </text:span><text:span text:style-name="T24">round up to</text:span><text:span text:style-name="T20"> 5 </text:span><text:span text:style-name="T24">→</text:span><text:span text:style-name="T20"> 5</text:span><text:span text:style-name="T16"> </text:span><text:span text:style-name="T21">. </text:span><text:span text:style-name="T20">1 </text:span><text:span text:style-name="T16">= </text:span><text:span text:style-name="T20">5</text:span></text:p>
      <text:p text:style-name="P28"><text:span text:style-name="T2"/></text:p>
      <text:p text:style-name="P28"><text:span text:style-name="T2">Note</text:span>: compression is lossy! We do not get the same polynomial back by computing <text:span text:style-name="T25">f.compress(d).decompress(d)</text:span>. They are however close.</text:p>
      <text:p text:style-name="P29">The main reason for defining the <text:span text:style-name="T12">Compress</text:span><text:span text:style-name="T26">q</text:span> and <text:span text:style-name="T12">Decompress</text:span><text:span text:style-name="T26">q</text:span> functions is to be able to discard some low-order bits in the ciphertext which do not have much effect on the correctness probability of decryption – thus reducing the size of ciphertexts.</text:p>
      <text:p text:style-name="P1"/>
      <text:p text:style-name="P1"/>
      <text:p text:style-name="P30">Decompress</text:p>
      <text:p text:style-name="P31"/>
      <text:p text:style-name="P31">before decomp --&gt; </text:p>
      <text:p text:style-name="P31">[[230 + 38*x + 26*x^2 + 281*x^3 + 254*x^4 + 262*x^5 + 31*x^6 + 236*x^7 + 198*x^8 + 102*x^9 + 74*x^10 + 3*x^11 + 62*x^12 + 269*x^13 + 311*x^14 + 73*x^15 + 105*x^16 + 256*x^17 + 48*x^18 + 13*x^19 + 6*x^20 + 133*x^21 + 224*x^22 + 77*x^23 + 144*x^24 + 129*x^25 + 188*x^26 + 188*x^27 + 306*x^28 + 269*x^29 + 24*x^30 + 66*x^31 + 240*x^32 + 113*x^33 + 307*x^34 + 47*x^35 + 282*x^36 + 236*x^37 + 187*x^38 + 64*x^39 + 177*x^40 + 259*x^41 + 91*x^42 + 2*x^43 + 74*x^44 + 96*x^45 + 51*x^46 + 70*x^47 + 34*x^48 + 112*x^49 + 307*x^50 + 74*x^51 + 3*x^52 + 215*x^53 + 242*x^54 + 307*x^55 + 148*x^56 + 61*x^57 + 284*x^58 + 300*x^59 + 202*x^60 + 118*x^61 + 133*x^62 + 35*x^63 + 298*x^64 + 89*x^65 + 138*x^66 + 246*x^67 + 282*x^68 + 17*x^69 + 201*x^70 + 309*x^71 + 204*x^72 + 77*x^73 + 52*x^74 + 126*x^75 + 91*x^76 + 5*x^77 + 199*x^78 + 202*x^79 + 221*x^80 + 71*x^81 + 150*x^82 + 105*x^83 + 180*x^84 + 303*x^85 + 58*x^86 + 151*x^87 + 75*x^88 + 245*x^89 + 51*x^90 + 160*x^91 + 206*x^92 + 148*x^93 + 100*x^94 + 149*x^95 + 179*x^96 + 256*x^97 + 170*x^98 + 106*x^99 + 182*x^100 + 231*x^101 + 9*x^102 + 221*x^103 + 133*x^104 + 260*x^105 + 281*x^106 + 105*x^107 + 182*x^108 + 129*x^109 + 119*x^110 + 208*x^111 + 72*x^112 + 223*x^113 + 56*x^114 + 33*x^115 + 14*x^116 + 255*x^117 + 50*x^118 + 33*x^119 + 210*x^120 + 252*x^121 + 258*x^122 + 186*x^123 + 273*x^124 + 83*x^125 + 184*x^126 + 229*x^127 + 161*x^128 + 205*x^129 + 56*x^130 + 208*x^131 + 89*x^132 + 22*x^133 + 179*x^134 + 214*x^135 + 231*x^136 + 51*x^137 + 17*x^138 + 161*x^139 + 128*x^140 + 98*x^141 + 20*x^142 + 73*x^143 + 150*x^144 + 276*x^145 + 105*x^146 + 55*x^147 + 294*x^148 + 85*x^149 + 235*x^150 + 292*x^151 + 6*x^152 + 7*x^153 + 32*x^154 + 21*x^155 + 117*x^156 + 295*x^157 + 114*x^158 + 81*x^159 + 73*x^160 + 239*x^161 + 17*x^162 + 147*x^163 + 7*x^164 + 11*x^165 + 231*x^166 + 223*x^167 + 4*x^168 + 150*x^169 + 93*x^170 + 164*x^171 + 128*x^172 + 49*x^173 + 107*x^174 + 244*x^175 + 80*x^176 + 225*x^177 + 280*x^178 + 19*x^179 + 181*x^180 + 120*x^181 + 155*x^182 + 141*x^183 + 226*x^184 + 257*x^185 + 226*x^186 + 212*x^187 + 193*x^188 + 211*x^189 + 137*x^190 + 294*x^191 + 278*x^192 + 182*x^193 + 310*x^194 + 84*x^195 + 139*x^196 + 189*x^197 + 140*x^198 + 197*x^199 + 259*x^200 + 284*x^201 + 102*x^202 + 98*x^203 + 136*x^204 + 238*x^205 + 246*x^206 + 177*x^207 + 145*x^208 + 132*x^209 + 19*x^210 + 298*x^211 + 282*x^212 + 195*x^213 + 46*x^214 + 104*x^215 + 53*x^216 + 156*x^217 + 131*x^218 + 113*x^219 + 5*x^220 + 262*x^221 + 226*x^222 + 41*x^223 + 252*x^224 + 287*x^225 + 253*x^226 + 260*x^227 + 193*x^228 + 264*x^229 + 162*x^230 + 271*x^231 + 54*x^232 + 236*x^233 + 106*x^234 + 160*x^235 + 143*x^236 + 255*x^237 + 246*x^238 + 145*x^239 + 207*x^240 + 217*x^241 + 33*x^242 + 213*x^243 + 111*x^244 + 12*x^245 + 29*x^246 + 167*x^247 + 4*x^248 + 26*x^249 + 284*x^250 + 169*x^251 + 228*x^252 + 96*x^253 + 133*x^254 + 118*x^255], [210 + 249*x + 285*x^2 + 286*x^3 + 227*x^4 + 300*x^5 + 295*x^6 + 301*x^7 + 5*x^8 + 38*x^9 + 198*x^10 + 312*x^11 + 60*x^12 + 234*x^13 + 90*x^14 + 249*x^15 + 195*x^16 + 191*x^17 + 314*x^18 + 25*x^19 + 112*x^20 + 239*x^21 + 186*x^22 + 74*x^23 + 117*x^24 + 229*x^25 + 53*x^26 + 241*x^27 + 311*x^28 + 194*x^29 + 208*x^30 + 23*x^31 + 4*x^32 + 208*x^33 + 162*x^34 + 301*x^35 + 301*x^36 + 122*x^37 + 82*x^38 + 18*x^39 + 311*x^40 + 246*x^41 + 102*x^42 + 201*x^43 + 7*x^44 + 204*x^45 + 112*x^46 + 78*x^47 + 217*x^48 + 54*x^49 + 57*x^50 + 281*x^51 + 225*x^52 + 75*x^53 + 26*x^54 + 9*x^55 + 56*x^56 + 227*x^57 + 87*x^58 + 147*x^59 + 148*x^60 + 166*x^61 + 146*x^62 + 209*x^63 + 129*x^64 + 239*x^65 + 247*x^66 + 13*x^68 + 7*x^69 + 288*x^70 + 165*x^71 + 107*x^72 + 28*x^73 + 188*x^74 + 303*x^75 + 112*x^76 + 13*x^77 + 154*x^78 + 225*x^79 + 49*x^80 + 77*x^81 + 110*x^82 + 165*x^83 + 157*x^84 + 91*x^85 + 22*x^86 + 68*x^87 + 226*x^88 + 63*x^89 + 314*x^90 + 31*x^91 + 305*x^92 + 62*x^93 + 250*x^94 + 200*x^95 + 293*x^96 + 73*x^97 + 272*x^98 + 163*x^99 + 169*x^100 + 267*x^101 + 199*x^102 + 116*x^103 + 290*x^104 + 289*x^105 + 176*x^106 + 26*x^107 + 252*x^108 + 10*x^109 + 193*x^110 + 199*x^111 + 140*x^113 + 119*x^114 + 259*x^115 + 288*x^116 + 126*x^117 + 146*x^118 + 26*x^119 + 117*x^120 + 249*x^121 + 289*x^122 + 262*x^123 + 112*x^124 + 170*x^125 + 38*x^126 + 19*x^127 + 149*x^128 + 171*x^129 + 117*x^130 + 166*x^131 + 304*x^132 + 8*x^133 + 112*x^134 + 132*x^135 + 130*x^136 + 175*x^137 + 8*x^138 + 122*x^139 + 252*x^140 + 213*x^141 + 311*x^142 + 218*x^143 + 142*x^144 + 265*x^145 + 149*x^146 + 94*x^147 + 173*x^148 + 141*x^149 + 241*x^150 + 4*x^151 + 143*x^152 + 90*x^153 + 130*x^154 + 75*x^155 + 186*x^156 + 51*x^157 + 90*x^158 + 46*x^159 + 265*x^160 + 295*x^161 + 91*x^162 + 231*x^163 + 153*x^164 + 39*x^165 + 212*x^166 + 282*x^167 + 240*x^168 + 159*x^169 + 185*x^170 + 90*x^171 + 193*x^172 + 89*x^173 + 250*x^174 + 287*x^175 + 263*x^176 + 34*x^177 + 107*x^178 + 65*x^179 + 197*x^180 + 32*x^181 + 245*x^182 + 173*x^183 + 230*x^184 + 264*x^185 + 220*x^186 + 159*x^187 + 233*x^188 + 107*x^189 + 93*x^190 + 225*x^191 + 7*x^192 + 108*x^193 + 189*x^194 + 227*x^195 + 124*x^196 + 83*x^197 + 243*x^198 + <text:soft-page-break/>80*x^199 + 97*x^200 + 223*x^201 + 275*x^202 + 276*x^203 + 17*x^204 + 79*x^205 + 81*x^206 + 234*x^207 + 104*x^208 + 188*x^209 + 137*x^210 + 40*x^211 + 209*x^212 + 229*x^213 + 106*x^214 + 196*x^215 + 109*x^216 + 190*x^217 + 42*x^218 + 136*x^219 + 85*x^220 + 166*x^221 + 258*x^222 + 248*x^223 + 237*x^224 + 120*x^225 + 232*x^226 + 2*x^227 + 189*x^228 + 247*x^229 + 59*x^230 + 73*x^231 + 212*x^232 + 16*x^233 + 31*x^234 + 168*x^235 + 83*x^236 + 125*x^237 + 225*x^238 + 222*x^239 + 256*x^240 + 102*x^241 + 90*x^242 + 238*x^243 + 31*x^244 + 253*x^245 + 271*x^246 + 83*x^247 + 297*x^248 + 126*x^249 + 309*x^250 + 102*x^251 + 97*x^252 + 247*x^253 + 35*x^254 + 124*x^255]]</text:p>
      <text:p text:style-name="P31"/>
      <text:p text:style-name="P31">after decomp --&gt; </text:p>
      <text:p text:style-name="P31">[[748 + 124*x + 85*x^2 + 914*x^3 + 826*x^4 + 852*x^5 + 101*x^6 + 767*x^7 + 644*x^8 + 332*x^9 + 241*x^10 + 10*x^11 + 202*x^12 + 875*x^13 + 1011*x^14 + 237*x^15 + 341*x^16 + 832*x^17 + 156*x^18 + 42*x^19 + 20*x^20 + 432*x^21 + 728*x^22 + 250*x^23 + 468*x^24 + 419*x^25 + 611*x^26 + 611*x^27 + 995*x^28 + 875*x^29 + 78*x^30 + 215*x^31 + 780*x^32 + 367*x^33 + 998*x^34 + 153*x^35 + 917*x^36 + 767*x^37 + 608*x^38 + 208*x^39 + 575*x^40 + 842*x^41 + 296*x^42 + 7*x^43 + 241*x^44 + 312*x^45 + 166*x^46 + 228*x^47 + 111*x^48 + 364*x^49 + 998*x^50 + 241*x^51 + 10*x^52 + 699*x^53 + 787*x^54 + 998*x^55 + 481*x^56 + 198*x^57 + 923*x^58 + 975*x^59 + 657*x^60 + 384*x^61 + 432*x^62 + 114*x^63 + 969*x^64 + 289*x^65 + 449*x^66 + 800*x^67 + 917*x^68 + 55*x^69 + 653*x^70 + 1005*x^71 + 663*x^72 + 250*x^73 + 169*x^74 + 410*x^75 + 296*x^76 + 16*x^77 + 647*x^78 + 657*x^79 + 718*x^80 + 231*x^81 + 488*x^82 + 341*x^83 + 585*x^84 + 985*x^85 + 189*x^86 + 491*x^87 + 244*x^88 + 796*x^89 + 166*x^90 + 520*x^91 + 670*x^92 + 481*x^93 + 325*x^94 + 484*x^95 + 582*x^96 + 832*x^97 + 553*x^98 + 345*x^99 + 592*x^100 + 751*x^101 + 29*x^102 + 718*x^103 + 432*x^104 + 845*x^105 + 914*x^106 + 341*x^107 + 592*x^108 + 419*x^109 + 387*x^110 + 676*x^111 + 234*x^112 + 725*x^113 + 182*x^114 + 107*x^115 + 46*x^116 + 829*x^117 + 163*x^118 + 107*x^119 + 683*x^120 + 819*x^121 + 839*x^122 + 605*x^123 + 888*x^124 + 270*x^125 + 598*x^126 + 744*x^127 + 523*x^128 + 666*x^129 + 182*x^130 + 676*x^131 + 289*x^132 + 72*x^133 + 582*x^134 + 696*x^135 + 751*x^136 + 166*x^137 + 55*x^138 + 523*x^139 + 416*x^140 + 319*x^141 + 65*x^142 + 237*x^143 + 488*x^144 + 897*x^145 + 341*x^146 + 179*x^147 + 956*x^148 + 276*x^149 + 764*x^150 + 949*x^151 + 20*x^152 + 23*x^153 + 104*x^154 + 68*x^155 + 380*x^156 + 959*x^157 + 371*x^158 + 263*x^159 + 237*x^160 + 777*x^161 + 55*x^162 + 478*x^163 + 23*x^164 + 36*x^165 + 751*x^166 + 725*x^167 + 13*x^168 + 488*x^169 + 302*x^170 + 533*x^171 + 416*x^172 + 159*x^173 + 348*x^174 + 793*x^175 + 260*x^176 + 731*x^177 + 910*x^178 + 62*x^179 + 588*x^180 + 390*x^181 + 504*x^182 + 458*x^183 + 735*x^184 + 836*x^185 + 735*x^186 + 689*x^187 + 627*x^188 + 686*x^189 + 445*x^190 + 956*x^191 + 904*x^192 + 592*x^193 + 1008*x^194 + 273*x^195 + 452*x^196 + 614*x^197 + 455*x^198 + 640*x^199 + 842*x^200 + 923*x^201 + 332*x^202 + 319*x^203 + 442*x^204 + 774*x^205 + 800*x^206 + 575*x^207 + 471*x^208 + 429*x^209 + 62*x^210 + 969*x^211 + 917*x^212 + 634*x^213 + 150*x^214 + 338*x^215 + 172*x^216 + 507*x^217 + 426*x^218 + 367*x^219 + 16*x^220 + 852*x^221 + 735*x^222 + 133*x^223 + 819*x^224 + 933*x^225 + 822*x^226 + 845*x^227 + 627*x^228 + 858*x^229 + 527*x^230 + 881*x^231 + 176*x^232 + 767*x^233 + 345*x^234 + 520*x^235 + 465*x^236 + 829*x^237 + 800*x^238 + 471*x^239 + 673*x^240 + 705*x^241 + 107*x^242 + 692*x^243 + 361*x^244 + 39*x^245 + 94*x^246 + 543*x^247 + 13*x^248 + 85*x^249 + 923*x^250 + 549*x^251 + 741*x^252 + 312*x^253 + 432*x^254 + 384*x^255], [683 + 809*x + 927*x^2 + 930*x^3 + 738*x^4 + 975*x^5 + 959*x^6 + 979*x^7 + 16*x^8 + 124*x^9 + 644*x^10 + 1014*x^11 + 195*x^12 + 761*x^13 + 293*x^14 + 809*x^15 + 634*x^16 + 621*x^17 + 1021*x^18 + 81*x^19 + 364*x^20 + 777*x^21 + 605*x^22 + 241*x^23 + 380*x^24 + 744*x^25 + 172*x^26 + 783*x^27 + 1011*x^28 + 631*x^29 + 676*x^30 + 75*x^31 + 13*x^32 + 676*x^33 + 527*x^34 + 979*x^35 + 979*x^36 + 397*x^37 + 267*x^38 + 59*x^39 + 1011*x^40 + 800*x^41 + 332*x^42 + 653*x^43 + 23*x^44 + 663*x^45 + 364*x^46 + 254*x^47 + 705*x^48 + 176*x^49 + 185*x^50 + 914*x^51 + 731*x^52 + 244*x^53 + 85*x^54 + 29*x^55 + 182*x^56 + 738*x^57 + 283*x^58 + 478*x^59 + 481*x^60 + 540*x^61 + 475*x^62 + 679*x^63 + 419*x^64 + 777*x^65 + 803*x^66 + 42*x^68 + 23*x^69 + 936*x^70 + 536*x^71 + 348*x^72 + 91*x^73 + 611*x^74 + 985*x^75 + 364*x^76 + 42*x^77 + 501*x^78 + 731*x^79 + 159*x^80 + 250*x^81 + 358*x^82 + 536*x^83 + 510*x^84 + 296*x^85 + 72*x^86 + 221*x^87 + 735*x^88 + 205*x^89 + 1021*x^90 + 101*x^91 + 992*x^92 + 202*x^93 + 813*x^94 + 650*x^95 + 953*x^96 + 237*x^97 + 884*x^98 + 530*x^99 + 549*x^100 + 868*x^101 + 647*x^102 + 377*x^103 + 943*x^104 + 940*x^105 + 572*x^106 + 85*x^107 + 819*x^108 + 33*x^109 + 627*x^110 + 647*x^111 + 455*x^113 + 387*x^114 + 842*x^115 + 936*x^116 + 410*x^117 + 475*x^118 + 85*x^119 + 380*x^120 + 809*x^121 + 940*x^122 + 852*x^123 + 364*x^124 + 553*x^125 + 124*x^126 + 62*x^127 + 484*x^128 + 556*x^129 + 380*x^130 + <text:soft-page-break/>540*x^131 + 988*x^132 + 26*x^133 + 364*x^134 + 429*x^135 + 423*x^136 + 569*x^137 + 26*x^138 + 397*x^139 + 819*x^140 + 692*x^141 + 1011*x^142 + 709*x^143 + 462*x^144 + 862*x^145 + 484*x^146 + 306*x^147 + 562*x^148 + 458*x^149 + 783*x^150 + 13*x^151 + 465*x^152 + 293*x^153 + 423*x^154 + 244*x^155 + 605*x^156 + 166*x^157 + 293*x^158 + 150*x^159 + 862*x^160 + 959*x^161 + 296*x^162 + 751*x^163 + 497*x^164 + 127*x^165 + 689*x^166 + 917*x^167 + 780*x^168 + 517*x^169 + 601*x^170 + 293*x^171 + 627*x^172 + 289*x^173 + 813*x^174 + 933*x^175 + 855*x^176 + 111*x^177 + 348*x^178 + 211*x^179 + 640*x^180 + 104*x^181 + 796*x^182 + 562*x^183 + 748*x^184 + 858*x^185 + 715*x^186 + 517*x^187 + 757*x^188 + 348*x^189 + 302*x^190 + 731*x^191 + 23*x^192 + 351*x^193 + 614*x^194 + 738*x^195 + 403*x^196 + 270*x^197 + 790*x^198 + 260*x^199 + 315*x^200 + 725*x^201 + 894*x^202 + 897*x^203 + 55*x^204 + 257*x^205 + 263*x^206 + 761*x^207 + 338*x^208 + 611*x^209 + 445*x^210 + 130*x^211 + 679*x^212 + 744*x^213 + 345*x^214 + 637*x^215 + 354*x^216 + 618*x^217 + 137*x^218 + 442*x^219 + 276*x^220 + 540*x^221 + 839*x^222 + 806*x^223 + 770*x^224 + 390*x^225 + 754*x^226 + 7*x^227 + 614*x^228 + 803*x^229 + 192*x^230 + 237*x^231 + 689*x^232 + 52*x^233 + 101*x^234 + 546*x^235 + 270*x^236 + 406*x^237 + 731*x^238 + 722*x^239 + 832*x^240 + 332*x^241 + 293*x^242 + 774*x^243 + 101*x^244 + 822*x^245 + 881*x^246 + 270*x^247 + 966*x^248 + 410*x^249 + 1005*x^250 + 332*x^251 + 315*x^252 + 803*x^253 + 114*x^254 + 403*x^255]]</text:p>
      <text:p text:style-name="P31"/>
      <text:p text:style-name="P32">124 <text:s/>403</text:p>
      <text:p text:style-name="P33"><draw:g text:anchor-type="as-char" svg:y="-0.1362in" draw:z-index="6" draw:name="Shape 2" draw:style-name="gr1"><svg:title>TexMaths</svg:title><svg:desc>11§display§Decompress_{q}(x,d) = \left\lceil (q/2^{d}) \cdot x \right\rfloor§svg§600§FALSE§</svg:desc><draw:path draw:style-name="gr2" draw:text-style-name="P6" svg:width="2.1681in" svg:height="0.1736in" svg:x="0.0016in" svg:y="0.0071in" svg:viewBox="0 0 5508 442" svg:d="M0 0c1836 0 3672 0 5508 0 0 148 0 294 0 442-1836 0-3672 0-5508 0 0-148 0-294 0-442z"><text:p/></draw:path><draw:path draw:style-name="gr3" draw:text-style-name="P7" svg:width="0.1161in" svg:height="0.1028in" svg:x="-0.0004in" svg:y="0.0331in" svg:viewBox="0 0 296 262" svg:d="M46 233c-3 16-4 19-35 19-7 0-11 0-11 6 0 4 3 4 11 4 43 0 85 0 128 0 81 0 157-80 157-164 0-55-33-98-91-98-43 0-87 0-130 0-8 0-11 0-11 8 0 4 3 4 11 4 4 0 12 0 16 0 6 1 9 2 9 7 0 1-1 2-2 7-18 69-34 138-52 207zM130 26c3-13 4-14 21-14 14 0 27 0 41 0 38 0 70 20 70 72 0 18-8 81-41 124-11 14-42 44-89 44-14 0-30 0-44 0-6 0-6 0-8-1-4 0-5-1-5-3 0-1 0-2 2-9 18-72 35-142 53-213z"><text:p/></draw:path><draw:path draw:style-name="gr3" draw:text-style-name="P7" svg:width="0.0579in" svg:height="0.0685in" svg:x="0.1307in" svg:y="0.0689in" svg:viewBox="0 0 148 175" svg:d="M55 81c11 0 40 0 58-8 28-11 30-34 30-40 0-16-15-33-42-33-43 0-101 37-101 106 0 39 23 69 60 69 57 0 88-41 88-45 0-2-2-6-4-6s-3 2-5 5c-31 38-73 38-77 38-30 0-35-33-35-45 0-4 2-16 7-41 7 0 14 0 21 0zM36 74c16-60 55-65 65-65 19 0 29 11 29 24 0 41-62 41-77 41-6 0-11 0-17 0z"><text:p/></draw:path><draw:path draw:style-name="gr3" draw:text-style-name="P7" svg:width="0.0591in" svg:height="0.0685in" svg:x="0.2012in" svg:y="0.0689in" svg:viewBox="0 0 151 175" svg:d="M137 24c-6 0-12 0-17 6-6 5-7 12-7 15 0 9 7 13 15 13 11 0 22-8 22-24 0-20-19-34-47-34-51 0-103 56-103 110 0 35 22 65 63 65 55 0 88-41 88-45 0-2-3-6-6-6-1 0-2 2-4 5-31 38-73 38-77 38-26 0-35-19-35-43 0-15 7-52 20-77 13-22 33-38 54-38 14 0 29 5 34 15z"><text:p/></draw:path><draw:path draw:style-name="gr3" draw:text-style-name="P7" svg:width="0.0646in" svg:height="0.0685in" svg:x="0.2669in" svg:y="0.0689in" svg:viewBox="0 0 165 175" svg:d="M165 66c0-41-26-66-62-66-51 0-103 55-103 110 0 39 26 65 62 65 51 0 103-53 103-109zM63 167c-18 0-34-12-34-43 0-18 9-60 22-80 19-30 41-35 52-35 22 0 34 19 34 42 0 15-7 55-23 80-13 23-34 36-51 36z"><text:p/></draw:path><draw:path draw:style-name="gr3" draw:text-style-name="P7" svg:width="0.1244in" svg:height="0.0685in" svg:x="0.3386in" svg:y="0.0689in" svg:viewBox="0 0 317 175" svg:d="M23 149c-1 5-3 14-3 16 0 7 5 10 11 10 4 0 11-3 14-11 2-10 4-19 8-29 2-12 5-23 7-34 3-8 6-17 7-26 2-7 6-18 6-19 5-12 26-47 62-47 18 0 21 14 21 27 0 9-2 20-5 32-4 15-8 29-11 44-3 10-6 20-8 30-1 8-6 21-6 23 0 7 6 10 13 10 11 0 14-10 16-22 6-21 20-78 23-92 2-6 22-52 64-52 18 0 21 13 21 27 0 22-16 66-23 86-4 10-6 13-6 21 0 19 13 32 32 32 36 0 51-56 51-59 0-4-4-4-5-4-4 0-4 1-6 7-6 21-18 48-39 48-6 0-10-4-10-13 0-10 4-19 8-27 7-20 23-63 23-85 0-25-15-42-44-42-30 0-49 18-64 37 0-4-1-17-12-27-10-8-22-10-32-10-34 0-54 25-60 34-1-22-18-34-35-34-18 0-26 15-29 22-7 14-12 36-12 37 0 5 3 4 4 5 5 0 5 0 7-9 7-27 14-46 29-46 6 0 12 3 12 17 0 9-1 13-7 33-8 30-14 60-22 90z"><text:p/></draw:path><draw:path draw:style-name="gr3" draw:text-style-name="P7" svg:width="0.0791in" svg:height="0.0965in" svg:x="0.463in" svg:y="0.0689in" svg:viewBox="0 0 202 246" svg:d="M30 218c-4 13-4 17-21 17-5 0-9 0-9 6 0 3 2 5 5 5 10 0 21-2 32-2 14 0 27 2 39 2 2 0 6 0 6-8 0-3-3-3-8-3-20 0-20-4-20-7 0-4 16-67 20-77 4 11 15 24 35 24 45 0 93-56 93-113 0-36-22-62-51-62-20 0-38 14-51 30-4-21-21-30-35-30-18 0-25 15-29 22-6 13-12 36-12 37 0 5 5 5 6 5 3 0 3 0 6-9 7-27 15-46 28-46 6 0 12 3 12 17 0 9-1 14-2 20-15 58-30 115-44 172zM98 51c3-10 13-21 20-28 14-11 25-14 32-14 15 0 24 13 24 36s-12 67-20 82c-12 27-31 40-45 40-27 0-31-33-31-35s0-1 1-5c7-26 12-51 19-76z"><text:p/></draw:path><draw:path draw:style-name="gr3" draw:text-style-name="P7" svg:width="0.0618in" svg:height="0.0685in" svg:x="0.5488in" svg:y="0.0689in" svg:viewBox="0 0 158 175" svg:d="M23 149c-1 5-3 14-3 16 0 7 5 10 11 10 4 0 12-3 14-11 1-1 14-54 15-60 4-14 10-40 14-51 1-5 12-23 21-31 3-3 14-13 30-13 10 0 11 3 17 4-11 2-20 11-20 22 0 6 3 13 14 13 10 0 22-8 22-23 0-13-13-25-33-25-25 0-41 20-49 30-2-17-17-30-35-30s-25 15-29 22c-7 13-12 36-12 37 0 5 4 5 5 5 4 0 5 0 7-9 7-27 14-46 28-46 6 0 12 3 12 17 0 9-1 13-6 33-8 30-15 60-23 90z"><text:p/></draw:path><draw:path draw:style-name="gr3" draw:text-style-name="P7" svg:width="0.0579in" svg:height="0.0685in" svg:x="0.6244in" svg:y="0.0689in" svg:viewBox="0 0 148 175" svg:d="M54 81c11 0 41 0 59-8 28-11 29-34 29-40 0-16-14-33-41-33-43 0-101 37-101 106 0 39 22 69 60 69 55 0 88-41 88-45 0-2-2-6-5-6-1 0-2 2-4 5-31 38-73 38-77 38-31 0-35-33-35-45 0-4 0-16 7-41 7 0 13 0 20 0zM36 74c15-60 55-65 65-65 18 0 29 11 29 24 0 41-62 41-78 41-6 0-10 0-16 0z"><text:p/></draw:path><draw:path draw:style-name="gr3" draw:text-style-name="P7" svg:width="0.0559in" svg:height="0.0685in" svg:x="0.6961in" svg:y="0.0689in" svg:viewBox="0 0 143 175" svg:d="M132 26c-11 2-19 9-19 18 0 6 4 11 12 11s18-7 18-21c0-17-17-34-46-34-51 0-65 40-65 57 0 30 28 36 39 38 20 4 40 9 40 29 0 10-9 43-55 43-5 0-35 0-44-21 14 3 24-9 24-20 0-9-5-14-14-14-10 0-22 8-22 26 0 22 23 37 56 37 63 0 77-46 77-64 0-14-7-23-12-28-10-10-21-13-39-16-13-3-28-6-28-23 0-12 9-35 43-35 10 0 28 3 35 17z"><text:p/></draw:path><draw:path draw:style-name="gr3" draw:text-style-name="P7" svg:width="0.0559in" svg:height="0.0685in" svg:x="0.7673in" svg:y="0.0689in" svg:viewBox="0 0 143 175" svg:d="M131 26c-11 2-19 9-19 18 0 6 3 11 12 11 8 0 19-7 19-21 0-17-18-34-46-34-52 0-66 40-66 57 0 30 28 36 40 38 20 4 40 9 40 29 0 10-9 43-55 43-5 0-35 0-44-21 14 3 24-9 24-20 0-9-6-14-14-14-10 0-22 8-22 26 0 22 22 37 55 37 63 0 78-46 78-64 0-14-8-23-12-28-10-10-21-13-39-16-14-3-29-6-29-23 0-12 10-35 44-35 9 0 28 3 34 17z"><text:p/></draw:path><draw:path draw:style-name="gr3" draw:text-style-name="P7" svg:width="0.0472in" svg:height="0.0673in" svg:x="0.8378in" svg:y="0.1126in" svg:viewBox="0 0 121 172" svg:d="M121 8c0-1 0-4 0-5s-1-3-3-3c-3 0-15 9-20 18-2-6-11-18-29-18-34 0-69 37-69 77 0 27 18 44 41 44 15 0 27-9 34-14 0 1-9 35-10 39-3 15-5 16-21 16-3 0-7 0-7 5 0 3 1 5 4 5 8 0 19-1 28-1s21 1 29 1c2 0 5-1 5-7 0-3-3-3-6-3-7 0-13 0-13-3 0-2 0-2 1-7 12-48 24-96 36-144zM80 85c-2 4-2 5-5 10-10 12-23 20-33 20-11 0-20-8-20-27 0-14 8-44 13-55 13-22 27-25 34-25 19 0 24 21 24 23 0 1 0 3-1 4-4 17-7 33-12 50z"><text:p/></draw:path><draw:path draw:style-name="gr3" draw:text-style-name="P7" svg:width="0.0346in" svg:height="0.1512in" svg:x="0.9134in" svg:y="0.0217in" svg:viewBox="0 0 89 385" svg:d="M89 382c0-1 0-2-7-9-48-48-60-121-60-179 0-67 14-135 63-183 4-4 4-5 4-7 0-3-1-4-3-4-5 0-39 26-62 76-20 42-24 85-24 118 0 30 4 76 25 119 23 47 56 72 61 72 2 0 3-1 3-3z"><text:p/></draw:path><draw:path draw:style-name="gr3" draw:text-style-name="P7" svg:width="0.0752in" svg:height="0.0685in" svg:x="0.9618in" svg:y="0.0689in" svg:viewBox="0 0 192 175" svg:d="M118 54c2-10 11-45 38-45 1 0 11 0 19 5-11 1-19 11-19 21 0 6 5 13 16 13 7 0 20-6 20-22 0-20-23-26-36-26-22 0-36 21-41 30-9-26-30-30-41-30-40 0-62 51-62 59 0 5 3 5 4 5 4 0 5-1 5-5 13-40 39-50 52-50 7 0 20 3 20 26 0 11-6 38-20 92-6 24-19 40-37 40-2 0-11 0-18-5 8-2 17-10 17-21 0-10-9-13-14-13-12 0-21 10-21 22 0 17 19 25 36 25 26 0 40-26 41-29 4 15 18 29 42 29 39 0 61-49 61-59 0-4-3-4-4-4-4 0-4 1-6 5-13 40-38 50-51 50-15 0-21-13-21-26 0-8 2-17 6-33 5-19 9-36 14-54z"><text:p/></draw:path><draw:path draw:style-name="gr3" draw:text-style-name="P7" svg:width="0.0173in" svg:height="0.0453in" svg:x="1.0575in" svg:y="0.1189in" svg:viewBox="0 0 45 116" svg:d="M45 41c0-26-10-41-25-41-12 0-20 10-20 21 0 10 8 20 20 20 4 0 10-1 13-5 2-1 1-1 2-1s1 0 1 6c0 28-13 52-26 65-5 3-5 4-5 5 0 4 3 5 5 5 4 0 35-30 35-75z"><text:p/></draw:path><draw:path draw:style-name="gr3" draw:text-style-name="P7" svg:width="0.072in" svg:height="0.1063in" svg:x="1.1177in" svg:y="0.0307in" svg:viewBox="0 0 184 271" svg:d="M184 4c0-1 0-4-6-4-5 0-42 3-48 4-4 0-6 3-6 8s4 5 9 5c19 0 20 2 20 6 0 2-1 6-1 8-8 31-16 60-23 91-8-14-19-25-37-25-45 0-92 57-92 113 0 37 21 61 51 61 7 0 27-1 50-28 3 16 17 28 35 28 14 0 22-9 29-20 7-14 12-37 12-38 0-4-4-4-5-4-4 0-5 1-6 7-7 25-13 47-29 47-11 0-12-10-12-17 0-9 1-11 3-18 18-75 37-149 56-224zM103 222c-2 7-2 8-7 15-18 20-33 26-44 26-20 0-25-21-25-35 0-20 13-67 21-85 12-23 30-37 45-37 25 0 30 32 30 34s0 4-1 6c-7 26-12 51-19 76z"><text:p/></draw:path><draw:path draw:style-name="gr3" draw:text-style-name="P7" svg:width="0.035in" svg:height="0.1512in" svg:x="1.1992in" svg:y="0.0217in" svg:viewBox="0 0 90 385" svg:d="M90 194c0-31-4-77-25-121-23-48-57-73-61-73-2 0-4 2-4 4s0 3 8 9c38 39 60 99 60 181 0 65-14 132-63 182-5 4-5 5-5 6 0 2 2 3 4 3 4 0 39-26 62-74 20-43 24-85 24-117z"><text:p/></draw:path><draw:path draw:style-name="gr3" draw:text-style-name="P7" svg:width="0.1008in" svg:height="0.035in" svg:x="1.3004in" svg:y="0.080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7in" svg:height="0.1819in" svg:x="1.4839in" svg:y="0.0071in" svg:viewBox="0 0 95 463" svg:d="M0 463c5 0 10 0 15 0 0-149 0-299 0-448 27 0 53 0 80 0 0-5 0-9 0-15-32 0-63 0-95 0 0 154 0 308 0 463z"><text:p/></draw:path><draw:path draw:style-name="gr3" draw:text-style-name="P7" svg:width="0.035in" svg:height="0.1512in" svg:x="1.5398in" svg:y="0.0217in" svg:viewBox="0 0 90 385" svg:d="M90 382c0-1 0-2-6-9-49-48-61-121-61-179 0-67 14-135 62-183 5-4 5-5 5-7 0-3-2-4-4-4-4 0-39 26-62 76-19 42-24 85-24 118 0 30 4 76 26 119 23 47 56 72 60 72 2 0 4-1 4-3z"><text:p/></draw:path><draw:path draw:style-name="gr3" draw:text-style-name="P7" svg:width="0.0622in" svg:height="0.0965in" svg:x="1.5898in" svg:y="0.0689in" svg:viewBox="0 0 159 246" svg:d="M159 4c0-1-1-3-3-3-4 0-20 16-26 27-9-21-24-28-37-28-46 0-93 57-93 113 0 39 23 62 52 62 16 0 30-9 45-23-4 13-17 66-18 69-2 11-5 12-27 14-6 0-9 0-9 7 1 1 0 4 4 4 13 0 27-2 40-2s26 2 39 2c3 0 7 0 7-8 0-3-3-3-10-3-19 0-19-4-19-7s2-6 3-9c17-71 35-143 52-215zM53 167c-23 0-26-29-26-36 0-19 11-61 18-77 12-29 33-45 48-45 26 0 31 32 31 34s-22 87-23 88c-5 11-27 36-48 36z"><text:p/></draw:path><draw:path draw:style-name="gr3" draw:text-style-name="P7" svg:width="0.0591in" svg:height="0.1512in" svg:x="1.6657in" svg:y="0.0217in" svg:viewBox="0 0 151 385" svg:d="M148 15c3-5 3-6 3-7 0-4-4-8-8-8-3 0-6 1-7 4-45 123-89 245-134 367-2 5-1 5-2 7 0 4 3 7 8 7s6-2 8-8c44-120 88-242 132-362z"><text:p/></draw:path><draw:path draw:style-name="gr3" draw:text-style-name="P7" svg:width="0.0602in" svg:height="0.1in" svg:x="1.7409in" svg:y="0.0358in" svg:viewBox="0 0 154 255" svg:d="M30 227c13-13 27-27 40-40 61-53 84-74 84-112 0-44-34-75-81-75-44 0-73 35-73 69 0 22 20 22 21 22 6 0 20-4 20-21 0-9-7-19-21-19-4 0-4 0-5 0 9-25 30-39 52-39 35 0 52 31 52 63 0 31-19 62-41 85-24 27-49 55-74 82-4 5-4 6-4 13 47 0 96 0 143 0 3-22 8-44 11-66-3 0-7 0-10 0-1 13-4 29-8 36-3 2-28 2-37 2-23 0-46 0-69 0z"><text:p/></draw:path><draw:path draw:style-name="gr3" draw:text-style-name="P7" svg:width="0.0547in" svg:height="0.0748in" svg:x="1.8157in" svg:y="0in" svg:viewBox="0 0 140 191" svg:d="M139 9c0-1 1-3 1-5s-1-4-5-4c-5 0-28 2-35 3-2 0-5 0-5 6 0 4 3 4 6 4 13 0 13 1 13 4 0 2-1 4-1 6-5 21-10 41-15 62-6-9-16-17-28-17-35 0-70 39-70 77 0 27 18 46 41 46 15 0 27-9 38-19 6 16 21 19 29 19 9 0 16-6 21-15 5-11 10-26 10-27 0-4-4-3-5-4-4 0-4 1-6 9-4 13-8 29-20 29-7 0-9-6-9-13 0-6 1-8 1-11 13-51 25-101 39-150zM80 154c-2 8-7 13-13 18-3 2-13 11-25 11-10 0-20-7-20-27 0-14 8-44 14-54 12-22 27-26 34-26 19 0 23 21 23 24 0 1 0 2 0 4-4 16-8 33-13 50z"><text:p/></draw:path><draw:path draw:style-name="gr3" draw:text-style-name="P7" svg:width="0.035in" svg:height="0.1512in" svg:x="1.889in" svg:y="0.0217in" svg:viewBox="0 0 90 385" svg:d="M90 194c0-31-4-77-26-121-23-48-56-73-60-73-3 0-4 2-4 4s0 3 8 9c37 39 59 99 59 181 0 65-14 132-62 182-5 4-5 5-5 6 0 2 1 3 4 3 4 0 39-26 61-74 20-43 25-85 25-117z"><text:p/></draw:path><draw:path draw:style-name="gr3" draw:text-style-name="P7" svg:width="0.0157in" svg:height="0.0157in" svg:x="1.9866in" svg:y="0.0898in" svg:viewBox="0 0 41 41" svg:d="M41 21c0-11-9-21-20-21-12 0-21 10-21 21s9 20 21 20c11 0 20-9 20-20z"><text:p/></draw:path><draw:path draw:style-name="gr3" draw:text-style-name="P7" svg:width="0.0752in" svg:height="0.0685in" svg:x="2.0539in" svg:y="0.0689in" svg:viewBox="0 0 192 175" svg:d="M118 54c2-10 11-45 38-45 1 0 11 0 19 5-11 1-19 11-19 21 0 6 5 13 16 13 7 0 20-6 20-22 0-20-23-26-36-26-22 0-36 21-41 30-9-26-30-30-41-30-40 0-63 51-63 59 0 5 4 5 5 5 4 0 5-1 5-5 13-40 38-50 52-50 7 0 20 3 20 26 0 11-6 38-20 92-6 24-20 40-37 40-2 0-11 0-20-5 10-2 19-10 19-21 0-10-9-13-14-13-12 0-21 10-21 22 0 17 19 25 36 25 26 0 39-26 41-29 4 15 18 29 41 29 40 0 62-49 62-59 0-4-3-4-5-4-3 0-3 1-5 5-13 40-39 50-51 50-16 0-21-13-21-26 0-8 2-17 6-33 5-19 9-36 14-54z"><text:p/></draw:path><draw:path draw:style-name="gr3" draw:text-style-name="P7" svg:width="0.0374in" svg:height="0.1819in" svg:x="2.1398in" svg:y="0.0071in" svg:viewBox="0 0 96 463" svg:d="M96 463c0-155 0-309 0-463-6 0-10 0-16 0 0 149 0 298 0 447-26 0-54 0-80 0 0 6 0 10 0 16 32 0 64 0 96 0z"><text:p/></draw:path></draw:g></text:p>
      <text:p text:style-name="P34"><text:span text:style-name="T13">x = </text:span><text:span text:style-name="T27">124</text:span><text:span text:style-name="T13">, d = 1</text:span><text:span text:style-name="T27">0</text:span><text:span text:style-name="T13"> </text:span><text:tab/></text:p>
      <text:p text:style-name="P35"><text:span text:style-name="T19">Dec</text:span><text:span text:style-name="T13">ompress</text:span><text:span text:style-name="T28">3329</text:span><text:span text:style-name="T13">(</text:span><text:span text:style-name="T27">124</text:span><text:span text:style-name="T13">, 1</text:span><text:span text:style-name="T27">0</text:span><text:span text:style-name="T13">) = (</text:span><text:span text:style-name="T29">3329</text:span><text:span text:style-name="T13">/2</text:span><text:span text:style-name="T15">1</text:span><text:span text:style-name="T30">0</text:span><text:span text:style-name="T13">) = </text:span><text:span text:style-name="T20">3.25</text:span><text:span text:style-name="T13"> </text:span>→ round up to <text:span text:style-name="T31">3</text:span><text:span text:style-name="T13"> </text:span>→<text:span text:style-name="T13"> </text:span><text:span text:style-name="T31">3</text:span><text:span text:style-name="T16"> </text:span><text:span text:style-name="T21">. </text:span><text:span text:style-name="T32">124</text:span><text:span text:style-name="T13"> </text:span><text:span text:style-name="T16">= </text:span><text:span text:style-name="T32">372</text:span></text:p>
      <text:p text:style-name="P36"><text:span text:style-name="T32">k</text:span><text:span text:style-name="T13">emungkinan salah di pembulatan</text:span></text:p>
      <text:p text:style-name="P37"><text:span text:style-name="T19">Dec</text:span><text:span text:style-name="T13">ompress</text:span><text:span text:style-name="T28">3329</text:span><text:span text:style-name="T13">(</text:span><text:span text:style-name="T27">124</text:span><text:span text:style-name="T13">, 1</text:span><text:span text:style-name="T27">0</text:span><text:span text:style-name="T13">) = (</text:span><text:span text:style-name="T29">3329</text:span><text:span text:style-name="T13">/2</text:span><text:span text:style-name="T15">1</text:span><text:span text:style-name="T30">0</text:span><text:span text:style-name="T13">)</text:span><text:span text:style-name="T16"> </text:span><text:span text:style-name="T21">. </text:span><text:span text:style-name="T32">124</text:span><text:span text:style-name="T13"> </text:span><text:span text:style-name="T16">= 3.2509765625 . </text:span><text:span text:style-name="T33">1</text:span><text:span text:style-name="T32">2</text:span><text:span text:style-name="T33">4 = 403.12109375 → round up to 403</text:span></text:p>
      <text:p text:style-name="P30">Compress</text:p>
      <text:p text:style-name="P31"/>
      <text:p text:style-name="P1">u --&gt; </text:p>
      <text:p text:style-name="P1">[[2435 + 404*x + 273*x^2 + 2969*x^3 + 2687*x^4 + 2766*x^5 + 331*x^6 + 2493*x^7 + 2090*x^8 + 1078*x^9 + 777*x^10 + 30*x^11 + 658*x^12 + 2848*x^13 + 3284*x^14 + 773*x^15 + 1113*x^16 + 2707*x^17 + 509*x^18 + 140*x^19 + 68*x^20 + 1411*x^21 + 2366*x^22 + 812*x^23 + 1521*x^24 + 1358*x^25 + 1989*x^26 + 1989*x^27 + 3238*x^28 + 2842*x^29 + 255*x^30 + 693*x^31 + 2532*x^32 + 1195*x^33 + 3247*x^34 + 496*x^35 + 2986*x^36 + 2490*x^37 + 1974*x^38 + 677*x^39 + 1877*x^40 + 2739*x^41 + 963*x^42 + 24*x^43 + 784*x^44 + 1018*x^45 + 535*x^46 + 742*x^47 + 364*x^48 + 1183*x^49 + 3242*x^50 + 776*x^51 + 37*x^52 + 2273*x^53 + 2557*x^54 + 3240*x^55 + 1565*x^56 + 641*x^57 + 3001*x^58 + 3169*x^59 + 2135*x^60 + 1250*x^61 + 1405*x^62 + 367*x^63 + 3154*x^64 + 936*x^65 + 1460*x^66 + 2599*x^67 + 2980*x^68 + 183*x^69 + 2120*x^70 + 3261*x^71 + 2159*x^72 + 817*x^73 + 546*x^74 + 1336*x^75 + 963*x^76 + 54*x^77 + 2102*x^78 + 2133*x^79 + 2340*x^80 + 750*x^81 + 1585*x^82 + 1111*x^83 + 1899*x^84 + 3198*x^85 + 610*x^86 + 1600*x^87 + 795*x^88 + 2585*x^89 + 535*x^90 + 1692*x^91 + 2179*x^92 + 1564*x^93 + 1056*x^94 + 1580*x^95 + 1890*x^96 + 2703*x^97 + 1798*x^98 + 1119*x^99 + 1922*x^100 + 2438*x^101 + 96*x^102 + 2336*x^103 + 1402*x^104 + 2747*x^105 + 2965*x^106 + 1109*x^107 + 1926*x^108 + 1359*x^109 + 1254*x^110 + 2193*x^111 + 765*x^112 + 2356*x^113 + 596*x^114 + 345*x^115 + 144*x^116 + 2691*x^117 + 529*x^118 + 347*x^119 + 2221*x^120 + 2663*x^121 + 2723*x^122 + 1963*x^123 + 2887*x^124 + 879*x^125 + 1943*x^126 + 2421*x^127 + 1701*x^128 + 2167*x^129 + 594*x^130 + 2196*x^131 + 940*x^132 + 229*x^133 + 1889*x^134 + 2264*x^135 + 2445*x^136 + 542*x^137 + 175*x^138 + 1696*x^139 + 1355*x^140 + 1034*x^141 + 212*x^142 + 768*x^143 + 1584*x^144 + 2921*x^145 + 1112*x^146 + 579*x^147 + 3108*x^148 + 893*x^149 + 2480*x^150 + 3087*x^151 + 62*x^152 + 78*x^153 + 341*x^154 + 224*x^155 + 1235*x^156 + 3122*x^157 + 1199*x^158 + 854*x^159 + 773*x^160 + 2529*x^161 + 176*x^162 + 1555*x^163 + 70*x^164 + 117*x^165 + 2443*x^166 + 2360*x^167 + 42*x^168 + 1585*x^169 + 977*x^170 + 1728*x^171 + 1356*x^172 + 515*x^173 + 1128*x^174 + 2576*x^175 + 841*x^176 + 2378*x^177 + 2958*x^178 + 199*x^179 + 1916*x^180 + 1265*x^181 + 1635*x^182 + 1488*x^183 + 2385*x^184 + 2720*x^185 + 2390*x^186 + 2244*x^187 + 2038*x^188 + 2235*x^189 + 1453*x^190 + 3110*x^191 + 2943*x^192 + 1924*x^193 + 3279*x^194 + 886*x^195 + 1472*x^196 + 1994*x^197 + 1481*x^198 + 2077*x^199 + 2735*x^200 + 3003*x^201 + 1084*x^202 + 1041*x^203 + 1437*x^204 + 2518*x^205 + 2600*x^206 + 1871*x^207 + 1529*x^208 + 1391*x^209 + 199*x^210 + 3155*x^211 + 2977*x^212 + 2059*x^213 + 484*x^214 + 1101*x^215 + 556*x^216 + 1646*x^217 + 1384*x^218 + 1192*x^219 + 52*x^220 + 2773*x^221 + 2388*x^222 + 433*x^223 + 2658*x^224 + 3038*x^225 + 2678*x^226 + 2747*x^227 + 2046*x^228 + 2788*x^229 + 1712*x^230 + 2867*x^231 + 577*x^232 + 2493*x^233 + 1118*x^234 + 1692*x^235 + 1512*x^236 + 2699*x^237 + 2600*x^238 + 1530*x^239 + 2188*x^240 + 2290*x^241 + 345*x^242 + 2245*x^243 + 1175*x^244 + 126*x^245 + 309*x^246 + 1766*x^247 + 44*x^248 + 274*x^249 + 2998*x^250 + 1790*x^251 + 2405*x^252 + 1018*x^253 + 1410*x^254 + 1250*x^255], [2216 + 2627*x + 3010*x^2 + 3028*x^3 + 2402*x^4 + 3170*x^5 + 3121*x^6 + 3182*x^7 + 49*x^8 + 398*x^9 + 2091*x^10 + 3301*x^11 + 632*x^12 + 2477*x^13 + 947*x^14 + 2629*x^15 + 2060*x^16 + 2019*x^17 + 3320*x^18 + 260*x^19 + 1185*x^20 + 2529*x^21 + 1967*x^22 + 786*x^23 + 1237*x^24 + 2419*x^25 + 563*x^26 + 2553*x^27 + 3283*x^28 + 2047*x^29 + 2193*x^30 + 244*x^31 + 43*x^32 + 2198*x^33 + 1713*x^34 + 3176*x^35 + 3186*x^36 + 1290*x^37 + 872*x^38 + 193*x^39 + 3290*x^40 + 2601*x^41 + 1077*x^42 + 2125*x^43 + 76*x^44 + 2157*x^45 + 1188*x^46 + 818*x^47 + 2291*x^48 + 572*x^49 + 599*x^50 + 2972*x^51 + 2375*x^52 + 795*x^53 + 272*x^54 + 92*x^55 + 587*x^56 + 2396*x^57 + 920*x^58 + 1550*x^59 + 1563*x^60 + 1755*x^61 + 1543*x^62 + 2206*x^63 + 1365*x^64 + 2530*x^65 + 2610*x^66 + x^67 + 134*x^68 + 76*x^69 + 3044*x^70 + 1744*x^71 + 1134*x^72 + 296*x^73 + 1983*x^74 + 3203*x^75 + 1179*x^76 + 134*x^77 + 1624*x^78 + 2379*x^79 + 519*x^80 + 814*x^81 + 1160*x^82 + 1743*x^83 + 1663*x^84 + 963*x^85 + 236*x^86 + 722*x^87 + 2394*x^88 + 668*x^89 + 3324*x^90 + 332*x^91 + 3227*x^92 + 660*x^93 + 2642*x^94 + 2115*x^95 + 3094*x^96 + 767*x^97 + 2873*x^98 + 1727*x^99 + 1783*x^100 + 2818*x^101 + 2107*x^102 + 1225*x^103 + 3069*x^104 + 3054*x^105 + 1863*x^106 + 277*x^107 + 2661*x^108 + 107*x^109 + 2039*x^110 + 2104*x^111 + 1479*x^113 + 1255*x^114 + 2741*x^115 + 3041*x^116 + 1335*x^117 + 1540*x^118 + 279*x^119 + 1232*x^120 + 2628*x^121 + 3050*x^122 + 2773*x^123 + 1188*x^124 + 1799*x^125 + 395*x^126 + 206*x^127 + 1574*x^128 + 1811*x^129 + 1231*x^130 + 1751*x^131 + 3213*x^132 + 88*x^133 + 1184*x^134 + 1395*x^135 + 1378*x^136 + 1847*x^137 + 87*x^138 + 1293*x^139 + 2666*x^140 + 2250*x^141 + 3282*x^142 + 2303*x^143 + 1502*x^144 + 2804*x^145 + 1574*x^146 + 990*x^147 + 1831*x^148 + 1488*x^149 + <text:soft-page-break/>2546*x^150 + 46*x^151 + 1508*x^152 + 949*x^153 + 1376*x^154 + 792*x^155 + 1965*x^156 + 537*x^157 + 951*x^158 + 489*x^159 + 2800*x^160 + 3117*x^161 + 963*x^162 + 2440*x^163 + 1616*x^164 + 409*x^165 + 2239*x^166 + 2980*x^167 + 2537*x^168 + 1681*x^169 + 1960*x^170 + 947*x^171 + 2043*x^172 + 943*x^173 + 2644*x^174 + 3037*x^175 + 2778*x^176 + 359*x^177 + 1136*x^178 + 682*x^179 + 2087*x^180 + 338*x^181 + 2593*x^182 + 1824*x^183 + 2432*x^184 + 2787*x^185 + 2328*x^186 + 1677*x^187 + 2462*x^188 + 1132*x^189 + 979*x^190 + 2382*x^191 + 77*x^192 + 1139*x^193 + 2004*x^194 + 2404*x^195 + 1313*x^196 + 882*x^197 + 2568*x^198 + 846*x^199 + 1028*x^200 + 2361*x^201 + 2906*x^202 + 2918*x^203 + 176*x^204 + 835*x^205 + 857*x^206 + 2477*x^207 + 1098*x^208 + 1983*x^209 + 1449*x^210 + 418*x^211 + 2210*x^212 + 2416*x^213 + 1119*x^214 + 2066*x^215 + 1147*x^216 + 2009*x^217 + 449*x^218 + 1438*x^219 + 897*x^220 + 1760*x^221 + 2725*x^222 + 2623*x^223 + 2503*x^224 + 1271*x^225 + 2453*x^226 + 26*x^227 + 2003*x^228 + 2606*x^229 + 629*x^230 + 774*x^231 + 2236*x^232 + 168*x^233 + 324*x^234 + 1775*x^235 + 877*x^236 + 1318*x^237 + 2376*x^238 + 2350*x^239 + 2703*x^240 + 1082*x^241 + 949*x^242 + 2521*x^243 + 330*x^244 + 2675*x^245 + 2863*x^246 + 878*x^247 + 3144*x^248 + 1335*x^249 + 3269*x^250 + 1073*x^251 + 1021*x^252 + 2607*x^253 + 375*x^254 + 1310*x^255]]</text:p>
      <text:p text:style-name="P1"/>
      <text:p text:style-name="P1">du = 10</text:p>
      <text:p text:style-name="P1"/>
      <text:p text:style-name="P1">u compress --&gt; </text:p>
      <text:p text:style-name="P1">[[749 + 124*x + 84*x^2 + 913*x^3 + 827*x^4 + 851*x^5 + 102*x^6 + 767*x^7 + 643*x^8 + 332*x^9 + 239*x^10 + 9*x^11 + 202*x^12 + 876*x^13 + 1010*x^14 + 238*x^15 + 342*x^16 + 833*x^17 + 157*x^18 + 43*x^19 + 21*x^20 + 434*x^21 + 728*x^22 + 250*x^23 + 468*x^24 + 418*x^25 + 612*x^26 + 612*x^27 + 996*x^28 + 874*x^29 + 78*x^30 + 213*x^31 + 779*x^32 + 368*x^33 + 999*x^34 + 153*x^35 + 918*x^36 + 766*x^37 + 607*x^38 + 208*x^39 + 577*x^40 + 843*x^41 + 296*x^42 + 7*x^43 + 241*x^44 + 313*x^45 + 165*x^46 + 228*x^47 + 112*x^48 + 364*x^49 + 997*x^50 + 239*x^51 + 11*x^52 + 699*x^53 + 787*x^54 + 997*x^55 + 481*x^56 + 197*x^57 + 923*x^58 + 975*x^59 + 657*x^60 + 384*x^61 + 432*x^62 + 113*x^63 + 970*x^64 + 288*x^65 + 449*x^66 + 799*x^67 + 917*x^68 + 56*x^69 + 652*x^70 + 1003*x^71 + 664*x^72 + 251*x^73 + 168*x^74 + 411*x^75 + 296*x^76 + 17*x^77 + 647*x^78 + 656*x^79 + 720*x^80 + 231*x^81 + 488*x^82 + 342*x^83 + 584*x^84 + 984*x^85 + 188*x^86 + 492*x^87 + 245*x^88 + 795*x^89 + 165*x^90 + 520*x^91 + 670*x^92 + 481*x^93 + 325*x^94 + 486*x^95 + 581*x^96 + 831*x^97 + 553*x^98 + 344*x^99 + 591*x^100 + 750*x^101 + 30*x^102 + 719*x^103 + 431*x^104 + 845*x^105 + 912*x^106 + 341*x^107 + 592*x^108 + 418*x^109 + 386*x^110 + 675*x^111 + 235*x^112 + 725*x^113 + 183*x^114 + 106*x^115 + 44*x^116 + 828*x^117 + 163*x^118 + 107*x^119 + 683*x^120 + 819*x^121 + 838*x^122 + 604*x^123 + 888*x^124 + 270*x^125 + 598*x^126 + 745*x^127 + 523*x^128 + 667*x^129 + 183*x^130 + 675*x^131 + 289*x^132 + 70*x^133 + 581*x^134 + 696*x^135 + 752*x^136 + 167*x^137 + 54*x^138 + 522*x^139 + 417*x^140 + 318*x^141 + 65*x^142 + 236*x^143 + 487*x^144 + 898*x^145 + 342*x^146 + 178*x^147 + 956*x^148 + 275*x^149 + 763*x^150 + 950*x^151 + 19*x^152 + 24*x^153 + 105*x^154 + 69*x^155 + 380*x^156 + 960*x^157 + 369*x^158 + 263*x^159 + 238*x^160 + 778*x^161 + 54*x^162 + 478*x^163 + 22*x^164 + 36*x^165 + 751*x^166 + 726*x^167 + 13*x^168 + 488*x^169 + 301*x^170 + 532*x^171 + 417*x^172 + 158*x^173 + 347*x^174 + 792*x^175 + 259*x^176 + 731*x^177 + 910*x^178 + 61*x^179 + 589*x^180 + 389*x^181 + 503*x^182 + 458*x^183 + 734*x^184 + 837*x^185 + 735*x^186 + 690*x^187 + 627*x^188 + 687*x^189 + 447*x^190 + 957*x^191 + 905*x^192 + 592*x^193 + 1009*x^194 + 273*x^195 + 453*x^196 + 613*x^197 + 456*x^198 + 639*x^199 + 841*x^200 + 924*x^201 + 333*x^202 + 320*x^203 + 442*x^204 + 775*x^205 + 800*x^206 + 576*x^207 + 470*x^208 + 428*x^209 + 61*x^210 + 970*x^211 + 916*x^212 + 633*x^213 + 149*x^214 + 339*x^215 + 171*x^216 + 506*x^217 + 426*x^218 + 367*x^219 + 16*x^220 + 853*x^221 + 735*x^222 + 133*x^223 + 818*x^224 + 934*x^225 + 824*x^226 + 845*x^227 + 629*x^228 + 858*x^229 + 527*x^230 + 882*x^231 + 177*x^232 + 767*x^233 + 344*x^234 + 520*x^235 + 465*x^236 + 830*x^237 + 800*x^238 + 471*x^239 + 673*x^240 + 704*x^241 + 106*x^242 + 691*x^243 + 361*x^244 + 39*x^245 + 95*x^246 + 543*x^247 + 14*x^248 + 84*x^249 + 922*x^250 + 551*x^251 + 740*x^252 + 313*x^253 + 434*x^254 + 384*x^255], [682 + 808*x + 926*x^2 + 931*x^3 + 739*x^4 + 975*x^5 + 960*x^6 + 979*x^7 + 15*x^8 + 122*x^9 + 643*x^10 + 1015*x^11 + 194*x^12 + 762*x^13 + 291*x^14 + 809*x^15 + 634*x^16 + 621*x^17 + 1021*x^18 + 80*x^19 + 365*x^20 + 778*x^21 + 605*x^22 + 242*x^23 + 381*x^24 + 744*x^25 + 173*x^26 + 785*x^27 + 1010*x^28 + 630*x^29 + 675*x^30 + 75*x^31 + 13*x^32 + 676*x^33 + 527*x^34 + 977*x^35 + 980*x^36 + 397*x^37 + 268*x^38 + 59*x^39 + 1012*x^40 + 800*x^41 + 331*x^42 + 654*x^43 + 23*x^44 + 663*x^45 + <text:soft-page-break/>365*x^46 + 252*x^47 + 705*x^48 + 176*x^49 + 184*x^50 + 914*x^51 + 731*x^52 + 245*x^53 + 84*x^54 + 28*x^55 + 181*x^56 + 737*x^57 + 283*x^58 + 477*x^59 + 481*x^60 + 540*x^61 + 475*x^62 + 679*x^63 + 420*x^64 + 778*x^65 + 803*x^66 + 41*x^68 + 23*x^69 + 936*x^70 + 536*x^71 + 349*x^72 + 91*x^73 + 610*x^74 + 985*x^75 + 363*x^76 + 41*x^77 + 500*x^78 + 732*x^79 + 160*x^80 + 250*x^81 + 357*x^82 + 536*x^83 + 512*x^84 + 296*x^85 + 73*x^86 + 222*x^87 + 736*x^88 + 205*x^89 + 1022*x^90 + 102*x^91 + 993*x^92 + 203*x^93 + 813*x^94 + 651*x^95 + 952*x^96 + 236*x^97 + 884*x^98 + 531*x^99 + 548*x^100 + 867*x^101 + 648*x^102 + 377*x^103 + 944*x^104 + 939*x^105 + 573*x^106 + 85*x^107 + 819*x^108 + 33*x^109 + 627*x^110 + 647*x^111 + 455*x^113 + 386*x^114 + 843*x^115 + 935*x^116 + 411*x^117 + 474*x^118 + 86*x^119 + 379*x^120 + 808*x^121 + 938*x^122 + 853*x^123 + 365*x^124 + 553*x^125 + 122*x^126 + 63*x^127 + 484*x^128 + 557*x^129 + 379*x^130 + 539*x^131 + 988*x^132 + 27*x^133 + 364*x^134 + 429*x^135 + 424*x^136 + 568*x^137 + 27*x^138 + 398*x^139 + 820*x^140 + 692*x^141 + 1010*x^142 + 708*x^143 + 462*x^144 + 863*x^145 + 484*x^146 + 305*x^147 + 563*x^148 + 458*x^149 + 783*x^150 + 14*x^151 + 464*x^152 + 292*x^153 + 423*x^154 + 244*x^155 + 604*x^156 + 165*x^157 + 293*x^158 + 150*x^159 + 861*x^160 + 959*x^161 + 296*x^162 + 751*x^163 + 497*x^164 + 126*x^165 + 689*x^166 + 917*x^167 + 780*x^168 + 517*x^169 + 603*x^170 + 291*x^171 + 628*x^172 + 290*x^173 + 813*x^174 + 934*x^175 + 855*x^176 + 110*x^177 + 349*x^178 + 210*x^179 + 642*x^180 + 104*x^181 + 798*x^182 + 561*x^183 + 748*x^184 + 857*x^185 + 716*x^186 + 516*x^187 + 757*x^188 + 348*x^189 + 301*x^190 + 733*x^191 + 24*x^192 + 350*x^193 + 616*x^194 + 739*x^195 + 404*x^196 + 271*x^197 + 790*x^198 + 260*x^199 + 316*x^200 + 726*x^201 + 894*x^202 + 898*x^203 + 54*x^204 + 257*x^205 + 264*x^206 + 762*x^207 + 338*x^208 + 610*x^209 + 446*x^210 + 129*x^211 + 680*x^212 + 743*x^213 + 344*x^214 + 636*x^215 + 353*x^216 + 618*x^217 + 138*x^218 + 442*x^219 + 276*x^220 + 541*x^221 + 838*x^222 + 807*x^223 + 770*x^224 + 391*x^225 + 755*x^226 + 8*x^227 + 616*x^228 + 802*x^229 + 193*x^230 + 238*x^231 + 688*x^232 + 52*x^233 + 100*x^234 + 546*x^235 + 270*x^236 + 405*x^237 + 731*x^238 + 723*x^239 + 831*x^240 + 333*x^241 + 292*x^242 + 775*x^243 + 102*x^244 + 823*x^245 + 881*x^246 + 270*x^247 + 967*x^248 + 411*x^249 + 1006*x^250 + 330*x^251 + 314*x^252 + 802*x^253 + 115*x^254 + 403*x^255]]</text:p>
      <text:p text:style-name="P38"><text:span text:style-name="T1"/></text:p>
      <text:p text:style-name="P39"><text:span text:style-name="T1"><draw:g text:anchor-type="as-char" svg:y="-0.1362in" draw:z-index="5" draw:name="Shape 1" draw:style-name="gr1"><svg:title>TexMaths</svg:title><svg:desc>11§display§Compress_{q} (x,d) = \left\lceil (2^{d}/q) \cdot x \right\rfloor mod^{+}2^{d}§svg§600§FALSE§</svg:desc><draw:path draw:style-name="gr2" draw:text-style-name="P6" svg:width="2.6024in" svg:height="0.1736in" svg:x="-0.0004in" svg:y="0.0071in" svg:viewBox="0 0 6611 442" svg:d="M0 0c2204 0 4407 0 6611 0 0 148 0 294 0 442-2204 0-4407 0-6611 0 0-148 0-294 0-442z"><text:p/></draw:path><draw:path draw:style-name="gr3" draw:text-style-name="P7" svg:width="0.1075in" svg:height="0.1098in" svg:x="-0.0004in" svg:y="0.0295in" svg:viewBox="0 0 274 280" svg:d="M274 4c0-1 0-4-4-4-2 0-2 0-6 4-9 10-18 20-26 30-5-5-22-34-65-34-86 0-173 86-173 175 0 64 45 105 105 105 34 0 62-16 83-32 36-32 43-67 43-69 0-3-4-3-5-3-3 0-4 0-5 3-3 12-12 39-39 62-27 20-51 27-71 27-35 0-76-19-76-80 0-22 8-84 46-130 25-26 61-46 95-46 40 0 63 30 63 75 0 15-1 15-1 20 0 3 3 3 5 3 5 0 5-1 7-8 7-33 16-65 24-98z"><text:p/></draw:path><draw:path draw:style-name="gr3" draw:text-style-name="P7" svg:width="0.0646in" svg:height="0.0685in" svg:x="0.1177in" svg:y="0.0689in" svg:viewBox="0 0 165 175" svg:d="M165 66c0-41-26-66-62-66-51 0-103 55-103 110 0 39 25 65 62 65 51 0 103-53 103-109zM62 167c-17 0-33-12-33-43 0-18 10-60 22-80 19-30 41-35 52-35 22 0 35 19 35 42 0 15-8 55-24 80-13 23-34 36-52 36z"><text:p/></draw:path><draw:path draw:style-name="gr3" draw:text-style-name="P7" svg:width="0.1244in" svg:height="0.0685in" svg:x="0.1898in" svg:y="0.0689in" svg:viewBox="0 0 317 175" svg:d="M23 149c-1 5-3 14-3 16 0 7 5 10 11 10 4 0 11-3 14-11 2-10 5-19 7-29 3-12 5-23 9-34 2-8 4-17 6-26 2-7 5-18 6-19 5-12 26-47 62-47 18 0 21 14 21 27 0 9-2 20-5 32-4 15-8 29-11 44-2 10-6 20-8 30-2 8-5 21-5 23 0 7 5 10 11 10 12 0 14-10 17-22 6-21 20-78 23-92 1-6 22-52 64-52 17 0 21 13 21 27 0 22-15 66-23 86-5 10-6 13-6 21 0 19 14 32 32 32 37 0 51-56 51-59 0-4-3-4-5-4-4 0-4 1-6 7-6 21-18 48-39 48-6 0-10-4-10-13 0-10 4-19 7-27 8-20 24-63 24-85 0-25-16-42-45-42-30 0-48 18-63 37 0-4-1-17-12-27-10-8-22-10-32-10-35 0-53 25-60 34-1-22-18-34-35-34-18 0-26 15-29 22-6 14-12 36-12 37 0 5 3 4 4 5 5 0 5 0 7-9 7-27 14-46 29-46 6 0 12 3 12 17 0 9-1 13-7 33-8 30-14 60-22 90z"><text:p/></draw:path><draw:path draw:style-name="gr3" draw:text-style-name="P7" svg:width="0.0791in" svg:height="0.0965in" svg:x="0.3142in" svg:y="0.0689in" svg:viewBox="0 0 202 246" svg:d="M30 218c-4 13-4 17-21 17-5 0-9 0-9 6 0 3 2 5 6 5 9 0 20-2 31-2 14 0 27 2 39 2 2 0 7 0 7-8 0-3-4-3-9-3-20 0-20-4-20-7 0-4 16-67 20-77 4 11 15 24 35 24 45 0 93-56 93-113 0-36-22-62-51-62-20 0-39 14-51 30-4-21-21-30-35-30-18 0-25 15-29 22-6 13-12 36-12 37 0 5 4 4 5 5 4 0 4 0 6-9 7-27 15-46 29-46 6 0 12 3 12 17 0 9-1 14-2 20-15 58-30 115-44 172zM98 51c2-10 13-21 20-28 14-11 25-14 32-14 15 0 24 13 24 36s-12 67-20 82c-13 27-31 40-45 40-26 0-31-33-31-35s0-1 1-5c7-26 12-51 19-76z"><text:p/></draw:path><draw:path draw:style-name="gr3" draw:text-style-name="P7" svg:width="0.0614in" svg:height="0.0685in" svg:x="0.4in" svg:y="0.0689in" svg:viewBox="0 0 157 175" svg:d="M23 149c-1 5-3 14-3 16 0 7 5 10 11 10 4 0 12-3 14-11 1-1 14-54 16-60 3-14 9-40 12-51 2-5 13-23 22-31 3-3 14-13 30-13 10 0 11 3 17 4-12 2-20 11-20 22 0 6 3 13 14 13 10 0 21-8 21-23 0-13-12-25-32-25-25 0-41 20-49 30-3-17-17-30-35-30s-26 15-29 22c-6 13-12 36-12 37 0 5 4 5 6 5 3 0 3 0 6-9 7-27 14-46 28-46 6 0 12 3 12 17 0 9-1 13-7 33-8 30-14 60-22 90z"><text:p/></draw:path><draw:path draw:style-name="gr3" draw:text-style-name="P7" svg:width="0.0583in" svg:height="0.0685in" svg:x="0.4756in" svg:y="0.0689in" svg:viewBox="0 0 149 175" svg:d="M54 81c11 0 40 0 59-8 28-11 29-34 29-40 0-16-14-33-41-33-43 0-101 37-101 106 0 39 22 69 61 69 55 0 88-41 88-45 0-2-4-6-6-6-1 0-2 2-4 5-31 38-73 38-77 38-31 0-34-33-34-45 0-4 0-16 6-41 7 0 13 0 20 0zM36 74c15-60 55-65 65-65 18 0 29 11 29 24 0 41-63 41-78 41-6 0-10 0-16 0z"><text:p/></draw:path><draw:path draw:style-name="gr3" draw:text-style-name="P7" svg:width="0.0559in" svg:height="0.0685in" svg:x="0.5472in" svg:y="0.0689in" svg:viewBox="0 0 143 175" svg:d="M131 26c-10 2-18 9-18 18 0 6 4 11 12 11s18-7 18-21c0-17-16-34-46-34-52 0-66 40-66 57 0 30 28 36 41 38 19 4 39 9 39 29 0 10-9 43-55 43-5 0-35 0-44-21 14 3 24-9 24-20 0-9-6-14-14-14-10 0-22 8-22 26 0 22 22 37 56 37 63 0 77-46 77-64 0-14-6-23-12-28-10-10-21-13-38-16-14-3-29-6-29-23 0-12 9-35 43-35 10 0 28 3 34 17z"><text:p/></draw:path><draw:path draw:style-name="gr3" draw:text-style-name="P7" svg:width="0.0555in" svg:height="0.0685in" svg:x="0.6185in" svg:y="0.0689in" svg:viewBox="0 0 142 175" svg:d="M131 26c-11 2-19 9-19 18 0 6 4 11 12 11s18-7 18-21c0-17-17-34-45-34-52 0-66 40-66 57 0 30 28 36 39 38 21 4 41 9 41 29 0 10-9 43-55 43-5 0-35 0-44-21 14 3 24-9 24-20 0-9-6-14-14-14-10 0-22 8-22 26 0 22 22 37 55 37 63 0 78-46 78-64 0-14-8-23-12-28-10-10-22-13-38-16-15-3-30-6-30-23 0-12 10-35 44-35 9 0 28 3 34 17z"><text:p/></draw:path><draw:path draw:style-name="gr3" draw:text-style-name="P7" svg:width="0.0472in" svg:height="0.0673in" svg:x="0.6886in" svg:y="0.1126in" svg:viewBox="0 0 121 172" svg:d="M121 8c0-1 0-4 0-5s-1-3-3-3-15 9-20 18c-2-6-11-18-29-18-34 0-69 37-69 77 0 27 18 44 41 44 15 0 27-9 34-14-1 1-9 35-10 39-4 15-4 16-21 16-3 0-8 0-8 5 0 3 3 5 5 5 9 0 18-1 28-1 9 0 20 1 29 1 2 0 5-1 5-7 0-3-3-3-6-3-7 0-13 0-13-3 0-2 0-2 1-7 12-48 24-96 36-144zM80 85c-2 4-2 5-5 10-10 12-23 20-34 20-10 0-20-8-20-27 0-14 9-44 14-55 13-22 27-25 34-25 19 0 25 21 25 23 0 1-2 3-2 4-4 17-7 33-12 50z"><text:p/></draw:path><draw:path draw:style-name="gr3" draw:text-style-name="P7" svg:width="0.0346in" svg:height="0.1512in" svg:x="0.7646in" svg:y="0.0217in" svg:viewBox="0 0 89 385" svg:d="M89 382c0-1 0-2-6-9-49-48-61-121-61-179 0-67 14-135 62-183 5-4 5-5 5-7 0-3-1-4-3-4-5 0-40 26-62 76-20 42-24 85-24 118 0 30 3 76 25 119 23 47 56 72 61 72 2 0 3-1 3-3z"><text:p/></draw:path><draw:path draw:style-name="gr3" draw:text-style-name="P7" svg:width="0.0756in" svg:height="0.0685in" svg:x="0.813in" svg:y="0.0689in" svg:viewBox="0 0 193 175" svg:d="M118 54c2-10 11-45 38-45 1 0 11 0 19 5-11 1-19 11-19 21 0 6 5 13 16 13 7 0 21-6 21-22 0-20-24-26-37-26-22 0-36 21-40 30-10-26-31-30-42-30-41 0-63 51-63 59 0 5 4 5 6 5s4-1 4-5c13-40 38-50 52-50 7 0 21 3 21 26 0 11-7 38-21 92-6 24-20 40-37 40-2 0-11 0-19-5 9-2 18-10 18-21 0-10-9-13-14-13-12 0-21 10-21 22 0 17 19 25 36 25 26 0 39-26 40-29 5 15 19 29 42 29 40 0 62-49 62-59 0-4-3-4-5-4-3 0-3 1-4 5-14 40-40 50-52 50-16 0-21-13-21-26 0-8 2-17 7-33 4-19 8-36 13-54z"><text:p/></draw:path><draw:path draw:style-name="gr3" draw:text-style-name="P7" svg:width="0.0177in" svg:height="0.0453in" svg:x="0.9083in" svg:y="0.1189in" svg:viewBox="0 0 46 116" svg:d="M46 41c0-26-10-41-25-41-13 0-21 10-21 21 0 10 8 20 21 20 4 0 10-1 13-5 1-1 1-1 2-1 0 2 1 0 1 6 0 28-13 52-26 65-4 3-4 4-4 5 0 4 2 5 4 5 3 0 35-30 35-75z"><text:p/></draw:path><draw:path draw:style-name="gr3" draw:text-style-name="P7" svg:width="0.0724in" svg:height="0.1063in" svg:x="0.9689in" svg:y="0.0307in" svg:viewBox="0 0 185 271" svg:d="M185 4c0-1 0-4-6-4-5 0-43 3-48 4-3 0-6 3-6 8s4 5 9 5c19 0 20 2 20 6 0 2-1 6-1 8-8 31-17 60-24 91-7-14-18-25-35-25-46 0-94 57-94 113 0 37 22 61 52 61 7 0 27-1 50-28 4 16 17 28 36 28 13 0 22-9 28-20 7-14 11-37 11-38 0-4-3-4-4-4-4 0-5 1-6 7-6 25-13 47-28 47-11 0-12-10-12-17 0-9 1-11 2-18 18-75 37-149 56-224zM105 222c-3 7-3 8-8 15-18 20-33 26-44 26-20 0-25-21-25-35 0-20 13-67 22-85 12-23 28-37 44-37 25 0 30 32 30 34s0 4-1 6c-6 26-12 51-18 76z"><text:p/></draw:path><draw:path draw:style-name="gr3" draw:text-style-name="P7" svg:width="0.035in" svg:height="0.1512in" svg:x="1.0508in" svg:y="0.0217in" svg:viewBox="0 0 90 385" svg:d="M90 194c0-31-4-77-25-121-23-48-57-73-61-73-2 0-4 2-4 4s0 3 8 9c37 39 59 99 59 181 0 65-14 132-61 182-6 4-6 5-6 6 0 2 2 3 4 3 4 0 39-26 62-74 20-43 24-85 24-117z"><text:p/></draw:path><draw:path draw:style-name="gr3" draw:text-style-name="P7" svg:width="0.1008in" svg:height="0.035in" svg:x="1.1524in" svg:y="0.080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7" svg:width="0.0374in" svg:height="0.1819in" svg:x="1.3346in" svg:y="0.0071in" svg:viewBox="0 0 96 463" svg:d="M0 463c6 0 11 0 17 0 0-149 0-299 0-448 26 0 52 0 79 0 0-5 0-9 0-15-32 0-64 0-96 0 0 154 0 308 0 463z"><text:p/></draw:path><draw:path draw:style-name="gr3" draw:text-style-name="P7" svg:width="0.035in" svg:height="0.1512in" svg:x="1.3909in" svg:y="0.0217in" svg:viewBox="0 0 90 385" svg:d="M90 382c0-1 0-2-6-9-49-48-61-121-61-179 0-67 14-135 62-183 5-4 5-5 5-7 0-3-2-4-4-4-3 0-39 26-62 76-20 42-24 85-24 118 0 30 4 76 25 119 23 47 58 72 61 72 2 0 4-1 4-3z"><text:p/></draw:path><draw:path draw:style-name="gr3" draw:text-style-name="P7" svg:width="0.0602in" svg:height="0.1in" svg:x="1.4429in" svg:y="0.0358in" svg:viewBox="0 0 154 255" svg:d="M30 227c13-13 27-27 40-40 61-53 84-74 84-112 0-44-35-75-82-75-43 0-72 35-72 69 0 22 19 22 20 22 6 0 21-4 21-21 0-9-8-19-21-19-3 0-5 0-6 0 9-25 30-39 53-39 35 0 52 31 52 63 0 31-20 62-41 85-24 27-49 55-74 82-4 5-4 6-4 13 47 0 96 0 143 0 3-22 8-44 11-66-3 0-7 0-10 0-2 13-4 29-9 36-2 2-27 2-36 2-23 0-46 0-69 0z"><text:p/></draw:path><draw:path draw:style-name="gr3" draw:text-style-name="P7" svg:width="0.0543in" svg:height="0.0748in" svg:x="1.5177in" svg:y="0in" svg:viewBox="0 0 139 191" svg:d="M138 9c0-1 1-3 1-5s-1-4-5-4c-5 0-27 2-34 3-2 0-6 0-6 6 0 4 4 4 7 4 13 0 13 1 13 4 0 2-1 4-1 6-5 21-10 41-15 62-7-9-15-17-29-17-34 0-69 39-69 77 0 27 18 46 41 46 14 0 27-9 38-19 6 16 21 19 28 19 10 0 16-6 22-15 5-11 9-26 9-27 0-4-4-4-5-4-3 0-3 1-5 9-4 13-9 29-20 29-7 0-9-6-9-13 0-6 0-8 1-11 12-51 25-101 38-150zM80 154c-2 8-7 13-14 18-2 2-13 11-24 11-10 0-20-7-20-27 0-14 8-44 13-54 13-22 27-26 34-26 19 0 25 21 25 24 0 1 0 2-2 4-4 16-7 33-12 50z"><text:p/></draw:path><draw:path draw:style-name="gr3" draw:text-style-name="P7" svg:width="0.0591in" svg:height="0.1512in" svg:x="1.5906in" svg:y="0.0217in" svg:viewBox="0 0 151 385" svg:d="M149 15c2-5 2-6 2-7 0-4-5-8-8-8s-5 1-7 4c-45 123-89 245-134 367-2 5-1 5-2 7 0 4 3 7 8 7s6-2 9-8c44-120 88-242 132-362z"><text:p/></draw:path><draw:path draw:style-name="gr3" draw:text-style-name="P7" svg:width="0.0626in" svg:height="0.0965in" svg:x="1.6642in" svg:y="0.0689in" svg:viewBox="0 0 160 246" svg:d="M160 4c0-1-2-3-4-3-4 0-20 16-26 27-9-21-24-28-36-28-46 0-94 57-94 113 0 39 23 62 52 62 16 0 32-9 45-23-3 13-17 66-18 69-2 11-5 12-27 14-5 0-9 0-9 7 2 1 0 4 5 4 13 0 26-2 39-2s26 2 40 2c2 0 6 0 6-8 0-3-3-3-10-3-18 0-18-4-18-7s1-6 2-9c17-71 35-143 53-215zM53 167c-23 0-25-29-25-36 0-19 12-61 17-77 12-29 33-45 49-45 25 0 30 32 30 34s-21 87-23 88c-5 11-27 36-48 36z"><text:p/></draw:path><draw:path draw:style-name="gr3" draw:text-style-name="P7" svg:width="0.0346in" svg:height="0.1512in" svg:x="1.7406in" svg:y="0.0217in" svg:viewBox="0 0 89 385" svg:d="M89 194c0-31-4-77-25-121-23-48-56-73-61-73-2 0-3 2-3 4s0 3 8 9c37 39 59 99 59 181 0 65-14 132-63 182-4 4-4 5-4 6 0 2 1 3 3 3 5 0 39-26 62-74 20-43 24-85 24-117z"><text:p/></draw:path><draw:path draw:style-name="gr3" draw:text-style-name="P7" svg:width="0.0157in" svg:height="0.0157in" svg:x="1.8378in" svg:y="0.0898in" svg:viewBox="0 0 41 41" svg:d="M41 21c0-11-10-21-21-21-12 0-20 10-20 21s8 20 20 20c11 0 21-9 21-20z"><text:p/></draw:path><draw:path draw:style-name="gr3" draw:text-style-name="P7" svg:width="0.0756in" svg:height="0.0685in" svg:x="1.9051in" svg:y="0.0689in" svg:viewBox="0 0 193 175" svg:d="M119 54c2-10 11-45 37-45 2 0 12 0 20 5-11 1-19 11-19 21 0 6 5 13 15 13 8 0 21-6 21-22 0-20-22-26-36-26-23 0-36 21-40 30-10-26-31-30-42-30-41 0-63 51-63 59 0 5 5 5 6 5 2 0 3-1 4-5 13-40 39-50 52-50 7 0 21 3 21 26 0 11-7 38-21 92-6 24-20 40-37 40-2 0-11 0-19-5 10-2 18-10 18-21 0-10-8-13-14-13-12 0-22 10-22 22 0 17 20 25 36 25 27 0 40-26 41-29 6 15 19 29 42 29 41 0 63-49 63-59 0-4-5-4-6-4-3 0-4 1-4 5-14 40-40 50-52 50-15 0-21-13-21-26 0-8 2-17 7-33 4-19 8-36 13-54z"><text:p/></draw:path><draw:path draw:style-name="gr3" draw:text-style-name="P7" svg:width="0.0374in" svg:height="0.1819in" svg:x="1.9909in" svg:y="0.0071in" svg:viewBox="0 0 96 463" svg:d="M96 463c0-155 0-309 0-463-6 0-10 0-16 0 0 149 0 298 0 447-26 0-54 0-80 0 0 6 0 10 0 16 32 0 64 0 96 0z"><text:p/></draw:path><draw:path draw:style-name="gr3" draw:text-style-name="P7" svg:width="0.1244in" svg:height="0.0685in" svg:x="2.0894in" svg:y="0.0689in" svg:viewBox="0 0 317 175" svg:d="M23 149c-2 5-4 14-4 16 0 7 5 10 12 10 4 0 11-3 14-11 2-10 5-19 7-29 3-12 5-23 9-34 2-8 4-17 6-26 1-7 5-18 5-19 6-12 26-47 63-47 18 0 21 14 21 27 0 9-3 20-6 32-4 15-7 29-10 44-2 10-6 20-8 30-2 8-5 21-5 23 0 7 5 10 11 10 12 0 14-10 17-22 6-21 20-78 23-92 1-6 22-52 64-52 17 0 21 13 21 27 0 22-17 66-24 86-4 10-5 13-5 21 0 19 14 32 32 32 37 0 51-56 51-59 0-4-5-4-6-4-3 0-3 1-5 7-6 21-18 48-40 48-6 0-9-4-9-13 0-10 4-19 7-27 8-20 24-63 24-85 0-25-16-42-45-42-30 0-48 18-63 37 0-4-2-17-12-27-10-8-22-10-32-10-35 0-53 25-60 34-2-22-19-34-35-34-18 0-26 15-29 22-8 14-12 36-12 37 0 5 3 5 4 5 5 0 5 0 7-9 7-27 14-46 29-46 5 0 12 3 12 17 0 9-2 13-7 33-8 30-14 60-22 90z"><text:p/></draw:path><draw:path draw:style-name="gr3" draw:text-style-name="P7" svg:width="0.0646in" svg:height="0.0685in" svg:x="2.2252in" svg:y="0.0689in" svg:viewBox="0 0 165 175" svg:d="M165 66c0-41-27-66-62-66-51 0-103 55-103 110 0 39 25 65 62 65 50 0 103-53 103-109zM62 167c-17 0-33-12-33-43 0-18 10-60 22-80 18-30 41-35 51-35 23 0 34 19 34 42 0 15-7 55-22 80-13 23-35 36-52 36z"><text:p/></draw:path><draw:path draw:style-name="gr3" draw:text-style-name="P7" svg:width="0.072in" svg:height="0.1063in" svg:x="2.2988in" svg:y="0.0307in" svg:viewBox="0 0 184 271" svg:d="M184 4c0-1 0-4-6-4-5 0-42 3-48 4-3 0-6 3-6 8s4 5 9 5c19 0 20 2 20 6 0 2-1 6-1 8-8 31-16 60-23 91-8-14-19-25-37-25-45 0-92 57-92 113 0 37 21 61 51 61 7 0 27-1 50-28 4 16 17 28 35 28 14 0 22-9 29-20 7-14 11-37 11-38 0-4-3-4-4-4-4 0-5 1-6 7-6 25-13 47-28 47-11 0-13-10-13-17 0-9 2-11 3-18 18-75 37-149 56-224zM103 222c-2 7-2 8-7 15-18 20-33 26-44 26-20 0-26-21-26-35 0-20 14-67 22-85 13-23 29-37 46-37 24 0 29 32 29 34s0 4-1 6c-6 26-12 51-19 76z"><text:p/></draw:path><draw:path draw:style-name="gr3" draw:text-style-name="P7" svg:width="0.078in" svg:height="0.078in" svg:x="2.3791in" svg:y="0.0071in" svg:viewBox="0 0 199 199" svg:d="M106 106c27 0 56 0 83 0 4 0 10 0 10-7 0-6-6-6-10-6-27 0-56 0-83 0 0-28 0-56 0-83 0-3 0-10-7-10s-7 6-7 10c0 27 0 55 0 83-27 0-55 0-82 0-4 0-10 0-10 6 0 7 6 7 10 7 27 0 55 0 82 0 0 27 0 55 0 82 0 5 0 11 7 11s7-6 7-11c0-27 0-55 0-82z"><text:p/></draw:path><draw:path draw:style-name="gr3" draw:text-style-name="P7" svg:width="0.0602in" svg:height="0.1in" svg:x="2.4803in" svg:y="0.0358in" svg:viewBox="0 0 154 255" svg:d="M30 227c14-13 27-27 42-40 59-53 82-74 82-112 0-44-34-75-81-75-44 0-73 35-73 69 0 22 20 22 21 22 7 0 20-4 20-21 0-9-7-19-21-19-2 0-3 0-5 0 9-25 30-39 52-39 35 0 52 31 52 63 0 31-19 62-40 85-25 27-49 55-75 82-4 5-4 6-4 13 48 0 96 0 144 0 3-22 7-44 10-66-3 0-5 0-9 0-2 13-5 29-9 36-3 2-28 2-36 2-23 0-47 0-70 0z"><text:p/></draw:path><draw:path draw:style-name="gr3" draw:text-style-name="P7" svg:width="0.0547in" svg:height="0.0748in" svg:x="2.5551in" svg:y="0in" svg:viewBox="0 0 140 191" svg:d="M139 9c0-1 1-3 1-5s-1-4-5-4c-5 0-27 2-35 3-2 0-5 0-5 6 0 4 3 4 6 4 13 0 13 1 13 4 0 2 0 4-1 6-5 21-10 41-15 62-6-9-14-17-28-17-35 0-70 39-70 77 0 27 18 46 41 46 15 0 28-9 38-19 6 16 21 19 29 19 10 0 16-6 21-15 6-11 10-26 10-27 0-4-4-4-5-4-4 0-4 1-6 9-4 13-8 29-20 29-7 0-9-6-9-13 0-6 1-8 2-11 12-51 26-101 38-150zM80 154c-1 8-7 13-13 18-2 2-13 11-25 11-10 0-20-7-20-27 0-14 8-44 14-54 12-22 27-26 34-26 19 0 25 21 25 24 0 1-1 2-1 4-5 16-9 33-14 50z"><text:p/></draw:path></draw:g></text:span></text:p>
      <text:p text:style-name="P40"><text:span text:style-name="T34">Compress</text:span><text:span text:style-name="T35">3329</text:span><text:span text:style-name="T34">(</text:span><text:span text:style-name="T36">1310</text:span><text:span text:style-name="T34">, 1</text:span><text:span text:style-name="T36">0</text:span><text:span text:style-name="T34">) </text:span><text:span text:style-name="T37">= 403</text:span></text:p>
      <text:p text:style-name="P41"><text:span text:style-name="T37">p</text:span><text:span text:style-name="T13">roof</text:span></text:p>
      <text:p text:style-name="P42"><text:span text:style-name="T38">Compress</text:span><text:span text:style-name="T39">3329</text:span><text:span text:style-name="T38">(</text:span><text:span text:style-name="T40">1310</text:span><text:span text:style-name="T38">, 1</text:span><text:span text:style-name="T40">0</text:span><text:span text:style-name="T38">)</text:span><text:span text:style-name="T13"> = (2</text:span><text:span text:style-name="T15">1</text:span><text:span text:style-name="T41">0</text:span><text:span text:style-name="T13">/</text:span><text:span text:style-name="T42">3329</text:span><text:span text:style-name="T13">) . </text:span><text:span text:style-name="T43">1310</text:span><text:span text:style-name="T13"> = 402.95 → round up to </text:span><text:span text:style-name="T44">403</text:span><text:span text:style-name="T13"> → <text:s/></text:span><text:span text:style-name="T45">403</text:span><text:span text:style-name="T16"> </text:span><text:span text:style-name="T13">mod 2</text:span><text:span text:style-name="T15">1</text:span><text:span text:style-name="T46">0</text:span><text:span text:style-name="T15"> </text:span><text:span text:style-name="T16"><text:s/>= </text:span><text:span text:style-name="T47">40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5:35:47.594813642</meta:creation-date>
    <dc:date>2024-11-27T15:02:16.364742632</dc:date>
    <meta:editing-duration>P1DT5H58M31S</meta:editing-duration>
    <meta:editing-cycles>569</meta:editing-cycles>
    <meta:generator>LibreOffice/24.8.3.2$Linux_X86_64 LibreOffice_project/48a6bac9e7e268aeb4c3483fcf825c94556d9f92</meta:generator>
    <meta:print-date>2023-11-23T16:27:58.592110191</meta:print-date>
    <meta:printed-by>PDF files</meta:printed-by>
    <meta:document-statistic meta:table-count="0" meta:image-count="0" meta:object-count="0" meta:page-count="7" meta:paragraph-count="59" meta:word-count="4526" meta:character-count="25689" meta:non-whitespace-character-count="21185"/>
  </office:meta>
</office:document-meta>
</file>